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Standard">
      <style:text-properties fo:font-style="italic" fo:font-weight="normal" officeooo:paragraph-rsid="003f7b35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officeooo:paragraph-rsid="003f7b35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e1932" officeooo:paragraph-rsid="003f7b35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b2680" officeooo:paragraph-rsid="00246a75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text-properties officeooo:paragraph-rsid="003f7b35"/>
    </style:style>
    <style:style style:name="P10" style:family="paragraph" style:parent-style-name="Text_20_body">
      <style:paragraph-properties fo:keep-together="always"/>
      <style:text-properties style:text-underline-style="none" fo:font-weight="normal" officeooo:rsid="001925f2" officeooo:paragraph-rsid="001ebc27" style:font-weight-asian="normal" style:font-weight-complex="normal"/>
    </style:style>
    <style:style style:name="P11" style:family="paragraph" style:parent-style-name="Text_20_body">
      <style:paragraph-properties fo:keep-together="always"/>
      <style:text-properties style:text-underline-style="none" officeooo:rsid="00246a75" officeooo:paragraph-rsid="003f7b35"/>
    </style:style>
    <style:style style:name="P12" style:family="paragraph" style:parent-style-name="Text_20_body">
      <style:paragraph-properties fo:keep-together="always"/>
    </style:style>
    <style:style style:name="P13" style:family="paragraph" style:parent-style-name="Text_20_body">
      <style:paragraph-properties fo:keep-together="always"/>
      <style:text-properties officeooo:paragraph-rsid="0028bb45"/>
    </style:style>
    <style:style style:name="P14" style:family="paragraph" style:parent-style-name="Text_20_body">
      <style:paragraph-properties fo:keep-together="always"/>
      <style:text-properties officeooo:paragraph-rsid="0021d0cf"/>
    </style:style>
    <style:style style:name="P15" style:family="paragraph" style:parent-style-name="Text_20_body">
      <style:paragraph-properties fo:keep-together="always"/>
      <style:text-properties officeooo:paragraph-rsid="001ab760"/>
    </style:style>
    <style:style style:name="P16" style:family="paragraph" style:parent-style-name="Text_20_body">
      <style:paragraph-properties fo:keep-together="always"/>
      <style:text-properties officeooo:paragraph-rsid="001ebc27"/>
    </style:style>
    <style:style style:name="P17" style:family="paragraph" style:parent-style-name="Text_20_body">
      <style:paragraph-properties fo:keep-together="always"/>
      <style:text-properties officeooo:paragraph-rsid="001993bc"/>
    </style:style>
    <style:style style:name="P18" style:family="paragraph" style:parent-style-name="Text_20_body">
      <style:paragraph-properties fo:keep-together="always"/>
      <style:text-properties officeooo:paragraph-rsid="003f7b35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a47cd" officeooo:paragraph-rsid="002a47cd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text-underline-style="none" officeooo:rsid="0030adb4" officeooo:paragraph-rsid="003f7b35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paragraph-rsid="003f7b35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tyle="italic" officeooo:paragraph-rsid="003f7b35" style:font-style-asian="italic" style:font-style-complex="itali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3424d5" officeooo:paragraph-rsid="003f7b35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fo:font-weight="bold" officeooo:paragraph-rsid="003eb8ba" style:font-weight-asian="bold" style:font-weight-complex="bold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style:text-underline-style="none" fo:font-weight="bold" officeooo:rsid="00417bc4" officeooo:paragraph-rsid="00417bc4" style:font-weight-asian="bold" style:font-weight-complex="bold"/>
    </style:style>
    <style:style style:name="P28" style:family="paragraph" style:parent-style-name="Text_20_body">
      <style:paragraph-properties fo:break-before="page"/>
      <style:text-properties officeooo:rsid="002313a4" officeooo:paragraph-rsid="00246a75"/>
    </style:style>
    <style:style style:name="P29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3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e1932" officeooo:paragraph-rsid="003f7b35" style:font-weight-asian="bold" style:font-weight-complex="bold"/>
    </style:style>
    <style:style style:name="P31" style:family="paragraph" style:parent-style-name="Preformatted_20_Text">
      <style:paragraph-properties fo:break-before="page"/>
    </style:style>
    <style:style style:name="P32" style:family="paragraph" style:parent-style-name="Preformatted_20_Text">
      <style:paragraph-properties fo:break-before="page"/>
      <style:text-properties officeooo:paragraph-rsid="0040f190"/>
    </style:style>
    <style:style style:name="P33" style:family="paragraph" style:parent-style-name="Preformatted_20_Text">
      <style:text-properties officeooo:paragraph-rsid="003f7b35"/>
    </style:style>
    <style:style style:name="P34" style:family="paragraph" style:parent-style-name="Preformatted_20_Text">
      <style:text-properties officeooo:paragraph-rsid="0040f190"/>
    </style:style>
    <style:style style:name="P35" style:family="paragraph" style:parent-style-name="Preformatted_20_Text">
      <style:text-properties style:text-underline-style="none"/>
    </style:style>
    <style:style style:name="P36" style:family="paragraph" style:parent-style-name="Preformatted_20_Text">
      <style:text-properties officeooo:paragraph-rsid="00458f9c"/>
    </style:style>
    <style:style style:name="P37" style:family="paragraph" style:parent-style-name="Preformatted_20_Text">
      <style:text-properties style:text-underline-style="solid" style:text-underline-width="auto" style:text-underline-color="font-color" officeooo:paragraph-rsid="00458f9c"/>
    </style:style>
    <style:style style:name="P38" style:family="paragraph" style:parent-style-name="Preformatted_20_Text">
      <style:text-properties style:text-underline-style="solid" style:text-underline-width="auto" style:text-underline-color="font-color" officeooo:paragraph-rsid="00483ff2"/>
    </style:style>
    <style:style style:name="P39" style:family="paragraph" style:parent-style-name="Preformatted_20_Text">
      <style:text-properties officeooo:paragraph-rsid="00483ff2"/>
    </style:style>
    <style:style style:name="P40" style:family="paragraph" style:parent-style-name="Preformatted_20_Text">
      <style:text-properties officeooo:paragraph-rsid="004b3663"/>
    </style:style>
    <style:style style:name="P41" style:family="paragraph" style:parent-style-name="Preformatted_20_Text">
      <style:paragraph-properties fo:break-before="page"/>
      <style:text-properties officeooo:paragraph-rsid="00483ff2"/>
    </style:style>
    <style:style style:name="P42" style:family="paragraph" style:parent-style-name="Standard" style:list-style-name="L1">
      <style:text-properties style:font-name="Courier New1" officeooo:paragraph-rsid="003f7b35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03b71c0"/>
    </style:style>
    <style:style style:name="P45" style:family="paragraph" style:parent-style-name="Text_20_body" style:list-style-name="L1">
      <style:text-properties officeooo:paragraph-rsid="001ebc27"/>
    </style:style>
    <style:style style:name="P46" style:family="paragraph" style:parent-style-name="Text_20_body" style:list-style-name="L1">
      <style:text-properties officeooo:paragraph-rsid="001925f2"/>
    </style:style>
    <style:style style:name="P47" style:family="paragraph" style:parent-style-name="Text_20_body" style:list-style-name="L1">
      <style:text-properties officeooo:paragraph-rsid="003f7b35"/>
    </style:style>
    <style:style style:name="P48" style:family="paragraph" style:parent-style-name="Text_20_body" style:list-style-name="L1">
      <style:text-properties officeooo:paragraph-rsid="0046eed6"/>
    </style:style>
    <style:style style:name="P49" style:family="paragraph" style:parent-style-name="Text_20_body" style:list-style-name="L1">
      <style:text-properties officeooo:paragraph-rsid="00483ff2"/>
    </style:style>
    <style:style style:name="P50" style:family="paragraph" style:parent-style-name="Text_20_body" style:list-style-name="L1">
      <style:text-properties officeooo:paragraph-rsid="004b3663"/>
    </style:style>
    <style:style style:name="P51" style:family="paragraph" style:parent-style-name="Text_20_body" style:list-style-name="L1">
      <style:text-properties officeooo:rsid="00246a75" officeooo:paragraph-rsid="002a47cd"/>
    </style:style>
    <style:style style:name="P52" style:family="paragraph" style:parent-style-name="Text_20_body" style:list-style-name="L1">
      <style:text-properties officeooo:rsid="0037087d" officeooo:paragraph-rsid="003f7b35"/>
    </style:style>
    <style:style style:name="P53" style:family="paragraph" style:parent-style-name="Text_20_body" style:list-style-name="L1">
      <style:text-properties officeooo:rsid="0030adb4" officeooo:paragraph-rsid="003f7b35"/>
    </style:style>
    <style:style style:name="P54" style:family="paragraph" style:parent-style-name="Text_20_body" style:list-style-name="L1">
      <style:text-properties style:text-underline-style="none" officeooo:rsid="00246a75" officeooo:paragraph-rsid="003f7b35"/>
    </style:style>
    <style:style style:name="P55" style:family="paragraph" style:parent-style-name="Text_20_body">
      <style:text-properties officeooo:paragraph-rsid="00483ff2"/>
    </style:style>
    <style:style style:name="P56" style:family="paragraph" style:parent-style-name="Text_20_body" style:list-style-name="L1">
      <style:paragraph-properties fo:break-before="page"/>
    </style:style>
    <style:style style:name="P57" style:family="paragraph" style:parent-style-name="Text_20_body" style:list-style-name="L1">
      <style:paragraph-properties fo:break-before="page"/>
      <style:text-properties officeooo:paragraph-rsid="0028bb45"/>
    </style:style>
    <style:style style:name="P58" style:family="paragraph" style:parent-style-name="Text_20_body" style:list-style-name="L1">
      <style:paragraph-properties fo:break-before="page"/>
      <style:text-properties officeooo:paragraph-rsid="0021d0cf"/>
    </style:style>
    <style:style style:name="P59" style:family="paragraph" style:parent-style-name="Text_20_body" style:list-style-name="L1">
      <style:paragraph-properties fo:break-before="page"/>
      <style:text-properties officeooo:paragraph-rsid="001ab760"/>
    </style:style>
    <style:style style:name="P60" style:family="paragraph" style:parent-style-name="Text_20_body" style:list-style-name="L1">
      <style:paragraph-properties fo:break-before="page"/>
      <style:text-properties officeooo:paragraph-rsid="001ebc27"/>
    </style:style>
    <style:style style:name="P61" style:family="paragraph" style:parent-style-name="Text_20_body" style:list-style-name="L1">
      <style:paragraph-properties fo:break-before="page"/>
      <style:text-properties officeooo:paragraph-rsid="001993bc"/>
    </style:style>
    <style:style style:name="P62" style:family="paragraph" style:parent-style-name="Text_20_body" style:list-style-name="L1">
      <style:paragraph-properties fo:break-before="page"/>
      <style:text-properties officeooo:paragraph-rsid="003f7b35"/>
    </style:style>
    <style:style style:name="P63" style:family="paragraph" style:parent-style-name="Text_20_body" style:list-style-name="L1">
      <style:paragraph-properties fo:break-before="page"/>
      <style:text-properties officeooo:rsid="002313a4" officeooo:paragraph-rsid="002313a4"/>
    </style:style>
    <style:style style:name="P64" style:family="paragraph" style:parent-style-name="Text_20_body" style:list-style-name="L1">
      <style:paragraph-properties fo:break-before="page"/>
      <style:text-properties style:text-underline-style="none" fo:font-weight="normal" officeooo:rsid="001925f2" officeooo:paragraph-rsid="001ebc27" style:font-weight-asian="normal" style:font-weight-complex="normal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25f2" style:font-weight-asian="bold" style:font-weight-complex="bold"/>
    </style:style>
    <style:style style:name="T10" style:family="text">
      <style:text-properties fo:font-weight="bold" officeooo:rsid="001ab760" style:font-weight-asian="bold" style:font-weight-complex="bold"/>
    </style:style>
    <style:style style:name="T11" style:family="text">
      <style:text-properties fo:font-weight="bold" officeooo:rsid="001993bc" style:font-weight-asian="bold" style:font-weight-complex="bold"/>
    </style:style>
    <style:style style:name="T12" style:family="text">
      <style:text-properties fo:font-weight="bold" officeooo:rsid="0028bb45" style:font-weight-asian="bold" style:font-weight-complex="bold"/>
    </style:style>
    <style:style style:name="T13" style:family="text">
      <style:text-properties fo:font-weight="bold" officeooo:rsid="002a47cd" style:font-weight-asian="bold" style:font-weight-complex="bold"/>
    </style:style>
    <style:style style:name="T14" style:family="text">
      <style:text-properties fo:font-weight="bold" officeooo:rsid="002dbe93" style:font-weight-asian="bold" style:font-weight-complex="bold"/>
    </style:style>
    <style:style style:name="T15" style:family="text">
      <style:text-properties fo:font-weight="bold" officeooo:rsid="001b6c1e" style:font-weight-asian="bold" style:font-weight-complex="bold"/>
    </style:style>
    <style:style style:name="T16" style:family="text">
      <style:text-properties fo:font-weight="bold" officeooo:rsid="001cb9b2" style:font-weight-asian="bold" style:font-weight-complex="bold"/>
    </style:style>
    <style:style style:name="T17" style:family="text">
      <style:text-properties fo:font-weight="bold" officeooo:rsid="0030adb4" style:font-weight-asian="bold" style:font-weight-complex="bold"/>
    </style:style>
    <style:style style:name="T18" style:family="text">
      <style:text-properties fo:font-weight="bold" officeooo:rsid="0033053b" style:font-weight-asian="bold" style:font-weight-complex="bold"/>
    </style:style>
    <style:style style:name="T19" style:family="text">
      <style:text-properties fo:font-weight="bold" officeooo:rsid="002b656f" style:font-weight-asian="bold" style:font-weight-complex="bold"/>
    </style:style>
    <style:style style:name="T20" style:family="text">
      <style:text-properties fo:font-weight="bold" officeooo:rsid="001ef489" style:font-weight-asian="bold" style:font-weight-complex="bold"/>
    </style:style>
    <style:style style:name="T21" style:family="text">
      <style:text-properties fo:font-weight="bold" officeooo:rsid="001b6c1e"/>
    </style:style>
    <style:style style:name="T22" style:family="text">
      <style:text-properties officeooo:rsid="001925f2"/>
    </style:style>
    <style:style style:name="T23" style:family="text">
      <style:text-properties officeooo:rsid="001993bc"/>
    </style:style>
    <style:style style:name="T24" style:family="text">
      <style:text-properties officeooo:rsid="001ab760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1ab760" style:font-weight-asian="bold" style:font-weight-complex="bold"/>
    </style:style>
    <style:style style:name="T27" style:family="text">
      <style:text-properties style:text-underline-style="none" fo:font-weight="bold" officeooo:rsid="001af900" style:font-weight-asian="bold" style:font-weight-complex="bold"/>
    </style:style>
    <style:style style:name="T28" style:family="text">
      <style:text-properties style:text-underline-style="none" fo:font-weight="bold" officeooo:rsid="0028bb45" style:font-weight-asian="bold" style:font-weight-complex="bold"/>
    </style:style>
    <style:style style:name="T29" style:family="text">
      <style:text-properties style:text-underline-style="none" fo:font-weight="bold" officeooo:rsid="002d2d0f" style:font-weight-asian="bold" style:font-weight-complex="bold"/>
    </style:style>
    <style:style style:name="T30" style:family="text">
      <style:text-properties style:text-underline-style="none" fo:font-weight="bold" officeooo:rsid="001925f2" style:font-weight-asian="bold" style:font-weight-complex="bold"/>
    </style:style>
    <style:style style:name="T31" style:family="text">
      <style:text-properties style:text-underline-style="none" fo:font-weight="bold" officeooo:rsid="002313a4" style:font-weight-asian="bold" style:font-weight-complex="bold"/>
    </style:style>
    <style:style style:name="T32" style:family="text">
      <style:text-properties style:text-underline-style="none" fo:font-weight="bold" officeooo:rsid="0030adb4" style:font-weight-asian="bold" style:font-weight-complex="bold"/>
    </style:style>
    <style:style style:name="T33" style:family="text">
      <style:text-properties style:text-underline-style="none" fo:font-weight="bold" officeooo:rsid="00246a75" style:font-weight-asian="bold" style:font-weight-complex="bold"/>
    </style:style>
    <style:style style:name="T34" style:family="text">
      <style:text-properties style:text-underline-style="none" fo:font-weight="bold" officeooo:rsid="0033053b" style:font-weight-asian="bold" style:font-weight-complex="bold"/>
    </style:style>
    <style:style style:name="T35" style:family="text">
      <style:text-properties style:text-underline-style="none" officeooo:rsid="002313a4"/>
    </style:style>
    <style:style style:name="T36" style:family="text">
      <style:text-properties style:text-underline-style="none" officeooo:rsid="00246a75"/>
    </style:style>
    <style:style style:name="T37" style:family="text">
      <style:text-properties style:text-underline-style="none" officeooo:rsid="0033053b"/>
    </style:style>
    <style:style style:name="T3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b656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17bc4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2b656f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2b656f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17bc4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43ee75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4bfa76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none" fo:font-weight="bold" officeooo:rsid="002b656f" style:font-style-asian="normal" style:font-weight-asian="bold" style:font-style-complex="normal" style:font-weight-complex="bold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1b2680" style:font-weight-asian="bold" style:font-weight-complex="bold"/>
    </style:style>
    <style:style style:name="T53" style:family="text">
      <style:text-properties style:text-underline-style="solid" style:text-underline-width="auto" style:text-underline-color="font-color" fo:font-weight="bold" officeooo:rsid="001ebc27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1e1932" style:font-weight-asian="bold" style:font-weight-complex="bold"/>
    </style:style>
    <style:style style:name="T56" style:family="text">
      <style:text-properties officeooo:rsid="001ebc27"/>
    </style:style>
    <style:style style:name="T57" style:family="text">
      <style:text-properties officeooo:rsid="0021d0cf"/>
    </style:style>
    <style:style style:name="T58" style:family="text">
      <style:text-properties officeooo:rsid="0028bb45"/>
    </style:style>
    <style:style style:name="T59" style:family="text">
      <style:text-properties officeooo:rsid="0031742f"/>
    </style:style>
    <style:style style:name="T60" style:family="text">
      <style:text-properties officeooo:rsid="003eb8ba"/>
    </style:style>
    <style:style style:name="T61" style:family="text">
      <style:text-properties officeooo:rsid="003f7b35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1cb9b2" style:font-weight-asian="normal" style:font-weight-complex="normal"/>
    </style:style>
    <style:style style:name="T64" style:family="text">
      <style:text-properties fo:font-weight="normal" officeooo:rsid="002b656f" style:font-weight-asian="normal" style:font-weight-complex="normal"/>
    </style:style>
    <style:style style:name="T65" style:family="text">
      <style:text-properties officeooo:rsid="001cb9b2"/>
    </style:style>
    <style:style style:name="T66" style:family="text">
      <style:text-properties officeooo:rsid="001b6c1e"/>
    </style:style>
    <style:style style:name="T67" style:family="text">
      <style:text-properties officeooo:rsid="002b656f"/>
    </style:style>
    <style:style style:name="T68" style:family="text">
      <style:text-properties officeooo:rsid="002313a4"/>
    </style:style>
    <style:style style:name="T69" style:family="text">
      <style:text-properties officeooo:rsid="003424d5"/>
    </style:style>
    <style:style style:name="T70" style:family="text">
      <style:text-properties officeooo:rsid="0033053b"/>
    </style:style>
    <style:style style:name="T71" style:family="text">
      <style:text-properties officeooo:rsid="0038aa58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43ee75" style:font-style-asian="italic" style:font-weight-asian="normal" style:font-style-complex="italic" style:font-weight-complex="normal"/>
    </style:style>
    <style:style style:name="T75" style:family="text">
      <style:text-properties officeooo:rsid="00417bc4"/>
    </style:style>
    <style:style style:name="T76" style:family="text">
      <style:text-properties officeooo:rsid="00458d0f"/>
    </style:style>
    <style:style style:name="T77" style:family="text">
      <style:text-properties officeooo:rsid="0046447d"/>
    </style:style>
    <style:style style:name="T78" style:family="text">
      <style:text-properties officeooo:rsid="0046eed6"/>
    </style:style>
    <style:style style:name="T79" style:family="text">
      <style:text-properties officeooo:rsid="00491842"/>
    </style:style>
    <style:style style:name="T80" style:family="text">
      <style:text-properties officeooo:rsid="00480db8"/>
    </style:style>
    <style:style style:name="T81" style:family="text">
      <style:text-properties officeooo:rsid="004a3b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6">Solución </text:span>Ejercicios de <text:span text:style-name="T59">S</text:span>hell <text:span text:style-name="T59">S</text:span>cript</text:p>
      <text:p text:style-name="P4">01 - Básicos</text:p>
      <text:list xml:id="list4005861513369610558" text:style-name="L1">
        <text:list-item>
          <text:p text:style-name="P44">Realizar un script llamado '<text:span text:style-name="T8">01-hola-mundo.sh</text:span>' que muestre por pantalla "Hola mundo!".</text:p>
        </text:list-item>
      </text:list>
      <text:p text:style-name="Preformatted_20_Text">#! /bin/bash</text:p>
      <text:p text:style-name="Preformatted_20_Text">echo "Hola mundo!"</text:p>
      <text:list xml:id="list190322352069112" text:continue-numbering="true" text:style-name="L1">
        <text:list-item>
          <text:p text:style-name="P43">Ídem pero que en vez de "mundo" muestre los parámetros introducidos ('<text:span text:style-name="T8">02-hola-parametros.sh</text:span>').</text:p>
        </text:list-item>
      </text:list>
      <text:p text:style-name="Preformatted_20_Text">#! /bin/bash</text:p>
      <text:p text:style-name="Preformatted_20_Text">echo "Hola $@!"</text:p>
      <text:list xml:id="list190322314900922" text:continue-numbering="true" text:style-name="L1">
        <text:list-item>
          <text:p text:style-name="P43">Ídem y que además verifique que al menos hayamos introducido un parámetro ('<text:span text:style-name="T8">03-hola-al-menos-1-parametro.sh</text:span>').</text:p>
        </text:list-item>
      </text:list>
      <text:p text:style-name="Preformatted_20_Text">#! /bin/bash</text:p>
      <text:p text:style-name="Preformatted_20_Text">echo "número de parámetros = $#"</text:p>
      <text:p text:style-name="Preformatted_20_Text"># si número de parámetros menor o igual que 0</text:p>
      <text:p text:style-name="Preformatted_20_Text">if [ $# -le 0 ]; then</text:p>
      <text:p text:style-name="Preformatted_20_Text"><text:s text:c="2"/>echo "Hay que introducir al menos un parámetro."</text:p>
      <text:p text:style-name="Preformatted_20_Text"><text:s text:c="2"/>exit 1</text:p>
      <text:p text:style-name="Preformatted_20_Text">fi</text:p>
      <text:p text:style-name="Preformatted_20_Text">echo "Hola $@!"</text:p>
      <text:list xml:id="list190322099706637" text:continue-numbering="true" text:style-name="L1">
        <text:list-item>
          <text:p text:style-name="P43">Ídem y que además separe cada argumento por ", " ('<text:span text:style-name="T8">04-hola-parametros-separados.sh</text:span>').</text:p>
        </text:list-item>
      </text:list>
      <text:p text:style-name="Preformatted_20_Text">#! /bin/bash</text:p>
      <text:p text:style-name="Preformatted_20_Text"/>
      <text:p text:style-name="Preformatted_20_Text"># si número de parámetros menor o igual que 0</text:p>
      <text:p text:style-name="Preformatted_20_Text">if [ $# -le 0 ]; then</text:p>
      <text:p text:style-name="Preformatted_20_Text"><text:s text:c="2"/>echo "Hay que introducir al menos un parámetro."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MENSAJE"!"</text:p>
      <text:p text:style-name="P12"/>
      <text:list xml:id="list190321672117548" text:continue-numbering="true" text:style-name="L1">
        <text:list-item>
          <text:p text:style-name="P56">Ídem y que además en caso de error muestra una ayuda ('<text:span text:style-name="T8">05-hola-con-ayuda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/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test $# -le 0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MENSAJE"!"</text:p>
      <text:p text:style-name="Preformatted_20_Text"/>
      <text:p text:style-name="Preformatted_20_Text">exit 0</text:p>
      <text:p text:style-name="P12"/>
      <text:list xml:id="list190321872305542" text:continue-numbering="true" text:style-name="L1">
        <text:list-item>
          <text:p text:style-name="P56">Ídem y que además verifique que sean usuarios conectados al sistema ('<text:span text:style-name="T8">06-hola-usuario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conectad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CONECTADO=`who | grep $1`</text:p>
      <text:p text:style-name="Preformatted_20_Text"/>
      <text:p text:style-name="Preformatted_20_Text"><text:tab/>if [ -z "$ESTA_CONECTADO" ]; then</text:p>
      <text:p text:style-name="Preformatted_20_Text"><text:tab/><text:tab/>echo "El usuario $1 no está conectad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12"/>
      <text:list xml:id="list190323263538375" text:continue-numbering="true" text:style-name="L1">
        <text:list-item>
          <text:p text:style-name="P56">Realizar un script llamado '<text:span text:style-name="T8">usuarioconectado</text:span>' que retorna un SI si el primer parámetro coincide con algún usuario conectado o NO en caso contrario.</text:p>
        </text:list-item>
      </text:list>
      <text:p text:style-name="Preformatted_20_Text">#! /bin/bash</text:p>
      <text:p text:style-name="Preformatted_20_Text"/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OMBRE_USUARIO</text:p>
      <text:p text:style-name="Preformatted_20_Text"/>
      <text:p text:style-name="Preformatted_20_Text">DESCRIPCION</text:p>
      <text:p text:style-name="Preformatted_20_Text"><text:s text:c="3"/>Devuelve:</text:p>
      <text:p text:style-name="Preformatted_20_Text"><text:s text:c="7"/>SI si NOMBRE_USUARIO coincide con algún usuario conectado o</text:p>
      <text:p text:style-name="Preformatted_20_Text"><text:s text:c="7"/>NO si NOMBRE_USUARIO no coincide con ningún usuario conectado</text:p>
      <text:p text:style-name="Preformatted_20_Text"/>
      <text:p text:style-name="Preformatted_20_Text">CÓDIGOS DE RETORNO</text:p>
      <text:p text:style-name="Preformatted_20_Text"><text:tab/>1 Si el número de parámetros es distinto de 1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# si número de parámetros distinto 1</text:p>
      <text:p text:style-name="Preformatted_20_Text">if [ $# -ne 1 ]; then</text:p>
      <text:p text:style-name="Preformatted_20_Text"><text:tab/>echo "El número de parámetros debe de igual a 1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ESTA_CONECTADO=`who | grep $1`</text:p>
      <text:p text:style-name="Preformatted_20_Text"/>
      <text:p text:style-name="Preformatted_20_Text">if [ -z "$ESTA_CONECTADO" ]; then</text:p>
      <text:p text:style-name="Preformatted_20_Text"><text:tab/>echo "NO"</text:p>
      <text:p text:style-name="Preformatted_20_Text">else</text:p>
      <text:p text:style-name="Preformatted_20_Text"><text:tab/>echo "SI"</text:p>
      <text:p text:style-name="Preformatted_20_Text">fi</text:p>
      <text:list xml:id="list190322305263777" text:continue-numbering="true" text:style-name="L1">
        <text:list-item>
          <text:p text:style-name="P43">Modificar el fichero '<text:span text:style-name="T8">.bashrc</text:span>' para modificar el PATH y añadir la carpeta de estos ejercicios. Para ello añade la siguiente linea: <text:span text:style-name="T8">export PATH=$PATH":~/ruta_carpeta_ejercicios"</text:span></text:p>
        </text:list-item>
      </text:list>
      <text:p text:style-name="Preformatted_20_Text">Con esto ponemos el comando en el PATH <text:span text:style-name="T75">para que pueda ejecutarse desde cualquier sitio</text:span>.</text:p>
      <text:p text:style-name="P12"/>
      <text:list xml:id="list190321619390137" text:continue-numbering="true" text:style-name="L1">
        <text:list-item>
          <text:p text:style-name="P56">Modificar el script '<text:span text:style-name="T8">06-hola-usuario.sh</text:span>' para que llame a 'usuarioconectado' ('<text:span text:style-name="T8">09-hola-usuario.sh</text:span>'). 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conectad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CONECTADO=`./usuarioconectado $1`</text:p>
      <text:p text:style-name="Preformatted_20_Text"/>
      <text:p text:style-name="Preformatted_20_Text"><text:tab/>if [ "$ESTA_CONECTADO" == "NO" ]; then</text:p>
      <text:p text:style-name="Preformatted_20_Text"><text:tab/><text:tab/>echo "El usuario $1 no está conectad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12"/>
      <text:list xml:id="list190321455118361" text:continue-numbering="true" text:style-name="L1">
        <text:list-item>
          <text:p text:style-name="P56">Realizar un script llamado '<text:span text:style-name="T8">usuariosistema</text:span>' que retorna un SI si el primer parámetro coincide con algún usuario del sistema o NO en caso contrario.</text:p>
        </text:list-item>
      </text:list>
      <text:p text:style-name="Preformatted_20_Text">#! /bin/bash</text:p>
      <text:p text:style-name="Preformatted_20_Text"/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OMBRE_USUARIO</text:p>
      <text:p text:style-name="Preformatted_20_Text"/>
      <text:p text:style-name="Preformatted_20_Text">DESCRIPCION</text:p>
      <text:p text:style-name="Preformatted_20_Text"><text:s text:c="3"/>Devuelve:</text:p>
      <text:p text:style-name="Preformatted_20_Text"><text:s text:c="7"/>SI si NOMBRE_USUARIO coincide con algún usuario del sistema o</text:p>
      <text:p text:style-name="Preformatted_20_Text"><text:s text:c="7"/>NO si NOMBRE_USUARIO no coincide con ningún usuario del sistema</text:p>
      <text:p text:style-name="Preformatted_20_Text"/>
      <text:p text:style-name="Preformatted_20_Text">CÓDIGOS DE RETORNO</text:p>
      <text:p text:style-name="Preformatted_20_Text"><text:tab/>1 Si el número de parámetros es distinto de 1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# si número de parámetros distinto 1</text:p>
      <text:p text:style-name="Preformatted_20_Text">if [ $# -ne 1 ]; then</text:p>
      <text:p text:style-name="Preformatted_20_Text"><text:tab/>echo "El número de parámetros debe de igual a 1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ESTA_EN_SISTEMA=`grep -E ^$1: /etc/passwd`</text:p>
      <text:p text:style-name="Preformatted_20_Text"/>
      <text:p text:style-name="Preformatted_20_Text">if [ -z "$ESTA_EN_SISTEMA" ]; then</text:p>
      <text:p text:style-name="Preformatted_20_Text"><text:tab/>echo "NO"</text:p>
      <text:p text:style-name="Preformatted_20_Text">else</text:p>
      <text:p text:style-name="Preformatted_20_Text"><text:tab/>echo "SI"</text:p>
      <text:p text:style-name="Preformatted_20_Text">fi</text:p>
      <text:p text:style-name="P13"/>
      <text:list xml:id="list190322759526568" text:continue-numbering="true" text:style-name="L1">
        <text:list-item>
          <text:p text:style-name="P57">Modificar el script '<text:span text:style-name="T8">0</text:span><text:span text:style-name="T12">9</text:span><text:span text:style-name="T8">-hola-usuario.sh</text:span>' para que llame a 'usuario<text:span text:style-name="T58">sistema</text:span>' ('<text:span text:style-name="T28">1</text:span><text:span text:style-name="T29">1</text:span><text:span text:style-name="T25">-</text:span><text:span text:style-name="T8">hola-usuario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en el sistema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USUARIO=`./usuariosistema $1`</text:p>
      <text:p text:style-name="Preformatted_20_Text"/>
      <text:p text:style-name="Preformatted_20_Text"><text:tab/>if [ "$ESTA_USUARIO" == "NO" ]; then</text:p>
      <text:p text:style-name="Preformatted_20_Text"><text:tab/><text:tab/>echo "El usuario $1 no está en el sistema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5"/>
      <text:p text:style-name="P29">02 - Calculadora</text:p>
      <text:list xml:id="list190321513545654" text:continue-numbering="true" text:style-name="L1">
        <text:list-item>
          <text:p text:style-name="P43">Realizar un script llamado '<text:span text:style-name="T8">suma</text:span>' que realice la suma de 2 parámetros introducidos <text:span text:style-name="T57">(tendrá que poder sumar números decimales, como 2.2 +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óN</text:p>
      <text:p text:style-name="Preformatted_20_Text"><text:tab/>Retorna la suma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+ $2 }'</text:p>
      <text:p text:style-name="P14"/>
      <text:list xml:id="list190322146544075" text:continue-numbering="true" text:style-name="L1">
        <text:list-item>
          <text:p text:style-name="P58">Realizar un script llamado '<text:span text:style-name="T8">resta</text:span>' que realice la resta de 2 parámetros introducidos <text:span text:style-name="T57">(tendrá que poder sumar números decimales, como 2.2 –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ÓN</text:p>
      <text:p text:style-name="Preformatted_20_Text"><text:tab/>Retorna la resta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- $2 }'</text:p>
      <text:p text:style-name="P14"/>
      <text:list xml:id="list190323161839002" text:continue-numbering="true" text:style-name="L1">
        <text:list-item>
          <text:p text:style-name="P58">Realizar un script llamado '<text:span text:style-name="T8">multiplica</text:span>' que <text:span text:style-name="T57">multiplique los</text:span> 2 parámetros introducidos <text:span text:style-name="T57">(tendrá que poder multiplicar números decimales, como 2.2 *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ÓN</text:p>
      <text:p text:style-name="Preformatted_20_Text"><text:tab/>Retorna la multiplicación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* $2 }'</text:p>
      <text:p text:style-name="P14"/>
      <text:list xml:id="list190322235271647" text:continue-numbering="true" text:style-name="L1">
        <text:list-item>
          <text:p text:style-name="P58">Realizar un script llamado '<text:span text:style-name="T8">division</text:span>' que realice la división de 2 parámetros introducidos <text:span text:style-name="T57">(tendrá que poder sumar números decimales, como 2.2 /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ON</text:p>
      <text:p text:style-name="Preformatted_20_Text"><text:tab/>Retorna la división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/ $2 }'</text:p>
      <text:p text:style-name="P12"/>
      <text:list xml:id="list190322217946322" text:continue-numbering="true" text:style-name="L1">
        <text:list-item>
          <text:p text:style-name="P56">Realizar un script llamado '<text:span text:style-name="T8">calc01.</text:span><text:span text:style-name="T10">sh</text:span>' que realice operaciones básicas entre 2 números llamando a cada uno de los scripts anteriormente creados (suma, resta, multiplicación y división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UMERO_1 OPERACIÓN NUMERO_2</text:p>
      <text:p text:style-name="Preformatted_20_Text"/>
      <text:p text:style-name="Preformatted_20_Text">DESCRIPCIÓN</text:p>
      <text:p text:style-name="Preformatted_20_Text"><text:tab/>Retorna el resultado de la OPERACIÓN</text:p>
      <text:p text:style-name="Preformatted_20_Text"><text:tab/>entre NUMERO_1 y NUMERO_2</text:p>
      <text:p text:style-name="Preformatted_20_Text"/>
      <text:p text:style-name="Preformatted_20_Text"><text:tab/>OPERACIÓN puede tener estos valores:</text:p>
      <text:p text:style-name="Preformatted_20_Text"><text:tab/><text:tab/>+ sum mas</text:p>
      <text:p text:style-name="Preformatted_20_Text"><text:tab/><text:tab/>- res menos</text:p>
      <text:p text:style-name="Preformatted_20_Text"><text:tab/><text:tab/>x mul por</text:p>
      <text:p text:style-name="Preformatted_20_Text"><text:tab/><text:tab/>/ div entre</text:p>
      <text:p text:style-name="Preformatted_20_Text"/>
      <text:p text:style-name="Preformatted_20_Text">CÓDIGOS DE RETORNO</text:p>
      <text:p text:style-name="Preformatted_20_Text"><text:tab/>1 Si el número de parámetros es distinto de 2.</text:p>
      <text:p text:style-name="Preformatted_20_Text"><text:tab/>2 Si algún parámetro no es un número.</text:p>
      <text:p text:style-name="Preformatted_20_Text"><text:tab/>3 Si la operación introducida es inválida.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# si número de parámetros distinto 3</text:p>
      <text:p text:style-name="Preformatted_20_Text">if [ $# -ne 3 ]; then</text:p>
      <text:p text:style-name="Preformatted_20_Text"><text:tab/>echo "El número de parámetros debe de ser igual a 3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3</text:p>
      <text:p text:style-name="Preformatted_20_Text"/>
      <text:p text:style-name="Preformatted_20_Text">case $2 in</text:p>
      <text:p text:style-name="Preformatted_20_Text"><text:s text:c="4"/>+|sum|mas) <text:s text:c="2"/>./suma <text:s text:c="6"/>$1 $3 ;;</text:p>
      <text:p text:style-name="Preformatted_20_Text"><text:s text:c="4"/>-|res|menos) ./resta <text:s text:c="5"/>$1 $3 ;;</text:p>
      <text:p text:style-name="Preformatted_20_Text"><text:s text:c="4"/>x|mul|por) <text:s text:c="2"/>./multiplica $1 $3 ;;</text:p>
      <text:p text:style-name="Preformatted_20_Text"><text:s text:c="4"/>/|div|entre) ./division <text:s text:c="2"/>$1 $3 ;;</text:p>
      <text:p text:style-name="Preformatted_20_Text"><text:s text:c="4"/>*) echo "La operación '$2' es inválida." ; ayuda ; exit 3 ;;</text:p>
      <text:p text:style-name="Preformatted_20_Text">esac</text:p>
      <text:p text:style-name="P15"/>
      <text:list xml:id="list190323038684207" text:continue-numbering="true" text:style-name="L1">
        <text:list-item>
          <text:p text:style-name="P59">Ídem pero sin llamar a los scripts ('<text:span text:style-name="T8">calc02.</text:span><text:span text:style-name="T10">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UMERO_1 OPERACIÓN NUMERO_2</text:p>
      <text:p text:style-name="Preformatted_20_Text"/>
      <text:p text:style-name="Preformatted_20_Text">DESCRIPCIÓN</text:p>
      <text:p text:style-name="Preformatted_20_Text"><text:tab/>Retorna el resultado de la OPERACIÓN</text:p>
      <text:p text:style-name="Preformatted_20_Text"><text:tab/>entre NUMERO_1 y NUMERO_2</text:p>
      <text:p text:style-name="Preformatted_20_Text"/>
      <text:p text:style-name="Preformatted_20_Text"><text:tab/>OPERACIÓN puede tener estos valores:</text:p>
      <text:p text:style-name="Preformatted_20_Text"><text:tab/><text:tab/>+ sum mas</text:p>
      <text:p text:style-name="Preformatted_20_Text"><text:tab/><text:tab/>- res menos</text:p>
      <text:p text:style-name="Preformatted_20_Text"><text:tab/><text:tab/>x mul por</text:p>
      <text:p text:style-name="Preformatted_20_Text"><text:tab/><text:tab/>/ div entre</text:p>
      <text:p text:style-name="Preformatted_20_Text"/>
      <text:p text:style-name="Preformatted_20_Text">CÓDIGOS DE RETORNO</text:p>
      <text:p text:style-name="Preformatted_20_Text"><text:tab/>1 Si el número de parámetros es distinto de 2.</text:p>
      <text:p text:style-name="Preformatted_20_Text"><text:tab/>2 Si algún parámetro no es un número.</text:p>
      <text:p text:style-name="Preformatted_20_Text"><text:tab/>3 Si la operación introducida es inválida.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3 ]; then</text:p>
      <text:p text:style-name="Preformatted_20_Text"><text:tab/>echo "El número de parámetros debe de ser igual a 3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3</text:p>
      <text:p text:style-name="Preformatted_20_Text"/>
      <text:p text:style-name="Preformatted_20_Text">case $2 in</text:p>
      <text:p text:style-name="Preformatted_20_Text"><text:s text:c="4"/>+|sum|mas) <text:s text:c="2"/>echo $1 $3 | awk '{ print $1 + $2 }' ;;</text:p>
      <text:p text:style-name="Preformatted_20_Text"><text:s text:c="4"/>-|res|menos) echo $1 $3 | awk '{ print $1 - $2 }' ;;</text:p>
      <text:p text:style-name="Preformatted_20_Text"><text:s text:c="4"/>x|mul|por) <text:s text:c="2"/>echo $1 $3 | awk '{ print $1 * $2 }' ;;</text:p>
      <text:p text:style-name="Preformatted_20_Text"><text:s text:c="4"/>/|div|entre) echo $1 $3 | awk '{ print $1 / $2 }' ;;</text:p>
      <text:p text:style-name="Preformatted_20_Text"><text:s text:c="4"/>*) echo "La operación '$2' es inválida." ; ayuda ; exit 3 ;;</text:p>
      <text:p text:style-name="Preformatted_20_Text">esac</text:p>
      <text:p text:style-name="P15"/>
      <text:list xml:id="list190322724133732" text:continue-numbering="true" text:style-name="L1">
        <text:list-item>
          <text:p text:style-name="P59">Realizar un script llamado '<text:span text:style-name="T8">calc03.</text:span><text:span text:style-name="T10">sh</text:span>' que calcule el valor una expresión numérica pasada por parámetro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EXPRESIÓN_NUMÉRICA</text:p>
      <text:p text:style-name="Preformatted_20_Text">DESCRIPCIÓN</text:p>
      <text:p text:style-name="Preformatted_20_Text"><text:s text:c="4"/>Muestra por pantalla el valor de EXPRESIÓN_NUMÉRICA.</text:p>
      <text:p text:style-name="Preformatted_20_Text">CODIGOS DE RETORNO</text:p>
      <text:p text:style-name="Preformatted_20_Text"><text:s text:c="4"/>0 Si no hay ningún error.</text:p>
      <text:p text:style-name="Preformatted_20_Text"><text:s text:c="4"/>1 Si el número de parámetros es distinto de 1.</text:p>
      <text:p text:style-name="Preformatted_20_Text"><text:s text:c="4"/>2 Si hay un error de formato en la expresión introducida.</text:p>
      <text:p text:style-name="Preformatted_20_Text"><text:s text:c="4"/>3 Si hay un error de entra y salida.</text:p>
      <text:p text:style-name="Preformatted_20_Text"><text:s text:c="4"/>4 Si hay un error al ejecutar la expresión introducida.</text:p>
      <text:p text:style-name="Preformatted_20_Text">DESCRIPCION_AYUDA</text:p>
      <text:p text:style-name="Preformatted_20_Text">}</text:p>
      <text:p text:style-name="Preformatted_20_Text"/>
      <text:p text:style-name="Preformatted_20_Text"># función de error</text:p>
      <text:p text:style-name="Preformatted_20_Text">function error() {</text:p>
      <text:p text:style-name="Preformatted_20_Text"><text:s text:c="4"/>echo "$0: línea $1: Error $3: $2"</text:p>
      <text:p text:style-name="Preformatted_20_Text"><text:s text:c="4"/>exit $3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# si número de parámetros distinto 1</text:p>
      <text:p text:style-name="Preformatted_20_Text">if [ $# -ne 1 ] ; then</text:p>
      <text:p text:style-name="Preformatted_20_Text"><text:s text:c="4"/>error $LINENO "Hay que introducir 1 y solamente 1 parámetro." 1</text:p>
      <text:p text:style-name="Preformatted_20_Text">fi</text:p>
      <text:p text:style-name="Preformatted_20_Text"/>
      <text:p text:style-name="Preformatted_20_Text"># si el parámetro no concuerda con la expresión regular</text:p>
      <text:p text:style-name="Preformatted_20_Text">if [ -z "`echo $1 | grep -E ^[\*\/0-9\(\)\+\-]+$`" ]; then</text:p>
      <text:p text:style-name="Preformatted_20_Text"><text:s text:c="4"/>error $LINENO "Error de formato en la expresión introducida." 2</text:p>
      <text:p text:style-name="Preformatted_20_Text">fi</text:p>
      <text:p text:style-name="Preformatted_20_Text"/>
      <text:p text:style-name="Preformatted_20_Text"># guardamos la expresión ($1) en el fichero oculto .expresion.awk</text:p>
      <text:p text:style-name="Preformatted_20_Text"># dentro de la HOME del usuario</text:p>
      <text:p text:style-name="Preformatted_20_Text">echo "{ print $1 }" &gt; ~/.expresion.awk</text:p>
      <text:p text:style-name="Preformatted_20_Text"/>
      <text:p text:style-name="Preformatted_20_Text"># si hay un error en el último comando ejecutado</text:p>
      <text:p text:style-name="Preformatted_20_Text">if [ "$?" != "0" ]; then</text:p>
      <text:p text:style-name="Preformatted_20_Text"><text:s text:c="4"/>error $LINENO "Error de entrada y salida." 3</text:p>
      <text:p text:style-name="Preformatted_20_Text">fi</text:p>
      <text:p text:style-name="Preformatted_20_Text"/>
      <text:p text:style-name="Preformatted_20_Text"># ejecutamos awk con el fichero oculto .expresion.awk</text:p>
      <text:p text:style-name="Preformatted_20_Text">echo "" | awk -f ~/.expresion.awk 2&gt; ~/.log.awk</text:p>
      <text:p text:style-name="Preformatted_20_Text"/>
      <text:p text:style-name="Preformatted_20_Text"># si hay un error en el último comando ejecutado</text:p>
      <text:p text:style-name="Preformatted_20_Text">if [ "$?" != "0" ]; then</text:p>
      <text:p text:style-name="Preformatted_20_Text"><text:s text:c="5"/>error $LINENO "Error al ejecutar la expresión introducida." 4</text:p>
      <text:p text:style-name="Preformatted_20_Text">fi</text:p>
      <text:list xml:id="list190322968256444" text:continue-numbering="true" text:style-name="L1">
        <text:list-item>
          <text:p text:style-name="P63">Realizar a mano un fichero '<text:span text:style-name="T8">notas.csv</text:span>' con los siguientes datos:</text:p>
        </text:list-item>
      </text:list>
      <text:p text:style-name="Preformatted_20_Text">Pepito <text:s text:c="5"/>3.1 <text:s text:c="2"/>4.4 <text:s text:c="2"/>5.7 </text:p>
      <text:p text:style-name="Preformatted_20_Text">Fulanito <text:s text:c="3"/>4.2 <text:s text:c="2"/>6.5 <text:s text:c="2"/>8.8 </text:p>
      <text:p text:style-name="Preformatted_20_Text">Menganito <text:s text:c="2"/>5.3 <text:s text:c="2"/>5.6 <text:s text:c="2"/>5.0</text:p>
      <text:list xml:id="list190323420252631" text:continue-numbering="true" text:style-name="L1">
        <text:list-item>
          <text:p text:style-name="P51">Realizar un fichero '<text:span text:style-name="T13">notas</text:span><text:span text:style-name="T8">.awk</text:span>' y su correspondiente interfaz '<text:span text:style-name="T54">notas</text:span><text:span text:style-name="T51">.sh</text:span>' para que al final obtengamos algo parecido a esto:</text:p>
        </text:list-item>
      </text:list>
      <text:p text:style-name="P19">+------------------------------+-------+------+ </text:p>
      <text:p text:style-name="P19">| NOMBRE <text:s text:c="5"/>EX1 <text:s text:c="2"/>EX2 <text:s text:c="2"/>EX3 <text:s/>| <text:s/>MED <text:s/>| APTO | </text:p>
      <text:p text:style-name="P19">+------------------------------+-------+------+ </text:p>
      <text:p text:style-name="P19">| Pepito <text:s text:c="5"/>3.1 <text:s text:c="2"/>4.4 <text:s text:c="2"/>5.7 <text:s/>| <text:s/>4.4 <text:s/>| <text:s/>NO <text:s/>| </text:p>
      <text:p text:style-name="P19">| Fulanito <text:s text:c="3"/>4.2 <text:s text:c="2"/>6.5 <text:s text:c="2"/>8.8 <text:s/>| <text:s/>6.5 <text:s/>| <text:s/>SI <text:s/>| </text:p>
      <text:p text:style-name="P19">| Menganito <text:s text:c="2"/>5.3 <text:s text:c="2"/>5.6 <text:s text:c="2"/>5.0 <text:s/>| <text:s/>5.3 <text:s/>| <text:s/>SI <text:s/>| </text:p>
      <text:p text:style-name="P19">+------------------------------+-------+------+ </text:p>
      <text:p text:style-name="P19">| TOTAL <text:s text:c="6"/>4.2 <text:s text:c="2"/>5.5 <text:s text:c="2"/>6.5 <text:s/>| <text:s/>5.4 <text:s/>| <text:s text:c="2"/>2 <text:s/>| </text:p>
      <text:p text:style-name="P19">+------------------------------+-------+------+ </text:p>
      <text:p text:style-name="P19"/>
      <text:p text:style-name="P26">notas.<text:span text:style-name="T60">awk</text:span>:</text:p>
      <text:p text:style-name="Preformatted_20_Text"># esto se ejecutará solo una vez al principio</text:p>
      <text:p text:style-name="Preformatted_20_Text">BEGIN {</text:p>
      <text:p text:style-name="Preformatted_20_Text"/>
      <text:p text:style-name="Preformatted_20_Text"><text:s text:c="2"/>print "+---------------------------+-----+------+"</text:p>
      <text:p text:style-name="P33"><text:s text:c="2"/>print "| NOMBRE <text:s text:c="5"/>EX1 <text:s/>EX2 <text:s/>EX3 | MED | APTO |"</text:p>
      <text:p text:style-name="P33"><text:s text:c="2"/>print "+---------------------------+-----+------+"</text:p>
      <text:p text:style-name="Preformatted_20_Text">}</text:p>
      <text:p text:style-name="Preformatted_20_Text"/>
      <text:p text:style-name="Preformatted_20_Text"># esto se ejecutará para cada una de las líneas del fichero</text:p>
      <text:p text:style-name="Preformatted_20_Text">{</text:p>
      <text:p text:style-name="P33"><text:s text:c="2"/>suma2+=$2</text:p>
      <text:p text:style-name="P33"><text:s text:c="2"/>suma3+=$3</text:p>
      <text:p text:style-name="P33"><text:s text:c="2"/>suma4+=$4</text:p>
      <text:p text:style-name="P33"><text:s text:c="2"/>mediaFila=($2+$3+$4)/3</text:p>
      <text:p text:style-name="Preformatted_20_Text"/>
      <text:p text:style-name="P33"><text:s text:c="2"/>apto="NO"</text:p>
      <text:p text:style-name="P33"><text:s text:c="2"/>if ( mediaFila &gt;= 5 ) {</text:p>
      <text:p text:style-name="P33"><text:s text:c="4"/>apto="SI"</text:p>
      <text:p text:style-name="P33"><text:s text:c="4"/>aptos++</text:p>
      <text:p text:style-name="P33"><text:s text:c="2"/>}</text:p>
      <text:p text:style-name="Preformatted_20_Text"><text:tab/></text:p>
      <text:p text:style-name="P33"><text:s text:c="2"/>print "| "$0" | "mediaFila" | <text:s/>"apto" <text:s/>|"</text:p>
      <text:p text:style-name="Preformatted_20_Text">}</text:p>
      <text:p text:style-name="Preformatted_20_Text"/>
      <text:p text:style-name="Preformatted_20_Text"># esto se ejecutará solo una vez al final</text:p>
      <text:p text:style-name="Preformatted_20_Text">END {</text:p>
      <text:p text:style-name="Preformatted_20_Text"><text:s text:c="2"/>media2=suma2/3</text:p>
      <text:p text:style-name="Preformatted_20_Text"><text:s text:c="2"/>media3=suma3/3</text:p>
      <text:p text:style-name="Preformatted_20_Text"><text:s text:c="2"/>media4=suma4/3</text:p>
      <text:p text:style-name="Preformatted_20_Text"><text:s text:c="2"/>media=(media2+media3+media4)/3</text:p>
      <text:p text:style-name="Preformatted_20_Text"><text:s text:c="2"/>print "+---------------------------+-----+------+"</text:p>
      <text:p text:style-name="Preformatted_20_Text"><text:s text:c="2"/>print "| MEDIAS <text:s text:c="5"/>"media2" <text:s/>"media3" <text:s/>"media4" | "media" | <text:s text:c="2"/>"aptos" <text:s/>|"</text:p>
      <text:p text:style-name="Preformatted_20_Text"><text:s text:c="2"/>print "+---------------------------+-----+------+"</text:p>
      <text:p text:style-name="Preformatted_20_Text">}</text:p>
      <text:p text:style-name="P20"/>
      <text:p text:style-name="P25">notas.sh:</text:p>
      <text:p text:style-name="Preformatted_20_Text">awk -f notas.awk notas.csv</text:p>
      <text:p text:style-name="Standard"/>
      <text:p text:style-name="P7"/>
      <text:p text:style-name="P28"><text:span text:style-name="T52">0</text:span><text:span text:style-name="T53">3</text:span><text:span text:style-name="T52"> - Banco</text:span></text:p>
      <text:list xml:id="list190321839031299" text:continue-numbering="true" text:style-name="L1">
        <text:list-item>
          <text:p text:style-name="P45"><text:span text:style-name="T22">R</text:span>ealizar un script llamado '<text:span text:style-name="T11">banco</text:span>' para <text:span text:style-name="T23">añadir, buscar y listar movimientos bancarios, y calcular el saldo de la cuenta</text:span>.</text:p>
        </text:list-item>
      </text:list>
      <text:p text:style-name="Preformatted_20_Text">#! /bin/bash</text:p>
      <text:p text:style-name="Preformatted_20_Text"/>
      <text:p text:style-name="Preformatted_20_Text">BANCO_FILE=~/.banco.txt</text:p>
      <text:p text:style-name="Preformatted_20_Text"/>
      <text:p text:style-name="Preformatted_20_Text">function help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OPCION [PARAMETRO_2] ... [PARAMETRO_N]</text:p>
      <text:p text:style-name="Preformatted_20_Text"/>
      <text:p text:style-name="Preformatted_20_Text">DESCRIPCIÓN</text:p>
      <text:p text:style-name="Preformatted_20_Text"><text:tab/>Añade, busca, lista y opera con movimientos bancarios.</text:p>
      <text:p text:style-name="Preformatted_20_Text"/>
      <text:p text:style-name="Preformatted_20_Text">OPCIONES</text:p>
      <text:p text:style-name="Preformatted_20_Text"><text:tab/>-h --help <text:s text:c="26"/>Muestra una ayuda.</text:p>
      <text:p text:style-name="Preformatted_20_Text"><text:tab/>-a --add <text:s text:c="3"/>FECHA CONCEPTO CANTIDAD Añade un movimiento bancario.</text:p>
      <text:p text:style-name="Preformatted_20_Text"><text:tab/>-s --search PATRÓN <text:s text:c="17"/>Busca un movimiento bancario.</text:p>
      <text:p text:style-name="Preformatted_20_Text"><text:tab/>-l --list <text:s text:c="26"/>Lista los movimientos bancarios ordenados por fecha.</text:p>
      <text:p text:style-name="Preformatted_20_Text"><text:tab/>-t --total <text:s text:c="25"/>Calcula el saldo total de la cuenta.</text:p>
      <text:p text:style-name="Preformatted_20_Text"/>
      <text:p text:style-name="Preformatted_20_Text">CÓDIGOS DE RETORNO</text:p>
      <text:p text:style-name="Preformatted_20_Text"><text:tab/>0 Si no hay ningún error.</text:p>
      <text:p text:style-name="Preformatted_20_Text"><text:tab/>1 SI la opción introducida no es válida.</text:p>
      <text:p text:style-name="Preformatted_20_Text"><text:tab/>2 si un argumento númerico no es un número.</text:p>
      <text:p text:style-name="Preformatted_20_Text"><text:tab/>3 Si el número de parámetros es erróneo.</text:p>
      <text:p text:style-name="Preformatted_20_Text"><text:tab/>4 si un argumento de tipo fecha no es una fecha.</text:p>
      <text:p text:style-name="Preformatted_20_Text"><text:tab/>5 Si hay un error de entrada/salida en $BANCO_FILE.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>function exitWithError() {</text:p>
      <text:p text:style-name="Preformatted_20_Text"/>
      <text:p text:style-name="Preformatted_20_Text"><text:s text:c="4"/>LINEA_ERROR=$1</text:p>
      <text:p text:style-name="Preformatted_20_Text"><text:s text:c="4"/>MENSAJE_ERROR=$2</text:p>
      <text:p text:style-name="Preformatted_20_Text"><text:s text:c="4"/>CODIGO_ERROR=$3</text:p>
      <text:p text:style-name="Preformatted_20_Text"/>
      <text:p text:style-name="Preformatted_20_Text"><text:tab/>echo "$0: línea $LINEA_ERRO: Error $CODIGO_ERROR: $MENSAJE_ERROR"</text:p>
      <text:p text:style-name="Preformatted_20_Text"><text:tab/>exit $CODIGO_ERROR</text:p>
      <text:p text:style-name="Preformatted_20_Text">}</text:p>
      <text:p text:style-name="Preformatted_20_Text"/>
      <text:p text:style-name="Preformatted_20_Text">function testDateExists() {</text:p>
      <text:p text:style-name="Preformatted_20_Text"/>
      <text:p text:style-name="Preformatted_20_Text"><text:s text:c="4"/>DATE=$1</text:p>
      <text:p text:style-name="Preformatted_20_Text"/>
      <text:p text:style-name="Preformatted_20_Text"><text:s text:c="4"/># si ya existe un movimiento bancario para la misma fecha</text:p>
      <text:p text:style-name="Preformatted_20_Text"><text:s text:c="4"/>if [ -n "`grep -E ^$DATE $BANCO_FILE`" ]; then</text:p>
      <text:p text:style-name="Preformatted_20_Text"><text:s text:c="8"/>exitWithError $LINENO "Ya existe un movimiento bancario para la fecha '$DATE'." 12</text:p>
      <text:p text:style-name="Preformatted_20_Text"><text:s text:c="4"/>fi</text:p>
      <text:p text:style-name="Preformatted_20_Text">}</text:p>
      <text:p text:style-name="Text_20_body"/>
      <text:p text:style-name="P31">function testIsDate() {</text:p>
      <text:p text:style-name="Preformatted_20_Text"/>
      <text:p text:style-name="Preformatted_20_Text"><text:tab/>DATE=$1</text:p>
      <text:p text:style-name="Preformatted_20_Text"/>
      <text:p text:style-name="Preformatted_20_Text"><text:tab/>EXPRESION_CONCUERDA=`echo $DATE | grep -E \</text:p>
      <text:p text:style-name="Preformatted_20_Text"><text:tab/><text:tab/>^20[0-9]{2}-[01][0-9]-[0-3][0-9]$`</text:p>
      <text:p text:style-name="Preformatted_20_Text"/>
      <text:p text:style-name="Preformatted_20_Text"><text:tab/>if [ -z "$EXPRESION_CONCUERDA" ]; then</text:p>
      <text:p text:style-name="Preformatted_20_Text"><text:tab/><text:tab/>exitWithError $LINENO "'$DATE' no es una fecha" 4</text:p>
      <text:p text:style-name="Preformatted_20_Text"><text:tab/>fi</text:p>
      <text:p text:style-name="Preformatted_20_Text">}</text:p>
      <text:p text:style-name="Preformatted_20_Text"/>
      <text:p text:style-name="Preformatted_20_Text">function testIsNubmer() {</text:p>
      <text:p text:style-name="Preformatted_20_Text"/>
      <text:p text:style-name="Preformatted_20_Text"><text:tab/>NUMBER=$1</text:p>
      <text:p text:style-name="Preformatted_20_Text"/>
      <text:p text:style-name="Preformatted_20_Text"><text:tab/>if [ -n "$NUMBER" \</text:p>
      <text:p text:style-name="Preformatted_20_Text"><text:tab/>-a $NUMBER != "0" \</text:p>
      <text:p text:style-name="Preformatted_20_Text"><text:tab/>-a "`echo $NUMBER | awk '{ print $1*1 }'`" != "$NUMBER" ]; then</text:p>
      <text:p text:style-name="Preformatted_20_Text"/>
      <text:p text:style-name="Preformatted_20_Text"><text:tab/><text:tab/>exitWithError $LINENO "'$NUMBER' no es un número" 2</text:p>
      <text:p text:style-name="Preformatted_20_Text"><text:tab/>fi</text:p>
      <text:p text:style-name="Preformatted_20_Text">}</text:p>
      <text:p text:style-name="Preformatted_20_Text"/>
      <text:p text:style-name="Preformatted_20_Text">function testParameterNumer() {</text:p>
      <text:p text:style-name="Preformatted_20_Text"/>
      <text:p text:style-name="Preformatted_20_Text"><text:tab/>PARAMETER_NUMBER=$1</text:p>
      <text:p text:style-name="Preformatted_20_Text"><text:tab/>shift</text:p>
      <text:p text:style-name="Preformatted_20_Text"><text:tab/>if [ $# -ne $PARAMETER_NUMBER ]; then</text:p>
      <text:p text:style-name="Preformatted_20_Text"><text:tab/><text:tab/>exitWithError $LINENO \</text:p>
      <text:p text:style-name="Preformatted_20_Text"><text:tab/><text:tab/>"Número de parámetros " \</text:p>
      <text:p text:style-name="Preformatted_20_Text"><text:tab/><text:tab/>"obligatorio: $PARAMETER_NUMBER" 3</text:p>
      <text:p text:style-name="Preformatted_20_Text"><text:tab/>fi</text:p>
      <text:p text:style-name="Preformatted_20_Text">}</text:p>
      <text:p text:style-name="Preformatted_20_Text"/>
      <text:p text:style-name="Preformatted_20_Text">function add() {</text:p>
      <text:p text:style-name="Preformatted_20_Text"/>
      <text:p text:style-name="Preformatted_20_Text"><text:tab/>testParameterNumer 3 $@</text:p>
      <text:p text:style-name="Preformatted_20_Text"/>
      <text:p text:style-name="Preformatted_20_Text"><text:tab/>FECHA=$1</text:p>
      <text:p text:style-name="Preformatted_20_Text"><text:tab/>CONCEPTO=$2</text:p>
      <text:p text:style-name="Preformatted_20_Text"><text:tab/>CANTIDAD=$3</text:p>
      <text:p text:style-name="Preformatted_20_Text"/>
      <text:p text:style-name="Preformatted_20_Text"><text:tab/>testIsDate $FECHA</text:p>
      <text:p text:style-name="Preformatted_20_Text"><text:tab/>testDateExists $FECHA</text:p>
      <text:p text:style-name="Preformatted_20_Text"><text:tab/>testIsNubmer $CANTIDAD</text:p>
      <text:p text:style-name="Preformatted_20_Text"/>
      <text:p text:style-name="Preformatted_20_Text"><text:tab/>echo "$FECHA $CONCEPTO $CANTIDAD" &gt;&gt; $BANCO_FILE</text:p>
      <text:p text:style-name="Preformatted_20_Text">}</text:p>
      <text:p text:style-name="Preformatted_20_Text"/>
      <text:p text:style-name="Preformatted_20_Text">function search() {</text:p>
      <text:p text:style-name="Preformatted_20_Text"/>
      <text:p text:style-name="Preformatted_20_Text"><text:tab/>testParameterNumer 1 $@</text:p>
      <text:p text:style-name="Preformatted_20_Text"/>
      <text:p text:style-name="Preformatted_20_Text"><text:tab/>PATRON=$1</text:p>
      <text:p text:style-name="Preformatted_20_Text"/>
      <text:p text:style-name="Preformatted_20_Text"><text:tab/>grep $PATRON $BANCO_FILE</text:p>
      <text:p text:style-name="Preformatted_20_Text">}</text:p>
      <text:p text:style-name="Text_20_body"/>
      <text:p text:style-name="P31"># lista movimientos ordenados por fecha</text:p>
      <text:p text:style-name="Preformatted_20_Text">function list() {</text:p>
      <text:p text:style-name="Preformatted_20_Text"/>
      <text:p text:style-name="Preformatted_20_Text"><text:tab/>sort -nk 1 $BANCO_FILE</text:p>
      <text:p text:style-name="Preformatted_20_Text">}</text:p>
      <text:p text:style-name="Preformatted_20_Text"/>
      <text:p text:style-name="Preformatted_20_Text">function total() {</text:p>
      <text:p text:style-name="Preformatted_20_Text"/>
      <text:p text:style-name="Preformatted_20_Text"><text:tab/>awk '{s+=$3} END {print "Total="s}' $BANCO_FILE</text:p>
      <text:p text:style-name="Preformatted_20_Text">}</text:p>
      <text:p text:style-name="Preformatted_20_Text"/>
      <text:p text:style-name="Preformatted_20_Text">function createFileIfNotExists() {</text:p>
      <text:p text:style-name="Preformatted_20_Text"/>
      <text:p text:style-name="Preformatted_20_Text"><text:tab/>touch $BANCO_FILE</text:p>
      <text:p text:style-name="Preformatted_20_Text"><text:tab/>if [ "$?" != "0" ]; then</text:p>
      <text:p text:style-name="Preformatted_20_Text"><text:tab/><text:tab/>exitWithError $LINENO \</text:p>
      <text:p text:style-name="Preformatted_20_Text"><text:tab/><text:tab/>"Error de entrada/salida en" \</text:p>
      <text:p text:style-name="Preformatted_20_Text"><text:tab/><text:tab/>"el fichero $BANCO_FILE" 5</text:p>
      <text:p text:style-name="Preformatted_20_Text"><text:tab/>fi</text:p>
      <text:p text:style-name="Preformatted_20_Text">}</text:p>
      <text:p text:style-name="Preformatted_20_Text"/>
      <text:p text:style-name="Preformatted_20_Text">function menu() {</text:p>
      <text:p text:style-name="Preformatted_20_Text"/>
      <text:p text:style-name="Preformatted_20_Text"><text:tab/>case $1 in</text:p>
      <text:p text:style-name="Preformatted_20_Text"><text:tab/><text:tab/>-h|--help)<text:tab/><text:tab/>help;;</text:p>
      <text:p text:style-name="Preformatted_20_Text"><text:tab/><text:tab/>-a|--add)<text:tab/> <text:s text:c="3"/>shift; <text:tab/>add $@;;</text:p>
      <text:p text:style-name="Preformatted_20_Text"><text:tab/><text:tab/>-s|--search)<text:tab/>shift;<text:tab/>search $@;;</text:p>
      <text:p text:style-name="Preformatted_20_Text"><text:tab/><text:tab/>-l|--list)<text:tab/><text:tab/>list;;</text:p>
      <text:p text:style-name="Preformatted_20_Text"><text:tab/><text:tab/>-t|--total)<text:tab/><text:tab/>total;;</text:p>
      <text:p text:style-name="Preformatted_20_Text"><text:tab/><text:tab/>*) exitWithError $LINENO "Opción '$1' inválida." 1</text:p>
      <text:p text:style-name="Preformatted_20_Text"><text:tab/>esac</text:p>
      <text:p text:style-name="Preformatted_20_Text">}</text:p>
      <text:p text:style-name="Preformatted_20_Text"/>
      <text:p text:style-name="Preformatted_20_Text">function init() {</text:p>
      <text:p text:style-name="Preformatted_20_Text"/>
      <text:p text:style-name="Preformatted_20_Text"><text:tab/>createFileIfNotExists</text:p>
      <text:p text:style-name="Preformatted_20_Text"><text:tab/>menu $@</text:p>
      <text:p text:style-name="Preformatted_20_Text">}</text:p>
      <text:p text:style-name="Preformatted_20_Text"/>
      <text:p text:style-name="Preformatted_20_Text">init $@</text:p>
      <text:p text:style-name="P16"/>
      <text:list xml:id="list190321815940534" text:continue-numbering="true" text:style-name="L1">
        <text:list-item>
          <text:p text:style-name="P60"><text:span text:style-name="T23">R</text:span>ealizar un script llamado '<text:span text:style-name="T11">banco</text:span><text:span text:style-name="T8">-menu</text:span><text:span text:style-name="T26">.</text:span><text:span text:style-name="T27">sh</text:span>' que sirva de interfaz del anterior.</text:p>
        </text:list-item>
      </text:list>
      <text:p text:style-name="Preformatted_20_Text">#! /bin/bash</text:p>
      <text:p text:style-name="Preformatted_20_Text"/>
      <text:p text:style-name="Preformatted_20_Text"># script que añade, busca y opera con movimientos bancarios.</text:p>
      <text:p text:style-name="Preformatted_20_Text"/>
      <text:p text:style-name="Preformatted_20_Text"># variables globales</text:p>
      <text:p text:style-name="Preformatted_20_Text">BANCO_SCRIPT=./banco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[OPCIONES]</text:p>
      <text:p text:style-name="Preformatted_20_Text">DESCRIPCIÓN</text:p>
      <text:p text:style-name="Preformatted_20_Text"><text:s text:c="4"/>Añade y busca y opera con movimientos bancarios.</text:p>
      <text:p text:style-name="Preformatted_20_Text">OPCIONES</text:p>
      <text:p text:style-name="Preformatted_20_Text"><text:s text:c="4"/>-h --help <text:s text:c="2"/>Muesta esta ayuda.</text:p>
      <text:p text:style-name="Preformatted_20_Text">CODIGOS DE RETORNO</text:p>
      <text:p text:style-name="Preformatted_20_Text"><text:s text:c="5"/>0 Si no hay ningún error.</text:p>
      <text:p text:style-name="Preformatted_20_Text">DESCRIPCION_AYUDA</text:p>
      <text:p text:style-name="Preformatted_20_Text">}</text:p>
      <text:p text:style-name="Preformatted_20_Text"/>
      <text:p text:style-name="Preformatted_20_Text"># función menu</text:p>
      <text:p text:style-name="Preformatted_20_Text">function menu() {</text:p>
      <text:p text:style-name="Preformatted_20_Text">cat &lt;&lt; DESCRIPCION_MENU</text:p>
      <text:p text:style-name="Preformatted_20_Text"/>
      <text:p text:style-name="Preformatted_20_Text">+-----------------------------------------------------------------+</text:p>
      <text:p text:style-name="Preformatted_20_Text">| MENU DEL BANCO <text:s text:c="49"/>|</text:p>
      <text:p text:style-name="Preformatted_20_Text">+-----------------------------------------------------------------+</text:p>
      <text:p text:style-name="Preformatted_20_Text">| a - Añadir un movimiento bancario. <text:s text:c="29"/>|</text:p>
      <text:p text:style-name="Preformatted_20_Text">| s - Buscar un movimiento bancario. <text:s text:c="29"/>|</text:p>
      <text:p text:style-name="Preformatted_20_Text">| l - Listar todos los movimientos bancarios ordenados por fecha. |</text:p>
      <text:p text:style-name="Preformatted_20_Text">| t - Calcular el saldo total de la cuenta. <text:s text:c="22"/>|</text:p>
      <text:p text:style-name="Preformatted_20_Text">| e - Salir del programa. <text:s text:c="40"/>|</text:p>
      <text:p text:style-name="Preformatted_20_Text">+-----------------------------------------------------------------+</text:p>
      <text:p text:style-name="Preformatted_20_Text"/>
      <text:p text:style-name="Preformatted_20_Text">DESCRIPCION_MENU</text:p>
      <text:p text:style-name="Preformatted_20_Text">}</text:p>
      <text:p text:style-name="Preformatted_20_Text"/>
      <text:p text:style-name="Preformatted_20_Text"># función de error</text:p>
      <text:p text:style-name="Preformatted_20_Text"># <text:s text:c="3"/>$1 línea de error</text:p>
      <text:p text:style-name="Preformatted_20_Text"># <text:s text:c="3"/>$2 mensaje de error</text:p>
      <text:p text:style-name="Preformatted_20_Text">function error() {</text:p>
      <text:p text:style-name="Preformatted_20_Text"><text:s text:c="4"/>echo "$0: línea $1: $2"</text:p>
      <text:p text:style-name="Preformatted_20_Text">}</text:p>
      <text:p text:style-name="Preformatted_20_Text"/>
      <text:p text:style-name="Preformatted_20_Text"># función para añadir un movimiento bancario</text:p>
      <text:p text:style-name="Preformatted_20_Text">function add() {</text:p>
      <text:p text:style-name="Preformatted_20_Text"><text:s text:c="4"/>echo "AÑADIR UN MOVIMIENTO BANCARIO"</text:p>
      <text:p text:style-name="Preformatted_20_Text"><text:s text:c="4"/>read -p "Introduce el fecha: " FECHA</text:p>
      <text:p text:style-name="Preformatted_20_Text"><text:s text:c="4"/>read -p "Introduce el concepto: " CONCEPTO</text:p>
      <text:p text:style-name="Preformatted_20_Text"><text:s text:c="4"/>read -p "Introduce la cantidad: " CANTIDAD</text:p>
      <text:p text:style-name="Preformatted_20_Text"><text:s text:c="4"/>$BANCO_SCRIPT --add $FECHA $CONCEPTO $CANTIDAD</text:p>
      <text:p text:style-name="Preformatted_20_Text"><text:s text:c="4"/>elegir_menu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# función para b<text:span text:style-name="T61">u</text:span>scar un movimiento bancario</text:p>
      <text:p text:style-name="Preformatted_20_Text">function search() {</text:p>
      <text:p text:style-name="Preformatted_20_Text"><text:s text:c="4"/>echo "BUSCAR MOVIMIENTO BANCARIO"</text:p>
      <text:p text:style-name="Preformatted_20_Text"><text:s text:c="4"/>read -p "Introduce un patrón de búsqueda: " PATRON</text:p>
      <text:p text:style-name="Preformatted_20_Text"><text:s text:c="4"/>$BANCO_SCRIPT --search $PATRON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para listar movimientos bancarios ordenados por mes y día</text:p>
      <text:p text:style-name="Preformatted_20_Text">function list() {</text:p>
      <text:p text:style-name="Preformatted_20_Text"><text:s text:c="4"/>echo "LISTAR ORDENADO POR FECHA"</text:p>
      <text:p text:style-name="Preformatted_20_Text"><text:s text:c="4"/>$BANCO_SCRIPT --list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para mostrar el saldo total de la cuenta</text:p>
      <text:p text:style-name="Preformatted_20_Text">function total() {</text:p>
      <text:p text:style-name="Preformatted_20_Text"><text:s text:c="4"/>echo "SALDO TOTAL DE LA CUENTA"</text:p>
      <text:p text:style-name="Preformatted_20_Text"><text:s text:c="4"/>$BANCO_SCRIPT --total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para salir del programa</text:p>
      <text:p text:style-name="Preformatted_20_Text">function salir() {</text:p>
      <text:p text:style-name="Preformatted_20_Text"><text:s text:c="4"/>exit 0</text:p>
      <text:p text:style-name="Preformatted_20_Text">}</text:p>
      <text:p text:style-name="Preformatted_20_Text"/>
      <text:p text:style-name="Preformatted_20_Text"># función opción invalida</text:p>
      <text:p text:style-name="Preformatted_20_Text">function opcion_invalida() {</text:p>
      <text:p text:style-name="Preformatted_20_Text"><text:s text:c="4"/>echo "Opción '$1' inválida."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elegir_menu</text:p>
      <text:p text:style-name="Preformatted_20_Text">function elegir_menu() {</text:p>
      <text:p text:style-name="Preformatted_20_Text"/>
      <text:p text:style-name="Preformatted_20_Text"><text:s text:c="4"/>menu</text:p>
      <text:p text:style-name="Preformatted_20_Text"><text:s text:c="4"/>read -p "Elige una opción: " OPCION</text:p>
      <text:p text:style-name="Preformatted_20_Text"><text:s text:c="4"/>clear</text:p>
      <text:p text:style-name="Preformatted_20_Text"/>
      <text:p text:style-name="Preformatted_20_Text"><text:s text:c="4"/>case $OPCION in</text:p>
      <text:p text:style-name="Preformatted_20_Text"><text:s text:c="8"/>a) add ;;</text:p>
      <text:p text:style-name="Preformatted_20_Text"><text:s text:c="8"/>b) search ;;</text:p>
      <text:p text:style-name="Preformatted_20_Text"><text:s text:c="8"/>l) list ;;</text:p>
      <text:p text:style-name="Preformatted_20_Text"><text:s text:c="8"/>c) total ;;</text:p>
      <text:p text:style-name="Preformatted_20_Text"><text:s text:c="8"/>s) salir ;;</text:p>
      <text:p text:style-name="Preformatted_20_Text"><text:s text:c="8"/>*) opcion_invalida $OPCION;;</text:p>
      <text:p text:style-name="Preformatted_20_Text"><text:s text:c="4"/>esac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clear</text:p>
      <text:p text:style-name="Preformatted_20_Text"/>
      <text:p text:style-name="Preformatted_20_Text">elegir_menu</text:p>
      <text:p text:style-name="P10"/>
      <text:list xml:id="list190323350891887" text:continue-numbering="true" text:style-name="L1">
        <text:list-item>
          <text:p text:style-name="P64"><text:span text:style-name="T23">R</text:span>ealizar un script llamado '<text:span text:style-name="T11">banco</text:span><text:span text:style-name="T8">-</text:span><text:span text:style-name="T10">flags.sh</text:span>' <text:span text:style-name="T24">para poder usar el script '</text:span><text:span text:style-name="T10">banco</text:span><text:span text:style-name="T24">' mediante CLI</text:span>.</text:p>
        </text:list-item>
      </text:list>
      <text:p text:style-name="Preformatted_20_Text">#! /bin/bash</text:p>
      <text:p text:style-name="Preformatted_20_Text"/>
      <text:p text:style-name="Preformatted_20_Text"># script que añade, busca y opera con movimientos bancarios.</text:p>
      <text:p text:style-name="Preformatted_20_Text"/>
      <text:p text:style-name="Preformatted_20_Text"># variables globales</text:p>
      <text:p text:style-name="Preformatted_20_Text">BANCO_SCRIPT=./banco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<text:s/>[OPCIÓN] [PARÁMETROS]</text:p>
      <text:p text:style-name="Preformatted_20_Text"/>
      <text:p text:style-name="Preformatted_20_Text">DESCRIPCIÓN</text:p>
      <text:p text:style-name="Preformatted_20_Text"><text:s text:c="4"/>Añade, busca, lista y opera con movimientos bancarios.</text:p>
      <text:p text:style-name="Preformatted_20_Text"/>
      <text:p text:style-name="Preformatted_20_Text">OPCIONES</text:p>
      <text:p text:style-name="Preformatted_20_Text"><text:tab/>-h --help <text:s text:c="26"/>Muestra una ayuda.</text:p>
      <text:p text:style-name="Preformatted_20_Text"><text:tab/>-a --add <text:s text:c="3"/>FECHA CONCEPTO CANTIDAD Añade un movimiento bancario.</text:p>
      <text:p text:style-name="Preformatted_20_Text"><text:tab/>-s --search PATRÓN <text:s text:c="17"/>Busca un movimiento bancario.</text:p>
      <text:p text:style-name="Preformatted_20_Text"><text:tab/>-l --list <text:s text:c="26"/>Lista los movimientos bancarios ordenados por fecha.</text:p>
      <text:p text:style-name="Preformatted_20_Text"><text:tab/>-t --total <text:s text:c="25"/>Calcula el saldo total de la cuenta.</text:p>
      <text:p text:style-name="Preformatted_20_Text"/>
      <text:p text:style-name="Preformatted_20_Text">CÓDIGOS DE RETORNO</text:p>
      <text:p text:style-name="Preformatted_20_Text"><text:tab/>0 Si no hay ningún error.</text:p>
      <text:p text:style-name="Preformatted_20_Text"><text:tab/>1 SI la opción introducida no es válida.</text:p>
      <text:p text:style-name="Preformatted_20_Text"><text:tab/>2 si un argumento númerico no es un número.</text:p>
      <text:p text:style-name="Preformatted_20_Text"><text:tab/>3 Si el número de parámetros es erróneo.</text:p>
      <text:p text:style-name="Preformatted_20_Text"><text:tab/>4 si un argumento de tipo fecha no es una fecha.</text:p>
      <text:p text:style-name="Preformatted_20_Text"><text:tab/>5 Si hay un error de entrada/salida en $BANCO_FILE.</text:p>
      <text:p text:style-name="Preformatted_20_Text">DESCRIPCION_AYUDA</text:p>
      <text:p text:style-name="Preformatted_20_Text">}</text:p>
      <text:p text:style-name="Preformatted_20_Text"/>
      <text:p text:style-name="Preformatted_20_Text"/>
      <text:p text:style-name="Preformatted_20_Text"># función para añadir un movimiento bancario</text:p>
      <text:p text:style-name="Preformatted_20_Text">function add() {</text:p>
      <text:p text:style-name="Preformatted_20_Text"><text:s text:c="4"/>echo "AÑADIR UN MOVIMIENTO BANCARIO"</text:p>
      <text:p text:style-name="Preformatted_20_Text"><text:s text:c="4"/>$BANCO_SCRIPT --add $@</text:p>
      <text:p text:style-name="Preformatted_20_Text"><text:s text:c="4"/>echo "-----------------------------"</text:p>
      <text:p text:style-name="Preformatted_20_Text">}</text:p>
      <text:p text:style-name="Preformatted_20_Text"/>
      <text:p text:style-name="Preformatted_20_Text"># función para búscar un movimiento bancario</text:p>
      <text:p text:style-name="Preformatted_20_Text">function search() {</text:p>
      <text:p text:style-name="Preformatted_20_Text"><text:s text:c="4"/>echo "BUSCAR MOVIMIENTO BANCARIO ($1)"</text:p>
      <text:p text:style-name="Preformatted_20_Text"><text:s text:c="4"/>$BANCO_SCRIPT --search $1</text:p>
      <text:p text:style-name="Preformatted_20_Text"><text:s text:c="4"/>echo "-----------------------------"</text:p>
      <text:p text:style-name="Preformatted_20_Text">}</text:p>
      <text:p text:style-name="Preformatted_20_Text"/>
      <text:p text:style-name="Preformatted_20_Text"># función para listar movimientos bancarios ordenados por mes y día</text:p>
      <text:p text:style-name="Preformatted_20_Text">function list() {</text:p>
      <text:p text:style-name="Preformatted_20_Text"><text:s text:c="4"/>echo "LISTAR ORDENADO POR FECHA"</text:p>
      <text:p text:style-name="Preformatted_20_Text"><text:s text:c="4"/>$BANCO_SCRIPT --list</text:p>
      <text:p text:style-name="Preformatted_20_Text"><text:s text:c="4"/>echo "-----------------------------"</text:p>
      <text:p text:style-name="Preformatted_20_Text">}</text:p>
      <text:p text:style-name="Text_20_body"/>
      <text:p text:style-name="P31"># función para mostrar el saldo total de la cuenta</text:p>
      <text:p text:style-name="Preformatted_20_Text">function total() {</text:p>
      <text:p text:style-name="Preformatted_20_Text"><text:s text:c="4"/>echo "SALDO TOTAL DE LA CUENTA"</text:p>
      <text:p text:style-name="Preformatted_20_Text"><text:s text:c="4"/>$BANCO_SCRIPT --total</text:p>
      <text:p text:style-name="Preformatted_20_Text"><text:s text:c="4"/>echo "-----------------------------"</text:p>
      <text:p text:style-name="Preformatted_20_Text">}</text:p>
      <text:p text:style-name="Preformatted_20_Text"/>
      <text:p text:style-name="Preformatted_20_Text"># función opción invalida</text:p>
      <text:p text:style-name="Preformatted_20_Text">function opcion_invalida() {</text:p>
      <text:p text:style-name="Preformatted_20_Text"><text:s text:c="4"/>echo "Opción '$1' inválida."</text:p>
      <text:p text:style-name="Preformatted_20_Text"><text:s text:c="4"/>exit 6</text:p>
      <text:p text:style-name="Preformatted_20_Text">}</text:p>
      <text:p text:style-name="Preformatted_20_Text"/>
      <text:p text:style-name="Preformatted_20_Text">while getopts "ha:s:lt" option ; do </text:p>
      <text:p text:style-name="Preformatted_20_Text"><text:s text:c="4"/>case "$option" in </text:p>
      <text:p text:style-name="Preformatted_20_Text"><text:s text:c="8"/>h) ayuda ;;</text:p>
      <text:p text:style-name="Preformatted_20_Text"><text:s text:c="8"/>a) add $OPTARG ;;</text:p>
      <text:p text:style-name="Preformatted_20_Text"><text:s text:c="8"/>s) search $OPTARG ;;</text:p>
      <text:p text:style-name="Preformatted_20_Text"><text:s text:c="8"/>l) list ;;</text:p>
      <text:p text:style-name="Preformatted_20_Text"><text:s text:c="8"/>t) total ;;</text:p>
      <text:p text:style-name="Preformatted_20_Text"><text:s text:c="8"/>*) opcion_invalida $option ;;</text:p>
      <text:p text:style-name="Preformatted_20_Text"><text:s text:c="4"/>esac</text:p>
      <text:p text:style-name="Preformatted_20_Text">done</text:p>
      <text:p text:style-name="P5"/>
      <text:p text:style-name="P29">0<text:span text:style-name="T56">4</text:span> - Demonios</text:p>
      <text:list xml:id="list190322243863148" text:continue-numbering="true" text:style-name="L1">
        <text:list-item>
          <text:p text:style-name="P46">Realizar un demonio llamado '<text:span text:style-name="T8">alerta</text:span>' <text:span text:style-name="T22">que escriba la fecha cada X segundos en un log llamado '</text:span><text:span text:style-name="T30">~/</text:span><text:span text:style-name="T9">alerta.log</text:span><text:span text:style-name="T22">'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[SEGUNDOS]</text:p>
      <text:p text:style-name="Preformatted_20_Text">DESCRIPCION</text:p>
      <text:p text:style-name="Preformatted_20_Text"><text:s text:c="4"/>Escribe la fecha cada X segundos en el log '~/alerta.log'</text:p>
      <text:p text:style-name="Preformatted_20_Text">CODIGOS DE RETORNO</text:p>
      <text:p text:style-name="Preformatted_20_Text"><text:s text:c="4"/>0 Si no hay ningún error</text:p>
      <text:p text:style-name="Preformatted_20_Text">DESCRIPCION_AYUDA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function main() {</text:p>
      <text:p text:style-name="Preformatted_20_Text"/>
      <text:p text:style-name="Preformatted_20_Text"><text:s text:c="4"/>DEFAULT=2</text:p>
      <text:p text:style-name="P36"><text:s text:c="4"/>SEGUNDOS<text:span text:style-name="T77">=$1</text:span></text:p>
      <text:p text:style-name="P37"/>
      <text:p text:style-name="Preformatted_20_Text"><text:s text:c="4"/># comprobar que SEGUNDOS es un número</text:p>
      <text:p text:style-name="Preformatted_20_Text"><text:s text:c="4"/>if [ "$SEGUNDOS" != "0" -a "`echo $SEGUNDOS | awk '{ print $1 * 1 }'`" != "$SEGUNDOS" ]; then</text:p>
      <text:p text:style-name="Preformatted_20_Text"><text:s text:c="8"/>echo "El parámetro '$1' no es un número. Se cogerá el valor por defecto ($DEFAULT)"</text:p>
      <text:p text:style-name="Preformatted_20_Text"><text:s text:c="8"/>SEGUNDOS=$DEFAULT</text:p>
      <text:p text:style-name="Preformatted_20_Text"><text:s text:c="4"/>fi</text:p>
      <text:p text:style-name="Preformatted_20_Text"/>
      <text:p text:style-name="Preformatted_20_Text"><text:s text:c="4"/># reinicio alerta.log</text:p>
      <text:p text:style-name="Preformatted_20_Text"><text:s text:c="4"/>echo "" &gt; ~/alerta.log</text:p>
      <text:p text:style-name="Preformatted_20_Text"/>
      <text:p text:style-name="Preformatted_20_Text"><text:s text:c="4"/>while [ true ]; do</text:p>
      <text:p text:style-name="Preformatted_20_Text"><text:s text:c="8"/>date +%d/%m/%Y" "%H:%M:%S &gt;&gt; ~/alerta.log</text:p>
      <text:p text:style-name="Preformatted_20_Text"><text:s text:c="8"/>sleep $SEGUNDOS</text:p>
      <text:p text:style-name="Preformatted_20_Text"><text:s text:c="4"/>done</text:p>
      <text:p text:style-name="Preformatted_20_Text">}</text:p>
      <text:p text:style-name="Preformatted_20_Text"/>
      <text:p text:style-name="Preformatted_20_Text">echo $$</text:p>
      <text:p text:style-name="Preformatted_20_Text"/>
      <text:p text:style-name="Preformatted_20_Text">main $1</text:p>
      <text:p text:style-name="P17"/>
      <text:list xml:id="list190322160424447" text:continue-numbering="true" text:style-name="L1">
        <text:list-item>
          <text:p text:style-name="P61"><text:span text:style-name="T22">Realizar las</text:span> interfaces <text:span text:style-name="T22">del demonio 'alerta' con las opciones básicas: start, stop, restart y status ('</text:span><text:span text:style-name="T9">servicio-alerta.</text:span><text:span text:style-name="T10">sh</text:span><text:span text:style-name="T22">'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start|stop|restart|status</text:p>
      <text:p text:style-name="Preformatted_20_Text"/>
      <text:p text:style-name="Preformatted_20_Text">DESCRIPCIÓN</text:p>
      <text:p text:style-name="Preformatted_20_Text"><text:s text:c="4"/>Muestra que arraca, para, relanza y nos muestra el estado de 'alerta'.</text:p>
      <text:p text:style-name="Preformatted_20_Text"/>
      <text:p text:style-name="Preformatted_20_Text">CÓDIGOS DE RETORNO</text:p>
      <text:p text:style-name="Preformatted_20_Text"><text:s text:c="4"/>0 Si no hay ningún error.</text:p>
      <text:p text:style-name="Preformatted_20_Text">DESCRIPCION_AYUDA</text:p>
      <text:p text:style-name="Preformatted_20_Text">}</text:p>
      <text:p text:style-name="Preformatted_20_Text"/>
      <text:p text:style-name="Preformatted_20_Text">DAEMON=alerta</text:p>
      <text:p text:style-name="Preformatted_20_Text">PIDFILE=/tmp/$DAEMON.pid</text:p>
      <text:p text:style-name="Preformatted_20_Text"/>
      <text:p text:style-name="Preformatted_20_Text"># función que arranca 'alerta'</text:p>
      <text:p text:style-name="Preformatted_20_Text">function do_start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9"/>echo "El proceso ya se está ejecutando."</text:p>
      <text:p text:style-name="Preformatted_20_Text"><text:s text:c="9"/>exit 0;</text:p>
      <text:p text:style-name="Preformatted_20_Text"><text:s text:c="4"/>fi</text:p>
      <text:p text:style-name="Preformatted_20_Text"><text:s text:c="4"/>./$DAEMON &amp;</text:p>
      <text:p text:style-name="Preformatted_20_Text"><text:s text:c="4"/>echo $! &gt; $PIDFILE</text:p>
      <text:p text:style-name="Preformatted_20_Text"><text:s text:c="4"/>echo "Ejecutandose..."</text:p>
      <text:p text:style-name="Preformatted_20_Text">}</text:p>
      <text:p text:style-name="Preformatted_20_Text"/>
      <text:p text:style-name="Preformatted_20_Text"># función que para 'alerta'</text:p>
      <text:p text:style-name="Preformatted_20_Text">function do_stop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kill -9 `cat $PIDFILE`</text:p>
      <text:p text:style-name="Preformatted_20_Text"><text:s text:c="8"/>rm $PIDFILE</text:p>
      <text:p text:style-name="Preformatted_20_Text"><text:s text:c="4"/>fi</text:p>
      <text:p text:style-name="Preformatted_20_Text"><text:s text:c="4"/>echo "Parado."</text:p>
      <text:p text:style-name="Preformatted_20_Text">}</text:p>
      <text:p text:style-name="Preformatted_20_Text"/>
      <text:p text:style-name="Preformatted_20_Text"># función que para y arrance 'alerta'</text:p>
      <text:p text:style-name="Preformatted_20_Text">function do_restart() {</text:p>
      <text:p text:style-name="Preformatted_20_Text"/>
      <text:p text:style-name="Preformatted_20_Text"><text:s text:c="4"/>do_stop</text:p>
      <text:p text:style-name="Preformatted_20_Text"><text:s text:c="4"/>do_start</text:p>
      <text:p text:style-name="P34">}</text:p>
      <text:p text:style-name="P34"/>
      <text:p text:style-name="P32"># función que muestra el estado de 'alerta'</text:p>
      <text:p text:style-name="Preformatted_20_Text">function do_status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echo "Ejecutandose..."</text:p>
      <text:p text:style-name="Preformatted_20_Text"><text:s text:c="4"/>else</text:p>
      <text:p text:style-name="Preformatted_20_Text"><text:s text:c="8"/>echo "Parado."</text:p>
      <text:p text:style-name="Preformatted_20_Text"><text:s text:c="4"/>fi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case $1 in</text:p>
      <text:p text:style-name="Preformatted_20_Text"><text:s text:c="4"/>start)</text:p>
      <text:p text:style-name="Preformatted_20_Text"><text:s text:c="6"/>do_start ;;</text:p>
      <text:p text:style-name="Preformatted_20_Text"><text:s text:c="4"/>stop)</text:p>
      <text:p text:style-name="Preformatted_20_Text"><text:s text:c="6"/>do_stop ;;</text:p>
      <text:p text:style-name="Preformatted_20_Text"><text:s text:c="4"/>restart)</text:p>
      <text:p text:style-name="Preformatted_20_Text"><text:s text:c="6"/>do_restart ;;</text:p>
      <text:p text:style-name="Preformatted_20_Text"><text:s text:c="4"/>status)</text:p>
      <text:p text:style-name="Preformatted_20_Text"><text:s text:c="6"/>do_status ;;</text:p>
      <text:p text:style-name="Preformatted_20_Text"><text:s text:c="4"/>*)</text:p>
      <text:p text:style-name="Preformatted_20_Text"><text:s text:c="6"/>echo "Parámetro '$1' incorrecto." ;;</text:p>
      <text:p text:style-name="Preformatted_20_Text">esac</text:p>
      <text:p text:style-name="P9"><text:span text:style-name="T52">05 - </text:span><text:span text:style-name="T55">Copias</text:span></text:p>
      <text:list xml:id="list190322852024119" text:continue-numbering="true" text:style-name="L1">
        <text:list-item>
          <text:p text:style-name="P49">Realizar un script llamado '<text:span text:style-name="T7">copia-total</text:span>' que empaquete y comprima el contenido de la carpeta '<text:span text:style-name="T8">~/</text:span><text:span text:style-name="T14">carpeta_a_copiar</text:span>' en un fichero llamado '<text:span text:style-name="T7">total-aaaa.mm.dd-HH.MM.SS.tar.zip</text:span>' en la carpeta '<text:span text:style-name="T15">~</text:span><text:span text:style-name="T7">/copia_seguridad</text:span>'.</text:p>
        </text:list-item>
      </text:list>
      <text:p text:style-name="P39">#! /bin/bash</text:p>
      <text:p text:style-name="P39"/>
      <text:p text:style-name="P39">############################################################</text:p>
      <text:p text:style-name="P39"># INICIO VARIABLES</text:p>
      <text:p text:style-name="P39">############################################################</text:p>
      <text:p text:style-name="P39"/>
      <text:p text:style-name="P39"># variable con la fecha en el formato indicado (aaaa.mm.dd-HH.MM.SS)</text:p>
      <text:p text:style-name="P39">FECHA=`date +%Y.%m.%d-%H.%M.%S`</text:p>
      <text:p text:style-name="P39"/>
      <text:p text:style-name="P39"># variable con la ruta de los ficheros</text:p>
      <text:p text:style-name="P39">RUTA_FICHEROS=~/copia_seguridad</text:p>
      <text:p text:style-name="P39"/>
      <text:p text:style-name="P39"># variable con el fichero con la fecha de la última copia total</text:p>
      <text:p text:style-name="P39">FICHERO_ULTIMA_COPIA_TOTAL=$RUTA_FICHEROS/fecha-ultima-copia-total.txt</text:p>
      <text:p text:style-name="P39"/>
      <text:p text:style-name="P39"># variable con el fichero comprimido</text:p>
      <text:p text:style-name="P39">FICHERO_COMPRIMIDO=$RUTA_FICHEROS/total-$FECHA.tar.zip</text:p>
      <text:p text:style-name="P39"/>
      <text:p text:style-name="P39"># variable con el directorio que queremos copiar y comprimir</text:p>
      <text:p text:style-name="P39">DIRECTORIO_A_COPIAR=~/directorio_a_copiar</text:p>
      <text:p text:style-name="P39"/>
      <text:p text:style-name="P39">############################################################</text:p>
      <text:p text:style-name="P39"># FIN VARIABLES</text:p>
      <text:p text:style-name="P39">############################################################</text:p>
      <text:p text:style-name="P38"/>
      <text:p text:style-name="P41"># si no exixte el directorio a copiar mostramos un error</text:p>
      <text:p text:style-name="P39"><text:span text:style-name="T79"># </text:span>y paramos la ejecución</text:p>
      <text:p text:style-name="P39">if [ ! -d $DIRECTORIO_A_COPIAR ]; then</text:p>
      <text:p text:style-name="P39"><text:tab/>echo "No exixte el directorio a copiar."</text:p>
      <text:p text:style-name="P39"><text:tab/>exit 1</text:p>
      <text:p text:style-name="P39">fi</text:p>
      <text:p text:style-name="P39"/>
      <text:p text:style-name="P39"># si no exixte el directorio de los ficheros lo creamos</text:p>
      <text:p text:style-name="P39">if [ ! -d $RUTA_FICHEROS ]; then</text:p>
      <text:p text:style-name="P39"><text:tab/>mkdirs $RUTA_FICHEROS</text:p>
      <text:p text:style-name="P39">fi</text:p>
      <text:p text:style-name="P39"/>
      <text:p text:style-name="P39"># empaquetamos y comprimimos el DIRECTORIO_A_COPIAR</text:p>
      <text:p text:style-name="P39"><text:span text:style-name="T79"># </text:span>en FICHERO_COMPRIMIDO (mediante zip)</text:p>
      <text:p text:style-name="P39">zip -r $FICHERO_COMPRIMIDO $DIRECTORIO_A_COPIAR</text:p>
      <text:p text:style-name="P39"/>
      <text:p text:style-name="P39"># guardar la fecha de la última copia total en FICHERO_ULTIMA_COPIA_TOTAL</text:p>
      <text:p text:style-name="P39">echo $FECHA &gt; $FICHERO_ULTIMA_COPIA_TOTAL</text:p>
      <text:list xml:id="list190321727285053" text:continue-numbering="true" text:style-name="L1">
        <text:list-item>
          <text:p text:style-name="P49">Realizar un script llamado '<text:span text:style-name="T7">copia-diferencial</text:span>' que empaquete y comprima los ficheros de la carpeta '<text:span text:style-name="T8">~/</text:span><text:span text:style-name="T14">carpeta_a_copiar</text:span>' modificados desde la última <text:span text:style-name="T62">copia total</text:span> (si no existe copia total no hacer nada) en un fichero llamado '<text:span text:style-name="T7">diferencial-aaaa.mm.dd-HH.MM.SS.tar.zip</text:span>' en la carpeta '<text:span text:style-name="T15">~</text:span><text:span text:style-name="T7">/copia_seguridad</text:span>'.</text:p>
        </text:list-item>
      </text:list>
      <text:p text:style-name="P39">#! /bin/bash</text:p>
      <text:p text:style-name="P39"/>
      <text:p text:style-name="P39"># script que empaqueta y comprime los ficheros modificados</text:p>
      <text:p text:style-name="P39"># desde la última copia-<text:span text:style-name="T79">total</text:span></text:p>
      <text:p text:style-name="P39"># en un fichero llamado diferencial-aaaa.mm.dd-HH.MM.SS.tar.zip</text:p>
      <text:p text:style-name="P39"/>
      <text:p text:style-name="P39">############################################################</text:p>
      <text:p text:style-name="P39"># INICIO VARIABLES</text:p>
      <text:p text:style-name="P39">############################################################</text:p>
      <text:p text:style-name="P39"/>
      <text:p text:style-name="P39"># variable con la fecha en el formato indicado (aaaa.mm.dd-HH.MM.SS)</text:p>
      <text:p text:style-name="P39">FECHA=`date +%Y.%m.%d-%H.%M.%S`</text:p>
      <text:p text:style-name="P39"/>
      <text:p text:style-name="P39"># variable con la ruta de los ficheros</text:p>
      <text:p text:style-name="P39">RUTA_FICHEROS=~/copia_seguridad</text:p>
      <text:p text:style-name="P39"/>
      <text:p text:style-name="P39"># variable con el fichero con la fecha de la última copia total</text:p>
      <text:p text:style-name="P39">FICHERO_ULTIMA_COPIA_TOTAL=$RUTA_FICHEROS/fecha-ultima-copia-total.txt</text:p>
      <text:p text:style-name="P39"/>
      <text:p text:style-name="P39"># variable con el fichero con la fecha de la última copia diferencial</text:p>
      <text:p text:style-name="P39">FICHERO_ULTIMA_COPIA_DIFERENCIAL=$RUTA_FICHEROS/fecha-ultima-copia-diferencial.txt</text:p>
      <text:p text:style-name="P39"/>
      <text:p text:style-name="P39"># variable con el fichero comprimido</text:p>
      <text:p text:style-name="P39">FICHERO_COMPRIMIDO=$RUTA_FICHEROS/diferencial-$FECHA.tar.zip</text:p>
      <text:p text:style-name="P39"/>
      <text:p text:style-name="P39"># variable con eldirectorio que queremos copiar y comprimir</text:p>
      <text:p text:style-name="P39">DIRECTORIO_A_COPIAR=~/directorio_a_copiar</text:p>
      <text:p text:style-name="P39"/>
      <text:p text:style-name="P39">############################################################</text:p>
      <text:p text:style-name="P39"># FIN VARIABLES</text:p>
      <text:p text:style-name="P39">############################################################</text:p>
      <text:p text:style-name="P55"/>
      <text:p text:style-name="P55"/>
      <text:p text:style-name="P41"># si no exixte el directorio a copiar mostramos un error y paramos la ejecución</text:p>
      <text:p text:style-name="P39">if [ ! -d $DIRECTORIO_A_COPIAR ]; then</text:p>
      <text:p text:style-name="P39"><text:tab/>echo "No exixte el directorio a copiar."</text:p>
      <text:p text:style-name="P39"><text:tab/>exit 1</text:p>
      <text:p text:style-name="P39">fi</text:p>
      <text:p text:style-name="P39"/>
      <text:p text:style-name="P39"># si no existe el FICHERO_ULTIMA_COPIA_TOTAL mostramos un error</text:p>
      <text:p text:style-name="P39"><text:span text:style-name="T79">#</text:span> y paramos la ejecución</text:p>
      <text:p text:style-name="P39">if [ ! -e $FICHERO_ULTIMA_COPIA_TOTAL ]; then</text:p>
      <text:p text:style-name="P39"><text:tab/>echo "No hay última copia total."</text:p>
      <text:p text:style-name="P39"><text:tab/>exit 1</text:p>
      <text:p text:style-name="P39">fi</text:p>
      <text:p text:style-name="P39"/>
      <text:p text:style-name="P39"># si no exixte el directorio de los ficheros lo creamos</text:p>
      <text:p text:style-name="P39">if [ ! -d $RUTA_FICHEROS ]; then</text:p>
      <text:p text:style-name="P39"><text:tab/>mkdirs $RUTA_FICHEROS</text:p>
      <text:p text:style-name="P39">fi</text:p>
      <text:p text:style-name="P39"/>
      <text:p text:style-name="P39"># empaquetamos y comprimimos los ficheros modificados</text:p>
      <text:p text:style-name="P39"><text:span text:style-name="T80">#</text:span> desde la última copia total</text:p>
      <text:p text:style-name="P39">find $DIRECTORIO_A_COPIAR/* -newer $FICHERO_ULTIMA_COPIA_TOTAL | zip -@ $FICHERO_COMPRIMIDO</text:p>
      <text:p text:style-name="P39"/>
      <text:p text:style-name="P39"># guardar la fecha de la última copia diferencial</text:p>
      <text:p text:style-name="P39"><text:span text:style-name="T80">#</text:span> en FICHERO_ULTIMA_COPIA_DIFERENCIAL</text:p>
      <text:p text:style-name="P39">echo $FECHA &gt; $FICHERO_ULTIMA_COPIA_DIFERENCIAL</text:p>
      <text:list xml:id="list190323075850766" text:continue-numbering="true" text:style-name="L1">
        <text:list-item>
          <text:p text:style-name="P49">Realizar un script llamado '<text:span text:style-name="T7">copia-incremental</text:span>' que empaquete y comprima los ficheros de la carpeta '<text:span text:style-name="T8">~/</text:span><text:span text:style-name="T14">carpeta_a_copiar</text:span>' modificados desde la última <text:span text:style-name="T7">copia incremental </text:span>en un fichero llamado '<text:span text:style-name="T7">incremental-aaaa.mm.dd-HH.MM.SS.tar.zip</text:span>' en la carpeta '<text:span text:style-name="T15">~</text:span><text:span text:style-name="T7">/copia_seguridad</text:span>'.</text:p>
        </text:list-item>
      </text:list>
      <text:p text:style-name="P39">#! /bin/bash</text:p>
      <text:p text:style-name="P39"/>
      <text:p text:style-name="P39"># script que empaqueta y comprime los ficheros modificados</text:p>
      <text:p text:style-name="P39"><text:span text:style-name="T79"># </text:span>desde la última copia incremental</text:p>
      <text:p text:style-name="P39"><text:span text:style-name="T79">#</text:span> en un fichero llamado <text:span text:style-name="T79">incremental</text:span>-aaaa.mm.dd-HH.MM.SS.tar.zip</text:p>
      <text:p text:style-name="P39"/>
      <text:p text:style-name="P39">############################################################</text:p>
      <text:p text:style-name="P39"># INICIO VARIABLES</text:p>
      <text:p text:style-name="P39">############################################################</text:p>
      <text:p text:style-name="P39"/>
      <text:p text:style-name="P39"># variable con la fecha en el formato indicado (aaaa.mm.dd-HH.MM.SS)</text:p>
      <text:p text:style-name="P39">FECHA=`date +%Y.%m.%d-%H.%M.%S`</text:p>
      <text:p text:style-name="P39"/>
      <text:p text:style-name="P39"># variable con la ruta de los ficheros</text:p>
      <text:p text:style-name="P39">RUTA_FICHEROS=~/copia_seguridad</text:p>
      <text:p text:style-name="P39"/>
      <text:p text:style-name="P39"># variable con el fichero con la fecha de la última copia incremental</text:p>
      <text:p text:style-name="P39">FICHERO_ULTIMA_COPIA_INCREMENTAL=$RUTA_FICHEROS/fecha-ultima-copia-incremental.txt</text:p>
      <text:p text:style-name="P39"/>
      <text:p text:style-name="P39"># variable con el fichero comprimido</text:p>
      <text:p text:style-name="P39">FICHERO_COMPRIMIDO=$RUTA_FICHEROS/<text:span text:style-name="T79">incremental</text:span>-$FECHA.tar.zip</text:p>
      <text:p text:style-name="P39"/>
      <text:p text:style-name="P39"># variable con eldirectorio que queremos copiar y comprimir</text:p>
      <text:p text:style-name="P39">DIRECTORIO_A_COPIAR=~/directorio_a_copiar</text:p>
      <text:p text:style-name="P39"/>
      <text:p text:style-name="P39">############################################################</text:p>
      <text:p text:style-name="P39"># FIN VARIABLES</text:p>
      <text:p text:style-name="P39">############################################################</text:p>
      <text:p text:style-name="P39"><text:soft-page-break/></text:p>
      <text:p text:style-name="P39"># si no exixte el directorio a copiar mostramos un error</text:p>
      <text:p text:style-name="P39"><text:span text:style-name="T80"># </text:span>y paramos la ejecución</text:p>
      <text:p text:style-name="P39">if [ ! -d $DIRECTORIO_A_COPIAR ]; then</text:p>
      <text:p text:style-name="P39"><text:tab/>echo "No exixte el directorio a copiar."</text:p>
      <text:p text:style-name="P39"><text:tab/>exit 1</text:p>
      <text:p text:style-name="P39">fi</text:p>
      <text:p text:style-name="P39"/>
      <text:p text:style-name="P39"># si no existe el FICHERO_ULTIMA_COPIA_INCREMENTAL mostramos un error</text:p>
      <text:p text:style-name="P39"><text:span text:style-name="T79">#</text:span> y paramos la ejecución</text:p>
      <text:p text:style-name="P39">if [ ! -e $FICHERO_ULTIMA_COPIA_INCREMENTAL ]; then</text:p>
      <text:p text:style-name="P39"><text:tab/>echo "No hay última copia <text:span text:style-name="T81">incremental</text:span>."</text:p>
      <text:p text:style-name="P39"><text:tab/>exit 1</text:p>
      <text:p text:style-name="P39">fi</text:p>
      <text:p text:style-name="P39"/>
      <text:p text:style-name="P39"># si no exixte el directorio de los ficheros lo creamos</text:p>
      <text:p text:style-name="P39">if [ ! -d $RUTA_FICHEROS ]; then</text:p>
      <text:p text:style-name="P39"><text:tab/>mkdirs $RUTA_FICHEROS</text:p>
      <text:p text:style-name="P39">fi</text:p>
      <text:p text:style-name="P39"/>
      <text:p text:style-name="P39"># empaqueta y comprime los ficheros modificados</text:p>
      <text:p text:style-name="P39"><text:span text:style-name="T80">#</text:span> desde la última copia incremental</text:p>
      <text:p text:style-name="P39">find $DIRECTORIO_A_COPIAR/*.txt -newer $FICHERO_ULTIMA_INCREMENTAL | zip -@ $FICHERO_COMPRIMIDO</text:p>
      <text:p text:style-name="P39"/>
      <text:p text:style-name="P39"># guardar la fecha de la última copia incremental</text:p>
      <text:p text:style-name="P39"><text:span text:style-name="T80"># </text:span>en FICHERO_ULTIMA_COPIA_INCREMENTAL</text:p>
      <text:p text:style-name="P39">echo $FECHA &gt; $FICHERO_ULTIMA_COPIA_INCREMENTAL</text:p>
      <text:list xml:id="list190322601622259" text:continue-numbering="true" text:style-name="L1">
        <text:list-item>
          <text:p text:style-name="P47">Modificar el fichero '<text:span text:style-name="T21">miCr</text:span><text:span text:style-name="T7">ontab</text:span>' para <text:span text:style-name="T63">que</text:span> <text:span text:style-name="T65">imprima la fecha en el fichero '</text:span><text:span text:style-name="T16">~/ultimo-crontab.txt</text:span><text:span text:style-name="T65">' </text:span>cada minuto<text:span text:style-name="T66">, y ejecutarlo con crontab</text:span>.</text:p>
        </text:list-item>
      </text:list>
      <text:p text:style-name="Preformatted_20_Text">######################################################</text:p>
      <text:p text:style-name="Preformatted_20_Text"># minuto (0-59), <text:s text:c="36"/>#</text:p>
      <text:p text:style-name="Preformatted_20_Text"># | <text:s/>hora (0-23), <text:s text:c="35"/>#</text:p>
      <text:p text:style-name="Preformatted_20_Text"># | <text:s/>| <text:s/>día del mes (1-31), <text:s text:c="25"/>#</text:p>
      <text:p text:style-name="Preformatted_20_Text"># | <text:s/>| <text:s/>| <text:s/>mes (1-12), <text:s text:c="30"/>#</text:p>
      <text:p text:style-name="Preformatted_20_Text"># | <text:s/>| <text:s/>| <text:s/>| <text:s/>día de la semana (0-6 donde 0=Domingo) #</text:p>
      <text:p text:style-name="Preformatted_20_Text"># | <text:s/>| <text:s/>| <text:s/>| <text:s/>| <text:s/>comandos <text:s text:c="27"/>#</text:p>
      <text:p text:style-name="Preformatted_20_Text"># | <text:s/>| <text:s/>| <text:s/>| <text:s/>| <text:s/>| <text:s text:c="34"/>#</text:p>
      <text:p text:style-name="Preformatted_20_Text">######################################################</text:p>
      <text:p text:style-name="Preformatted_20_Text"><text:s text:c="2"/>* <text:s/>* <text:s/>* <text:s/>* <text:s/>* <text:s/>date &gt; ~/ultimo-crontab.txt</text:p>
      <text:p text:style-name="P6"/>
      <text:p text:style-name="P30">06 - <text:span text:style-name="T67">Varios</text:span></text:p>
      <text:list xml:id="list190321875893581" text:continue-numbering="true" text:style-name="L1">
        <text:list-item>
          <text:p text:style-name="P52">Crear un script llamado '<text:span text:style-name="T8">array.sh</text:span>' que declare un array, lo rellene con datos y luego itere sobre el mismo para mostrar los datos.</text:p>
        </text:list-item>
      </text:list>
      <text:p text:style-name="Preformatted_20_Text">declare -a ARRAY;</text:p>
      <text:p text:style-name="Preformatted_20_Text"/>
      <text:p text:style-name="Preformatted_20_Text">ARRAY=("cero" "uno" [3]="tres")</text:p>
      <text:p text:style-name="Preformatted_20_Text">ARRAY[2]="dos"</text:p>
      <text:p text:style-name="Preformatted_20_Text"/>
      <text:p text:style-name="Preformatted_20_Text">LENGTH=${#ARRAY[*]}</text:p>
      <text:p text:style-name="Preformatted_20_Text"/>
      <text:p text:style-name="Preformatted_20_Text">for (( i=0; i&lt;LENGTH; i++ )); do</text:p>
      <text:p text:style-name="Preformatted_20_Text"><text:s text:c="4"/>echo $i=${ARRAY[i]}</text:p>
      <text:p text:style-name="Preformatted_20_Text">done</text:p>
      <text:list xml:id="list190322982371508" text:continue-numbering="true" text:style-name="L1">
        <text:list-item>
          <text:p text:style-name="P53"><text:span text:style-name="T68">Real</text:span><text:span text:style-name="T35">izar a mano un fichero '</text:span><text:span text:style-name="T25">roles</text:span><text:span text:style-name="T31">.csv</text:span><text:span text:style-name="T35">' con los siguientes datos:</text:span></text:p>
        </text:list-item>
      </text:list>
      <text:p text:style-name="Preformatted_20_Text">Pepito:Jefe,Sistemas </text:p>
      <text:p text:style-name="Preformatted_20_Text">Fulanito:Jefe,<text:span text:style-name="T69">Desarrollo</text:span> </text:p>
      <text:p text:style-name="Preformatted_20_Text">Menganito:Operario,Sistemas,<text:span text:style-name="T69">Desarrollo</text:span></text:p>
      <text:p text:style-name="P21"/>
      <text:list xml:id="list190323473359383" text:continue-numbering="true" text:style-name="L1">
        <text:list-item>
          <text:p text:style-name="P54">Realizar <text:span text:style-name="T70">un script</text:span> '<text:span text:style-name="T17">roles-</text:span><text:span text:style-name="T18">sin</text:span><text:span text:style-name="T17">-awk</text:span><text:span text:style-name="T8">.sh</text:span>', <text:span text:style-name="T71">que, sin utilizar awk, </text:span>al final obtengamos algo parecido a esto:</text:p>
        </text:list-item>
      </text:list>
      <text:p text:style-name="P24">Desarrollo </text:p>
      <text:p text:style-name="P24"><text:s/>-&gt; Fulanito Menganito </text:p>
      <text:p text:style-name="P24">Operario </text:p>
      <text:p text:style-name="P24"><text:s/>-&gt; Menganito </text:p>
      <text:p text:style-name="P24">Sistemas </text:p>
      <text:p text:style-name="P24"><text:s/>-&gt; Pepito Menganito </text:p>
      <text:p text:style-name="P24">Jefe </text:p>
      <text:p text:style-name="P24"><text:s/>-&gt; Pepito Fulanito</text:p>
      <text:p text:style-name="P22"/>
      <text:p text:style-name="Preformatted_20_Text">ROLES_FILE=./roles.csv</text:p>
      <text:p text:style-name="Preformatted_20_Text"/>
      <text:p text:style-name="Preformatted_20_Text">ROLES=`cut -d : -f 2 $ROLES_FILE | sed 's/,/\n/g' | sort | uniq`</text:p>
      <text:p text:style-name="Preformatted_20_Text"/>
      <text:p text:style-name="Preformatted_20_Text">for ROL in $ROLES; do</text:p>
      <text:p text:style-name="Preformatted_20_Text"/>
      <text:p text:style-name="Preformatted_20_Text"><text:s text:c="4"/>echo $ROL</text:p>
      <text:p text:style-name="Preformatted_20_Text"><text:s text:c="4"/>NAMES=`grep -E $ROL $ROLES_FILE | cut -d : -f 1`</text:p>
      <text:p text:style-name="Preformatted_20_Text"/>
      <text:p text:style-name="Preformatted_20_Text"><text:s text:c="4"/>echo " -&gt; "$NAMES</text:p>
      <text:p text:style-name="Preformatted_20_Text">done</text:p>
      <text:p text:style-name="P11"/>
      <text:list xml:id="list190321849399283" text:continue-numbering="true" text:style-name="L1">
        <text:list-item>
          <text:p text:style-name="P62"><text:span text:style-name="T36">Realizar un fichero '</text:span><text:span text:style-name="T32">roles</text:span><text:span text:style-name="T33">.awk</text:span><text:span text:style-name="T36">' y su correspondiente interfaz '</text:span><text:span text:style-name="T32">roles-</text:span><text:span text:style-name="T34">con</text:span><text:span text:style-name="T32">-awk</text:span><text:span text:style-name="T33">.sh</text:span><text:span text:style-name="T36">' para que al final obtengamos </text:span><text:span text:style-name="T37">lo mismo que el ejercicio anterior.</text:span></text:p>
        </text:list-item>
      </text:list>
      <text:p text:style-name="P27">roles.awk:</text:p>
      <text:p text:style-name="P35"># esto se ejecutará solo una vez al principio</text:p>
      <text:p text:style-name="P35">BEGIN {</text:p>
      <text:p text:style-name="P35"><text:tab/>FS = ",|:"</text:p>
      <text:p text:style-name="P35">}</text:p>
      <text:p text:style-name="P35"/>
      <text:p text:style-name="P35"># esto se ejecutará para cada una de las líneas del fichero</text:p>
      <text:p text:style-name="P35">{</text:p>
      <text:p text:style-name="P35"><text:s text:c="4"/>nombre=$1</text:p>
      <text:p text:style-name="P35"/>
      <text:p text:style-name="P35"><text:tab/>for (N=2; N&lt;=NF; N++) {</text:p>
      <text:p text:style-name="P35"/>
      <text:p text:style-name="P35"><text:s text:c="10"/>rol=$N</text:p>
      <text:p text:style-name="P35"/>
      <text:p text:style-name="P35"><text:s text:c="10"/>roles[rol]=""roles[rol]" "nombre</text:p>
      <text:p text:style-name="P35"><text:tab/>}</text:p>
      <text:p text:style-name="P35">}</text:p>
      <text:p text:style-name="P35"/>
      <text:p text:style-name="P35"># esto se ejecutará solo una vez al final</text:p>
      <text:p text:style-name="P35">END {</text:p>
      <text:p text:style-name="P35"><text:s text:c="4"/>for ( rol in roles) {</text:p>
      <text:p text:style-name="P35"><text:s text:c="8"/>print rol</text:p>
      <text:p text:style-name="P35"><text:s text:c="8"/>print " -&gt;" roles[rol]</text:p>
      <text:p text:style-name="P35"><text:s text:c="4"/>}</text:p>
      <text:p text:style-name="P35">}</text:p>
      <text:p text:style-name="P27">roles-con-awk.sh:</text:p>
      <text:p text:style-name="P35">awk -f roles.awk roles.csv</text:p>
      <text:list xml:id="list190321936882434" text:continue-numbering="true" text:style-name="L1">
        <text:list-item>
          <text:p text:style-name="P47"><text:span text:style-name="T62">Realizar un script llamado </text:span><text:span text:style-name="T64">'</text:span><text:span text:style-name="T8">ordena</text:span><text:span text:style-name="T19">'</text:span><text:span text:style-name="T62"> que </text:span><text:span text:style-name="Emphasis"><text:span text:style-name="T39">liste el contenido del directorio actual ordenado por tamaño del archivo de menor a mayor. El listado sólo mostrará el nombre de los archivos y el número de línea correspondiente. En el caso de que se introduzca algún parámetro se mostrará el siguiente mensaje de error: “</text:span></text:span><text:span text:style-name="Emphasis"><text:span text:style-name="T38">No se permiten parámetros.</text:span></text:span><text:span text:style-name="Emphasis"><text:span text:style-name="T39">” y retornará un código de retorno igual a 1.</text:span></text:span></text:p>
        </text:list-item>
      </text:list>
      <text:p text:style-name="Preformatted_20_Text"><text:span text:style-name="Emphasis"><text:span text:style-name="T41">#! /bin/bash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# si el número de parámetros es distinto de 0</text:span></text:span></text:p>
      <text:p text:style-name="Preformatted_20_Text"><text:span text:style-name="Emphasis"><text:span text:style-name="T41">if [ "$#" != "0" ]; then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# muestra un mensaje de error y sale</text:span></text:span></text:p>
      <text:p text:style-name="Preformatted_20_Text"><text:span text:style-name="Emphasis"><text:span text:style-name="T41"><text:tab/>echo "No se permiten parámetros."</text:span></text:span></text:p>
      <text:p text:style-name="Preformatted_20_Text"><text:span text:style-name="Emphasis"><text:span text:style-name="T41"><text:tab/>exit 1</text:span></text:span></text:p>
      <text:p text:style-name="Preformatted_20_Text"><text:span text:style-name="Emphasis"><text:span text:style-name="T41">fi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# muestra el listado ordenado de menor a mayor por el tamaño</text:span></text:span></text:p>
      <text:p text:style-name="Preformatted_20_Text"><text:span text:style-name="Emphasis"><text:span text:style-name="T41"># sacando sólo el nombre del archivo y el número de línea</text:span></text:span></text:p>
      <text:p text:style-name="Preformatted_20_Text"><text:span text:style-name="Emphasis"><text:span text:style-name="T41">ls -l | sort -nk 5 | awk '{ print $8 }' | nl</text:span></text:span></text:p>
      <text:list xml:id="list190322387305237" text:continue-numbering="true" text:style-name="L1">
        <text:list-item>
          <text:p text:style-name="P47"><text:soft-page-break/><text:span text:style-name="Emphasis"><text:span text:style-name="T39">Realizar un script llamado </text:span></text:span><text:span text:style-name="Emphasis"><text:span text:style-name="T40">'</text:span></text:span><text:span text:style-name="Emphasis"><text:span text:style-name="T42">jaula</text:span></text:span><text:span text:style-name="Emphasis"><text:span text:style-name="T43">'</text:span></text:span><text:span text:style-name="Emphasis"><text:span text:style-name="T39"> que cree, sólo si no existe, el directorio </text:span></text:span><text:span text:style-name="Emphasis"><text:span text:style-name="T42">. jaula</text:span></text:span><text:span text:style-name="Emphasis"><text:span text:style-name="T39"> en la $HOME del usuario y mueva los ficheros pasados por parámetro a dicho directorio. En el caso de que no se le pase ningún <text:s/>parámetro se mostrará el siguiente mensaje de error: “</text:span></text:span><text:span text:style-name="Emphasis"><text:span text:style-name="T38">Hay que introducir al menos un parámetro.</text:span></text:span><text:span text:style-name="Emphasis"><text:span text:style-name="T39">” y retornará un código de retorno igual a 1. En el caso de que algún fichero introducido por parámetro no exista se mostrará el siguiente mensaje de error: “</text:span></text:span><text:span text:style-name="Emphasis"><text:span text:style-name="T38">El fichero '$FICHERO' no existe.</text:span></text:span><text:span text:style-name="Emphasis"><text:span text:style-name="T39">” y retornará un código de retorno igual a 2. Si el fichero </text:span></text:span><text:span text:style-name="Emphasis"><text:span text:style-name="T42">. jaula </text:span></text:span><text:span text:style-name="Emphasis"><text:span text:style-name="T39">existe en la $HOME del usuario pero no es un directorio mostrará el siguiente mensaje de error: “</text:span></text:span><text:span text:style-name="Emphasis"><text:span text:style-name="T38">El fichero '$HOME/.jaula' no es un directorio.</text:span></text:span><text:span text:style-name="Emphasis"><text:span text:style-name="T39">” y retornará un código de retorno igual a 3.</text:span></text:span></text:p>
        </text:list-item>
      </text:list>
      <text:p text:style-name="Preformatted_20_Text"><text:span text:style-name="Emphasis"><text:span text:style-name="T41">#! /bin/bash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# función que verifica que el número de parámetros es correcto</text:span></text:span></text:p>
      <text:p text:style-name="Preformatted_20_Text"><text:span text:style-name="Emphasis"><text:span text:style-name="T41">function verificarNumeroParametros() {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# si el número de parámetros es igual a 0</text:span></text:span></text:p>
      <text:p text:style-name="Preformatted_20_Text"><text:span text:style-name="Emphasis"><text:span text:style-name="T41"><text:tab/>if [ "$#" == "0" ]; then</text:span></text:span></text:p>
      <text:p text:style-name="Preformatted_20_Text"><text:span text:style-name="Emphasis"><text:span text:style-name="T41"><text:tab/><text:tab/># muestra un mensaje de error y sale</text:span></text:span></text:p>
      <text:p text:style-name="Preformatted_20_Text"><text:span text:style-name="Emphasis"><text:span text:style-name="T41"><text:tab/><text:tab/>echo "Hay que introducir al menos un parámetro."</text:span></text:span></text:p>
      <text:p text:style-name="Preformatted_20_Text"><text:span text:style-name="Emphasis"><text:span text:style-name="T41"><text:tab/><text:tab/>exit 1</text:span></text:span></text:p>
      <text:p text:style-name="Preformatted_20_Text"><text:span text:style-name="Emphasis"><text:span text:style-name="T41"><text:tab/>fi</text:span></text:span></text:p>
      <text:p text:style-name="Preformatted_20_Text"><text:span text:style-name="Emphasis"><text:span text:style-name="T41">}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# funcion que crea la jaula si no existe</text:span></text:span></text:p>
      <text:p text:style-name="Preformatted_20_Text"><text:span text:style-name="Emphasis"><text:span text:style-name="T41">function crearJaula() {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JAULA=~/.jaula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if [ -e $JAULA ]; then</text:span></text:span></text:p>
      <text:p text:style-name="Preformatted_20_Text"><text:span text:style-name="Emphasis"><text:span text:style-name="T41"><text:tab/><text:tab/># si la jaula existe y no es un directorio</text:span></text:span></text:p>
      <text:p text:style-name="Preformatted_20_Text"><text:span text:style-name="Emphasis"><text:span text:style-name="T41"><text:tab/><text:tab/>if [ ! -d $JAULA ]; then</text:span></text:span></text:p>
      <text:p text:style-name="Preformatted_20_Text"><text:span text:style-name="Emphasis"><text:span text:style-name="T41"><text:tab/><text:tab/><text:tab/># muestra un mensaje de error y sale</text:span></text:span></text:p>
      <text:p text:style-name="Preformatted_20_Text"><text:span text:style-name="Emphasis"><text:span text:style-name="T41"><text:tab/><text:tab/><text:tab/>echo "El fichero '~/.jaula' no es un directorio."</text:span></text:span></text:p>
      <text:p text:style-name="Preformatted_20_Text"><text:span text:style-name="Emphasis"><text:span text:style-name="T41"><text:tab/><text:tab/><text:tab/>exit 3</text:span></text:span></text:p>
      <text:p text:style-name="Preformatted_20_Text"><text:span text:style-name="Emphasis"><text:span text:style-name="T41"><text:tab/><text:tab/>fi</text:span></text:span></text:p>
      <text:p text:style-name="Preformatted_20_Text"><text:span text:style-name="Emphasis"><text:span text:style-name="T41"><text:tab/>else</text:span></text:span></text:p>
      <text:p text:style-name="Preformatted_20_Text"><text:span text:style-name="Emphasis"><text:span text:style-name="T41"><text:tab/><text:tab/># creamos la jaula</text:span></text:span></text:p>
      <text:p text:style-name="Preformatted_20_Text"><text:span text:style-name="Emphasis"><text:span text:style-name="T41"><text:tab/><text:tab/>mkdir $JAULA</text:span></text:span></text:p>
      <text:p text:style-name="Preformatted_20_Text"><text:span text:style-name="Emphasis"><text:span text:style-name="T41"><text:tab/>fi</text:span></text:span></text:p>
      <text:p text:style-name="Preformatted_20_Text"><text:span text:style-name="Emphasis"><text:span text:style-name="T41">}</text:span></text:span></text:p>
      <text:p text:style-name="P31"><text:span text:style-name="Emphasis"><text:span text:style-name="T41"># función que mueve a la jaula los ficheros pasados por parámetro</text:span></text:span></text:p>
      <text:p text:style-name="Preformatted_20_Text"><text:span text:style-name="Emphasis"><text:span text:style-name="T41">function moverFicheros() {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# ejecutar mientras haya parámetros</text:span></text:span></text:p>
      <text:p text:style-name="Preformatted_20_Text"><text:span text:style-name="Emphasis"><text:span text:style-name="T41"><text:tab/>while [ "x$1" != "x" ]; do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<text:tab/>FICHERO=$1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<text:tab/># si el fichero pasado por parámeto no existe</text:span></text:span></text:p>
      <text:p text:style-name="Preformatted_20_Text"><text:span text:style-name="Emphasis"><text:span text:style-name="T41"><text:tab/><text:tab/>if [ ! -e $FICHERO ]; then</text:span></text:span></text:p>
      <text:p text:style-name="Preformatted_20_Text"><text:span text:style-name="Emphasis"><text:span text:style-name="T41"><text:tab/><text:tab/><text:tab/># muestra un mensaje de error y sale</text:span></text:span></text:p>
      <text:p text:style-name="Preformatted_20_Text"><text:span text:style-name="Emphasis"><text:span text:style-name="T41"><text:tab/><text:tab/><text:tab/>echo "El fichero '$FICHERO' no existe."</text:span></text:span></text:p>
      <text:p text:style-name="Preformatted_20_Text"><text:span text:style-name="Emphasis"><text:span text:style-name="T41"><text:tab/><text:tab/><text:tab/>exit 2</text:span></text:span></text:p>
      <text:p text:style-name="Preformatted_20_Text"><text:span text:style-name="Emphasis"><text:span text:style-name="T41"><text:tab/><text:tab/>fi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<text:tab/># mueve el fichero a la jaula</text:span></text:span></text:p>
      <text:p text:style-name="Preformatted_20_Text"><text:span text:style-name="Emphasis"><text:span text:style-name="T41"><text:tab/><text:tab/>mv $FICHERO $JAULA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<text:tab/><text:tab/>shift # pasamos al siguiente parámetro</text:span></text:span></text:p>
      <text:p text:style-name="Preformatted_20_Text"><text:span text:style-name="Emphasis"><text:span text:style-name="T41"><text:tab/>done</text:span></text:span></text:p>
      <text:p text:style-name="Preformatted_20_Text"><text:span text:style-name="Emphasis"><text:span text:style-name="T41">}</text:span></text:span></text:p>
      <text:p text:style-name="Preformatted_20_Text"><text:span text:style-name="Emphasis"><text:span text:style-name="T41"/></text:span></text:p>
      <text:p text:style-name="Preformatted_20_Text"><text:span text:style-name="Emphasis"><text:span text:style-name="T41">verificarNumeroParametros $@</text:span></text:span></text:p>
      <text:p text:style-name="Preformatted_20_Text"><text:span text:style-name="Emphasis"><text:span text:style-name="T41">crearJaula</text:span></text:span></text:p>
      <text:p text:style-name="Preformatted_20_Text"><text:span text:style-name="Emphasis"><text:span text:style-name="T41">moverFicheros $@</text:span></text:span></text:p>
      <text:list xml:id="list190323421425899" text:continue-numbering="true" text:style-name="L1">
        <text:list-item>
          <text:p text:style-name="P47"><text:span text:style-name="Emphasis"><text:span text:style-name="T44">Realizar un script llamado </text:span></text:span><text:span text:style-name="Emphasis"><text:span text:style-name="T45">'</text:span></text:span><text:span text:style-name="Emphasis"><text:span text:style-name="T49">calendario</text:span></text:span><text:span text:style-name="Emphasis"><text:span text:style-name="T50">'</text:span></text:span><text:span text:style-name="Emphasis"><text:span text:style-name="T44"> al que si pasamos el parámetro </text:span></text:span><text:span text:style-name="Emphasis"><text:span text:style-name="T49">-c</text:span></text:span><text:span text:style-name="Emphasis"><text:span text:style-name="T44"> o el parámetro </text:span></text:span><text:span text:style-name="Emphasis"><text:span text:style-name="T49">--corta </text:span></text:span><text:span text:style-name="Emphasis"><text:span text:style-name="T44">mostrará la fecha de hoy con el formato “</text:span></text:span><text:span text:style-name="Emphasis"><text:span text:style-name="T38">$DIA/$MES/$AÑO</text:span></text:span><text:span text:style-name="Emphasis"><text:span text:style-name="T44">” y si le pasamos el parámetro </text:span></text:span><text:span text:style-name="Emphasis"><text:span text:style-name="T49">-l</text:span></text:span><text:span text:style-name="Emphasis"><text:span text:style-name="T44"> o </text:span></text:span><text:span text:style-name="Emphasis"><text:span text:style-name="T49">--larga </text:span></text:span><text:span text:style-name="Emphasis"><text:span text:style-name="T44">mostrará la fecha de hoy con el formato “</text:span></text:span><text:span text:style-name="Emphasis"><text:span text:style-name="T38">Hoy es el día '$DIA' del mes '$MES' del año '$AÑO'.</text:span></text:span><text:span text:style-name="Emphasis"><text:span text:style-name="T44">”. En el caso de que no se introduzca ningún parámetro se mostrará el calendario del mes actual. En el caso de que el número de parámetros introducidos sea distinto de 1 se mostrará el siguiente mensaje de error: “Sólo se admite un parámetro.” y retornará un código de retorno igual a 1. Si pasamos otra cosa que no sea </text:span></text:span><text:span text:style-name="Emphasis"><text:span text:style-name="T49">-c</text:span></text:span><text:span text:style-name="Emphasis"><text:span text:style-name="T44">, </text:span></text:span><text:span text:style-name="Emphasis"><text:span text:style-name="T49">--corta, -l </text:span></text:span><text:span text:style-name="Emphasis"><text:span text:style-name="T44">o</text:span></text:span><text:span text:style-name="Emphasis"><text:span text:style-name="T49"> --larga</text:span></text:span><text:span text:style-name="Emphasis"><text:span text:style-name="T44"> mostrará el siguiente mensaje de error: “</text:span></text:span><text:span text:style-name="Emphasis"><text:span text:style-name="T38">Opción incorrecta.</text:span></text:span><text:span text:style-name="Emphasis"><text:span text:style-name="T44">” y retornará un código de retorno igual a 2.</text:span></text:span></text:p>
        </text:list-item>
      </text:list>
      <text:p text:style-name="Preformatted_20_Text"><text:span text:style-name="Emphasis"><text:span text:style-name="T46">#! /bin/bash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si el número de parámetros es igual a 0</text:span></text:span></text:p>
      <text:p text:style-name="Preformatted_20_Text"><text:span text:style-name="Emphasis"><text:span text:style-name="T46">if [ "$#" == "0" ]; then</text:span></text:span></text:p>
      <text:p text:style-name="Preformatted_20_Text"><text:span text:style-name="Emphasis"><text:span text:style-name="T46"><text:tab/># muestra el calendario del mes actual y sale</text:span></text:span></text:p>
      <text:p text:style-name="Preformatted_20_Text"><text:span text:style-name="Emphasis"><text:span text:style-name="T46"><text:tab/>cal</text:span></text:span></text:p>
      <text:p text:style-name="Preformatted_20_Text"><text:span text:style-name="Emphasis"><text:span text:style-name="T46"><text:tab/>exit 0</text:span></text:span></text:p>
      <text:p text:style-name="Preformatted_20_Text"><text:span text:style-name="Emphasis"><text:span text:style-name="T46">fi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si el número de parámetros es distinto de 1</text:span></text:span></text:p>
      <text:p text:style-name="Preformatted_20_Text"><text:span text:style-name="Emphasis"><text:span text:style-name="T46">if [ "$#" != "1" ]; then</text:span></text:span></text:p>
      <text:p text:style-name="Preformatted_20_Text"><text:span text:style-name="Emphasis"><text:span text:style-name="T46"><text:tab/># muestra un mensaje de error y sale</text:span></text:span></text:p>
      <text:p text:style-name="Preformatted_20_Text"><text:span text:style-name="Emphasis"><text:span text:style-name="T46"><text:tab/>echo "Sólo se admite un parámetro."</text:span></text:span></text:p>
      <text:p text:style-name="Preformatted_20_Text"><text:span text:style-name="Emphasis"><text:span text:style-name="T46"><text:tab/>exit 1</text:span></text:span></text:p>
      <text:p text:style-name="Preformatted_20_Text"><text:span text:style-name="Emphasis"><text:span text:style-name="T46">fi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dependiendo del parámetro introducido</text:span></text:span></text:p>
      <text:p text:style-name="Preformatted_20_Text"><text:span text:style-name="Emphasis"><text:span text:style-name="T46">case $1 in</text:span></text:span></text:p>
      <text:p text:style-name="Preformatted_20_Text"><text:span text:style-name="Emphasis"><text:span text:style-name="T46"><text:s text:c="4"/>-c|--corta) date +"%d/%m/%Y" ;;</text:span></text:span></text:p>
      <text:p text:style-name="Preformatted_20_Text"><text:span text:style-name="Emphasis"><text:span text:style-name="T46"><text:s text:c="4"/>-l|--larga) date +"Hoy es el día '%d' del mes '%m' del año '%Y'." ;;</text:span></text:span></text:p>
      <text:p text:style-name="Preformatted_20_Text"><text:span text:style-name="Emphasis"><text:span text:style-name="T46"><text:s text:c="4"/>*) echo "Opción incorrecta." ; exit 2 ;;</text:span></text:span></text:p>
      <text:p text:style-name="Preformatted_20_Text"><text:span text:style-name="Emphasis"><text:span text:style-name="T46">esac</text:span></text:span></text:p>
      <text:p text:style-name="Preformatted_20_Text"><text:span text:style-name="Emphasis"><text:span text:style-name="T46"/></text:span></text:p>
      <text:p text:style-name="Preformatted_20_Text"><text:span text:style-name="Emphasis"><text:span text:style-name="T46"># si todo ha ido bien sale</text:span></text:span></text:p>
      <text:p text:style-name="Preformatted_20_Text"><text:span text:style-name="Emphasis"><text:span text:style-name="T46">exit 0</text:span></text:span></text:p>
      <text:list xml:id="list190322646939011" text:continue-numbering="true" text:style-name="L1">
        <text:list-item>
          <text:p text:style-name="P50"><text:soft-page-break/><text:span text:style-name="Emphasis"><text:span text:style-name="T44">Realizar un script llamado </text:span></text:span><text:span text:style-name="Emphasis"><text:span text:style-name="T45">'</text:span></text:span><text:span text:style-name="Emphasis"><text:span text:style-name="T49">elevado</text:span></text:span><text:span text:style-name="Emphasis"><text:span text:style-name="T50">'</text:span></text:span><text:span text:style-name="Emphasis"><text:span text:style-name="T44"> que calcule “a^b”, osea “a elevado a b”, donde “a” será el primer parámetro y “b” el segundo parámetro. En el caso de que el número de parámetros introducidos sea menor que 2 se mostrará el siguiente mensaje de error: “</text:span></text:span><text:span text:style-name="Emphasis"><text:span text:style-name="T38">Para ejecutar este script se necesitan 2 números.</text:span></text:span><text:span text:style-name="Emphasis"><text:span text:style-name="T44">” y retornará un código de retorno igual a 2. </text:span></text:span><text:span text:style-name="Emphasis"><text:span text:style-name="T48">Nota: se deberá realizar con una iteración.</text:span></text:span></text:p>
        </text:list-item>
      </text:list>
      <text:p text:style-name="P40"><text:span text:style-name="Emphasis"><text:span text:style-name="T46">#! /bin/bash</text:span></text:span></text:p>
      <text:p text:style-name="P40"><text:span text:style-name="Emphasis"><text:span text:style-name="T46"/></text:span></text:p>
      <text:p text:style-name="P40"><text:span text:style-name="Emphasis"><text:span text:style-name="T46"># si el número de parámetros es distinto de 2</text:span></text:span></text:p>
      <text:p text:style-name="P40"><text:span text:style-name="Emphasis"><text:span text:style-name="T46">if [ $# -ne 2 ]; then</text:span></text:span></text:p>
      <text:p text:style-name="P40"><text:span text:style-name="Emphasis"><text:span text:style-name="T46"><text:tab/>echo "Para ejecutar este script se necesitan 2 números."</text:span></text:span></text:p>
      <text:p text:style-name="P40"><text:span text:style-name="Emphasis"><text:span text:style-name="T46"><text:tab/>exit 2</text:span></text:span></text:p>
      <text:p text:style-name="P40"><text:span text:style-name="Emphasis"><text:span text:style-name="T46">fi</text:span></text:span></text:p>
      <text:p text:style-name="P40"><text:span text:style-name="Emphasis"><text:span text:style-name="T46"/></text:span></text:p>
      <text:p text:style-name="P40"><text:span text:style-name="Emphasis"><text:span text:style-name="T46">#inicializamos variables</text:span></text:span></text:p>
      <text:p text:style-name="P40"><text:span text:style-name="Emphasis"><text:span text:style-name="T46">ELEVADO=1</text:span></text:span></text:p>
      <text:p text:style-name="P40"><text:span text:style-name="Emphasis"><text:span text:style-name="T48">BASE=$1</text:span></text:span></text:p>
      <text:p text:style-name="P40"><text:span text:style-name="Emphasis"><text:span text:style-name="T48">EXPONENTE=$2</text:span></text:span></text:p>
      <text:p text:style-name="P40"><text:span text:style-name="Emphasis"><text:span text:style-name="T48"/></text:span></text:p>
      <text:p text:style-name="P40"><text:span text:style-name="Emphasis"><text:span text:style-name="T46"># para cada parámetro introducido</text:span></text:span></text:p>
      <text:p text:style-name="P40"><text:span text:style-name="Emphasis"><text:span text:style-name="T46">for ((CONTADOR=0; CONTADOR&lt;$</text:span></text:span><text:span text:style-name="Emphasis"><text:span text:style-name="T48">EXPONENTE</text:span></text:span><text:span text:style-name="Emphasis"><text:span text:style-name="T46">; CONTADOR++)); do</text:span></text:span></text:p>
      <text:p text:style-name="P40"><text:span text:style-name="Emphasis"><text:span text:style-name="T46"/></text:span></text:p>
      <text:p text:style-name="P40"><text:span text:style-name="Emphasis"><text:span text:style-name="T46"><text:s text:c="2"/>ELEVADO=`echo $ELEVADO $</text:span></text:span><text:span text:style-name="Emphasis"><text:span text:style-name="T48">BASE</text:span></text:span><text:span text:style-name="Emphasis"><text:span text:style-name="T46"> | awk '{ print $1*$2 }'`</text:span></text:span></text:p>
      <text:p text:style-name="P40"><text:span text:style-name="Emphasis"><text:span text:style-name="T46"/></text:span></text:p>
      <text:p text:style-name="P40"><text:span text:style-name="Emphasis"><text:span text:style-name="T46">done</text:span></text:span></text:p>
      <text:p text:style-name="P40"><text:span text:style-name="Emphasis"><text:span text:style-name="T46"/></text:span></text:p>
      <text:p text:style-name="P40"><text:span text:style-name="Emphasis"><text:span text:style-name="T46">echo $ELEVADO</text:span></text:span></text:p>
      <text:list xml:id="list190321766513448" text:continue-numbering="true" text:style-name="L1">
        <text:list-item>
          <text:p text:style-name="P47">Realizar un script llamado '<text:span text:style-name="T8">citas</text:span>' en el que se puedan utilizar las siguientes opciones:</text:p>
          <text:p text:style-name="P42"/>
        </text:list-item>
      </text:list>
      <text:p text:style-name="P22"><text:s/><text:span text:style-name="T72"><text:s/>-h --help <text:s text:c="2"/>Para mostrar un texto de ayuda. </text:span></text:p>
      <text:p text:style-name="P23"><text:s text:c="2"/>-a --add <text:s text:c="3"/>Para añadir una cita con HORA_INI, HORA_FIN, y NOMBRE_PACIENTE. </text:p>
      <text:p text:style-name="P23"><text:s text:c="2"/>-s --search Para buscar los pacientes que contengan PATRÓN. </text:p>
      <text:p text:style-name="P23"><text:s text:c="2"/>-i --init <text:s text:c="2"/>Para buscar las citas que empiecen a HORA_INICIO. </text:p>
      <text:p text:style-name="P23"><text:s text:c="2"/>-e --end <text:s text:c="3"/>Para buscar las citas que terminen a HORA_FINAL. </text:p>
      <text:p text:style-name="P23"><text:s text:c="2"/>-n --name <text:s text:c="2"/>Para listar todas las citas ordenadas por NOMBRE_PACIENTE. </text:p>
      <text:p text:style-name="P23"><text:s text:c="2"/>-<text:span text:style-name="T56">o</text:span> --hour <text:s text:c="2"/>Para listar todas las citas ordenadas por HORA_INICIO. </text:p>
      <text:p text:style-name="P23"/>
      <text:p text:style-name="P23">- Para cada una de las opciones se comprobará que se introducen el número de parámetros correctos y con el formato correcto. </text:p>
      <text:p text:style-name="P23"/>
      <text:p text:style-name="P23">- HORA_INCIO y HORA_FINAL serán números enteros comprendidos entre 00 y 23. </text:p>
      <text:p text:style-name="P23"/>
      <text:p text:style-name="P23">- Al introducir una cita nueva se comprobará que no se solape con otra ya introducida. </text:p>
      <text:p text:style-name="P23"/>
      <text:p text:style-name="P23">- Se comprobará también que no se repita ningún nombre de paciente.</text:p>
      <text:p text:style-name="P23"/>
      <text:p text:style-name="Preformatted_20_Text">#! /bin/bash</text:p>
      <text:p text:style-name="Preformatted_20_Text"/>
      <text:p text:style-name="Preformatted_20_Text"># script que gestiona las citas de una consulta.</text:p>
      <text:p text:style-name="Preformatted_20_Text"/>
      <text:p text:style-name="Preformatted_20_Text"># Para cada una de las opciones se comprobará que se introducen el número de parámetros correctos con el formato correcto.</text:p>
      <text:p text:style-name="Preformatted_20_Text"># HORA_INCIO y HORA_FINAL serán numeros enteros comprendidos entre 00 y 23.</text:p>
      <text:p text:style-name="Preformatted_20_Text"># Al introducir una cita nueva se comprobará que no se solape con otra ya introducida.</text:p>
      <text:p text:style-name="Preformatted_20_Text"># Se comprobará también que no se repita ningún nombre de paciente.</text:p>
      <text:p text:style-name="Preformatted_20_Text"/>
      <text:p text:style-name="Preformatted_20_Text"># variables globales</text:p>
      <text:p text:style-name="Preformatted_20_Text"><text:soft-page-break/>CITAS_FILE=~/citas.txt</text:p>
      <text:p text:style-name="P31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tab/>$0 [OPCIONES] [HORA_INICIAL] [HORA_FINAL] [NOMBRE_PACIENTE]</text:p>
      <text:p text:style-name="Preformatted_20_Text"/>
      <text:p text:style-name="Preformatted_20_Text">DESCRIPCIÓN</text:p>
      <text:p text:style-name="Preformatted_20_Text"><text:tab/>Añade y busca citas de una consulta.</text:p>
      <text:p text:style-name="Preformatted_20_Text"/>
      <text:p text:style-name="Preformatted_20_Text">OPCIONES</text:p>
      <text:p text:style-name="Preformatted_20_Text"><text:tab/>-h --help <text:s text:c="2"/>Para mostrar un texto de ayuda.</text:p>
      <text:p text:style-name="Preformatted_20_Text"><text:tab/>-a --add <text:s text:c="3"/>Para añadir una cita con HORA_INICIAL, HORA_FINAL, y NOMBRE_PACIENTE.</text:p>
      <text:p text:style-name="Preformatted_20_Text"><text:tab/>-s --search Para buscar los pacientes que contengan PATRÓN.</text:p>
      <text:p text:style-name="Preformatted_20_Text"><text:tab/>-i --init <text:s text:c="2"/>Para buscar las citas que empiecen a HORA_INICIAL.</text:p>
      <text:p text:style-name="Preformatted_20_Text"><text:tab/>-e --end <text:s text:c="3"/>Para buscar las citas que terminen a HORA_FINAL.</text:p>
      <text:p text:style-name="Preformatted_20_Text"><text:tab/>-n --name <text:s text:c="2"/>Para listar todas las citas ordenadas por NOMBRE_PACIENTE.</text:p>
      <text:p text:style-name="Preformatted_20_Text"><text:tab/>-o --hour <text:s text:c="2"/>Para listar todas las citas ordenadas por HORA_INICIAL.</text:p>
      <text:p text:style-name="Preformatted_20_Text"/>
      <text:p text:style-name="Preformatted_20_Text">CÓDIGOS DE RETORNO</text:p>
      <text:p text:style-name="Preformatted_20_Text"><text:tab/>0 Si no hay ningún error.</text:p>
      <text:p text:style-name="Preformatted_20_Text"><text:tab/>1 Si el número de parámetros es incorrecto.</text:p>
      <text:p text:style-name="Preformatted_20_Text"><text:tab/>2 Si el formato de los parámetros es incorrecto.</text:p>
      <text:p text:style-name="Preformatted_20_Text"><text:tab/>3 Si al añadir una cita se solapa con otra ya introducida.</text:p>
      <text:p text:style-name="Preformatted_20_Text"><text:tab/>4 Si al añadir una cita ya existe NOMBRE_PACIENTE.</text:p>
      <text:p text:style-name="Preformatted_20_Text"><text:tab/>5 Si se introduce una opción inválida.</text:p>
      <text:p text:style-name="Preformatted_20_Text"><text:tab/>6 Si ocurre otro error no mencionado.</text:p>
      <text:p text:style-name="Preformatted_20_Text">DESCRIPCION_AYUDA</text:p>
      <text:p text:style-name="Preformatted_20_Text">}</text:p>
      <text:p text:style-name="Preformatted_20_Text"/>
      <text:p text:style-name="Preformatted_20_Text"># función de error</text:p>
      <text:p text:style-name="Preformatted_20_Text">#<text:tab/>$1 línea de error</text:p>
      <text:p text:style-name="Preformatted_20_Text">#<text:tab/>$2 mensaje de error</text:p>
      <text:p text:style-name="Preformatted_20_Text">#<text:tab/>$3 código de retorno </text:p>
      <text:p text:style-name="Preformatted_20_Text">function error() {</text:p>
      <text:p text:style-name="Preformatted_20_Text"/>
      <text:p text:style-name="Preformatted_20_Text"><text:tab/># muetra un mensaje de error</text:p>
      <text:p text:style-name="Preformatted_20_Text"><text:tab/>echo "$0: Línea $1: Error $3: $2"</text:p>
      <text:p text:style-name="Preformatted_20_Text"/>
      <text:p text:style-name="Preformatted_20_Text"><text:tab/># termina la ejecución del script con el codigo de retorno indicado</text:p>
      <text:p text:style-name="Preformatted_20_Text"><text:tab/>exit $3</text:p>
      <text:p text:style-name="Preformatted_20_Text">}</text:p>
      <text:p text:style-name="P31"># función que comprueba el número de parámetros introducido</text:p>
      <text:p text:style-name="Preformatted_20_Text">#<text:tab/>$1 linea error</text:p>
      <text:p text:style-name="Preformatted_20_Text">#<text:tab/>$2 número de parámetros esperados</text:p>
      <text:p text:style-name="Preformatted_20_Text">#<text:tab/>$@ parámetros</text:p>
      <text:p text:style-name="Preformatted_20_Text">function numero_parametros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eliminamos el primer parámetro</text:p>
      <text:p text:style-name="Preformatted_20_Text"><text:tab/>shift</text:p>
      <text:p text:style-name="Preformatted_20_Text"/>
      <text:p text:style-name="Preformatted_20_Text"><text:tab/># número de parámetros esperados</text:p>
      <text:p text:style-name="Preformatted_20_Text"><text:tab/>NUMERO_PARAMETROS_ESPERADOS=$1</text:p>
      <text:p text:style-name="Preformatted_20_Text"/>
      <text:p text:style-name="Preformatted_20_Text"><text:tab/># volvemos a eliminar el primer parámetro</text:p>
      <text:p text:style-name="Preformatted_20_Text"><text:tab/>shift</text:p>
      <text:p text:style-name="Preformatted_20_Text"/>
      <text:p text:style-name="Preformatted_20_Text"><text:tab/># número de parámetros que nos queda</text:p>
      <text:p text:style-name="Preformatted_20_Text"><text:tab/>NUMERO_PARAMETROS_REALES=$#</text:p>
      <text:p text:style-name="Preformatted_20_Text"/>
      <text:p text:style-name="Preformatted_20_Text"><text:tab/># si el número de parámetros introducido es distinto del esperado</text:p>
      <text:p text:style-name="Preformatted_20_Text"><text:tab/>if [ "$NUMERO_PARAMETROS_REALES" != "$NUMERO_PARAMETROS_ESPERADOS" ]; then</text:p>
      <text:p text:style-name="Preformatted_20_Text"/>
      <text:p text:style-name="Preformatted_20_Text"><text:tab/><text:tab/>error $LINEA_ERROR "Número de parámetros '$NUMERO_PARAMETROS_REALES' distinto de '$NUMERO_PARAMETROS_ESPERADOS'." 1</text:p>
      <text:p text:style-name="Preformatted_20_Text"><text:tab/>fi</text:p>
      <text:p text:style-name="Preformatted_20_Text">}</text:p>
      <text:p text:style-name="Preformatted_20_Text"/>
      <text:p text:style-name="Preformatted_20_Text"># función que comprueba que el formato de la hora es correcto</text:p>
      <text:p text:style-name="Preformatted_20_Text">#<text:tab/>$1 línea de error</text:p>
      <text:p text:style-name="Preformatted_20_Text">#<text:tab/>$2 hora</text:p>
      <text:p text:style-name="Preformatted_20_Text">function formato_hora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la hora</text:p>
      <text:p text:style-name="Preformatted_20_Text"><text:tab/>HORA=$2</text:p>
      <text:p text:style-name="Preformatted_20_Text"/>
      <text:p text:style-name="Preformatted_20_Text"><text:tab/># si la hora introducida no es un número de 2 cifras</text:p>
      <text:p text:style-name="Preformatted_20_Text"><text:tab/>if [ -z "`echo $HORA | grep -E ^[0-9]{2}$`" ]; then</text:p>
      <text:p text:style-name="Preformatted_20_Text"/>
      <text:p text:style-name="Preformatted_20_Text"><text:tab/><text:tab/>error $LINEA_ERROR "'$HORA' no es un número de 2 cifras." 2</text:p>
      <text:p text:style-name="Preformatted_20_Text"><text:tab/>fi</text:p>
      <text:p text:style-name="Preformatted_20_Text"/>
      <text:p text:style-name="Preformatted_20_Text"><text:tab/># si la hora no está comprendida entre 00 y 23</text:p>
      <text:p text:style-name="Preformatted_20_Text"><text:tab/>if [ $HORA -gt 23 ]; then</text:p>
      <text:p text:style-name="Preformatted_20_Text"/>
      <text:p text:style-name="Preformatted_20_Text"><text:tab/><text:tab/>error $LINEA_ERROR "'$HORA' no está comprendida entre 00 y 23" 2</text:p>
      <text:p text:style-name="Preformatted_20_Text"><text:tab/>fi</text:p>
      <text:p text:style-name="Preformatted_20_Text">}</text:p>
      <text:p text:style-name="P31"># función que comprueba que la hora inicial no se solapa con alguna cita ya introducida</text:p>
      <text:p text:style-name="Preformatted_20_Text">#<text:tab/>$1 línea de error</text:p>
      <text:p text:style-name="Preformatted_20_Text">#<text:tab/>$2 hora inicial</text:p>
      <text:p text:style-name="Preformatted_20_Text">function solape_hora_inicial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la hora inicial</text:p>
      <text:p text:style-name="Preformatted_20_Text"><text:tab/>HORA_INICIAL=$2</text:p>
      <text:p text:style-name="Preformatted_20_Text"/>
      <text:p text:style-name="Preformatted_20_Text"><text:tab/># fichero con el programa awk</text:p>
      <text:p text:style-name="Preformatted_20_Text"><text:tab/>FICHERO_PROGRAMA_AWK=~/awk-program.txt</text:p>
      <text:p text:style-name="Preformatted_20_Text"/>
      <text:p text:style-name="Preformatted_20_Text"><text:tab/># sentencia awk para buscar si ya existe una cita que se solape</text:p>
      <text:p text:style-name="Preformatted_20_Text"><text:tab/>echo "{ if ( $HORA_INICIAL &gt;= \$1 &amp;&amp; $HORA_INICIAL &lt; \$2 ) print \$0 }" &gt; $FICHERO_PROGRAMA_AWK</text:p>
      <text:p text:style-name="Preformatted_20_Text"/>
      <text:p text:style-name="Preformatted_20_Text"><text:tab/># ejecutamos el comando y guardamos el resultado en una variable</text:p>
      <text:p text:style-name="Preformatted_20_Text"><text:tab/>CITA_SOLAPADA=`more $CITAS_FILE | awk -f $FICHERO_PROGRAMA_AWK`</text:p>
      <text:p text:style-name="Preformatted_20_Text"/>
      <text:p text:style-name="Preformatted_20_Text"><text:tab/># si existe alguna cita que se solape</text:p>
      <text:p text:style-name="Preformatted_20_Text"><text:tab/>if [ -n "$CITA_SOLAPADA" ]; then</text:p>
      <text:p text:style-name="Preformatted_20_Text"/>
      <text:p text:style-name="Preformatted_20_Text"><text:tab/><text:tab/>error $LINEA_ERROR "La hora inicial '$HORA_INICIAL' se solapa con la cita '$CITA_SOLAPADA'." 3</text:p>
      <text:p text:style-name="Preformatted_20_Text"><text:tab/>fi</text:p>
      <text:p text:style-name="Preformatted_20_Text">}</text:p>
      <text:p text:style-name="Preformatted_20_Text"/>
      <text:p text:style-name="Preformatted_20_Text"># función que comprueba que la hora final no se solapa con alguna cita ya introducida</text:p>
      <text:p text:style-name="Preformatted_20_Text">#<text:tab/>$1 línea de error</text:p>
      <text:p text:style-name="Preformatted_20_Text">#<text:tab/>$2 hora final</text:p>
      <text:p text:style-name="Preformatted_20_Text">function solape_hora_final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la hora final</text:p>
      <text:p text:style-name="Preformatted_20_Text"><text:tab/>HORA_FINAL=$2</text:p>
      <text:p text:style-name="Preformatted_20_Text"/>
      <text:p text:style-name="Preformatted_20_Text"><text:tab/># fichero con el programa awk</text:p>
      <text:p text:style-name="Preformatted_20_Text"><text:tab/>FICHERO_PROGRAMA_AWK=~/awk-program.txt</text:p>
      <text:p text:style-name="Preformatted_20_Text"/>
      <text:p text:style-name="Preformatted_20_Text"><text:tab/># sentencia awk para buscar si ya existe una cita que se solape</text:p>
      <text:p text:style-name="Preformatted_20_Text"><text:tab/>echo "{ if ( $HORA_FINAL &gt; \$1 &amp;&amp; $HORA_FINAL &lt;= \$2 ) print \$0 }" &gt; $FICHERO_PROGRAMA_AWK</text:p>
      <text:p text:style-name="Preformatted_20_Text"/>
      <text:p text:style-name="Preformatted_20_Text"><text:tab/># ejecutamos el comando y guardamos el resultado en una variable</text:p>
      <text:p text:style-name="Preformatted_20_Text"><text:tab/>CITA_SOLAPADA=`more $CITAS_FILE | awk -f $FICHERO_PROGRAMA_AWK`</text:p>
      <text:p text:style-name="Preformatted_20_Text"/>
      <text:p text:style-name="Preformatted_20_Text"><text:tab/># si existe alguna cita que se solape</text:p>
      <text:p text:style-name="Preformatted_20_Text"><text:tab/>if [ -n "$CITA_SOLAPADA" ]; then</text:p>
      <text:p text:style-name="Preformatted_20_Text"/>
      <text:p text:style-name="Preformatted_20_Text"><text:tab/><text:tab/>error $LINEA_ERROR "La hora final '$HORA_FINAL' se solapa con la cita '$CITA_SOLAPADA'." 3</text:p>
      <text:p text:style-name="Preformatted_20_Text"><text:tab/>fi</text:p>
      <text:p text:style-name="Preformatted_20_Text">}</text:p>
      <text:p text:style-name="P31"># función que comprueba que no exista ya un nombre de paciente</text:p>
      <text:p text:style-name="Preformatted_20_Text">#<text:tab/>$1 línea de error</text:p>
      <text:p text:style-name="Preformatted_20_Text">#<text:tab/>$2 nombre del paciente a comprobar</text:p>
      <text:p text:style-name="Preformatted_20_Text">function nombre_paciente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el nombre del paciente</text:p>
      <text:p text:style-name="Preformatted_20_Text"><text:tab/>NOMBRE_PACIENTE=$2</text:p>
      <text:p text:style-name="Preformatted_20_Text"/>
      <text:p text:style-name="Preformatted_20_Text"><text:tab/># si el nombre ya está en el fichero de citas</text:p>
      <text:p text:style-name="Preformatted_20_Text"><text:tab/>if [ -n "`grep $NOMBRE_PACIENTE $CITAS_FILE`" ]; then</text:p>
      <text:p text:style-name="Preformatted_20_Text"><text:tab/><text:tab/>error $LINEA_ERROR "Nombre '$NOMBRE_PACIENTE' repetido." 4</text:p>
      <text:p text:style-name="Preformatted_20_Text"><text:tab/>fi</text:p>
      <text:p text:style-name="Preformatted_20_Text">}</text:p>
      <text:p text:style-name="Preformatted_20_Text"/>
      <text:p text:style-name="Preformatted_20_Text"># función que comprueba si ha habido algún error inexperado</text:p>
      <text:p text:style-name="Preformatted_20_Text">#<text:tab/>$1 línea de error</text:p>
      <text:p text:style-name="Preformatted_20_Text">function error_inexperado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si ocurre algún error inexperado</text:p>
      <text:p text:style-name="Preformatted_20_Text"><text:tab/>if [ "$?" != "0" ]; then</text:p>
      <text:p text:style-name="Preformatted_20_Text"><text:tab/><text:tab/>error $LINEA_ERROR "Error inexperado." 6</text:p>
      <text:p text:style-name="Preformatted_20_Text"><text:tab/>fi</text:p>
      <text:p text:style-name="Preformatted_20_Text">}</text:p>
      <text:p text:style-name="Preformatted_20_Text"/>
      <text:p text:style-name="Preformatted_20_Text"># función para añadir una cita</text:p>
      <text:p text:style-name="Preformatted_20_Text">#<text:tab/>$1 hora incio cita</text:p>
      <text:p text:style-name="Preformatted_20_Text">#<text:tab/>$2 hora final cita</text:p>
      <text:p text:style-name="Preformatted_20_Text">#<text:tab/>$3 nombre del paciente</text:p>
      <text:p text:style-name="Preformatted_20_Text">function add() {</text:p>
      <text:p text:style-name="Preformatted_20_Text"/>
      <text:p text:style-name="Preformatted_20_Text"><text:tab/># comprobamos que el número de parámetros sea igual a 3</text:p>
      <text:p text:style-name="Preformatted_20_Text"><text:tab/>numero_parametros $LINENO 3 $@</text:p>
      <text:p text:style-name="Preformatted_20_Text"/>
      <text:p text:style-name="Preformatted_20_Text"><text:tab/># inicializamos las variables con los parámetros introducidos</text:p>
      <text:p text:style-name="Preformatted_20_Text"><text:tab/>HORA_INICIAL=$1</text:p>
      <text:p text:style-name="Preformatted_20_Text"><text:tab/>HORA_FINAL=$2</text:p>
      <text:p text:style-name="Preformatted_20_Text"><text:tab/>NOMBRE_PACIENTE=$3</text:p>
      <text:p text:style-name="Preformatted_20_Text"/>
      <text:p text:style-name="Preformatted_20_Text"><text:tab/># comprobamos que el formato de la hora inicial sea el correcto</text:p>
      <text:p text:style-name="Preformatted_20_Text"><text:tab/>formato_hora $LINENO $HORA_INICIAL</text:p>
      <text:p text:style-name="Preformatted_20_Text"><text:tab/># comprobamos que la hora inicial no se solape con alguna cita</text:p>
      <text:p text:style-name="Preformatted_20_Text"><text:tab/>solape_hora_inicial $LINENO $HORA_INICIAL</text:p>
      <text:p text:style-name="Preformatted_20_Text"><text:tab/># comprobamos que el formato de la hora final sea el correcto</text:p>
      <text:p text:style-name="Preformatted_20_Text"><text:tab/>formato_hora $LINENO $HORA_FINAL</text:p>
      <text:p text:style-name="Preformatted_20_Text"><text:tab/># comprobamos que la hora final no se solape con alguna cita</text:p>
      <text:p text:style-name="Preformatted_20_Text"><text:tab/>solape_hora_final $LINENO $HORA_FINAL</text:p>
      <text:p text:style-name="Preformatted_20_Text"><text:tab/># comprobamos que no exista ya el nombre del paciente</text:p>
      <text:p text:style-name="Preformatted_20_Text"><text:tab/>nombre_paciente $LINENO $NOMBRE_PACIENTE</text:p>
      <text:p text:style-name="Preformatted_20_Text"/>
      <text:p text:style-name="Preformatted_20_Text"><text:tab/># grabamos al final del fichero</text:p>
      <text:p text:style-name="Preformatted_20_Text"><text:tab/>echo $HORA_INICIAL $HORA_FINAL $NOMBRE_PACIENTE &gt;&gt;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><text:soft-page-break/># función de búsqueda por NOMBRE_PACIENTE</text:p>
      <text:p text:style-name="Preformatted_20_Text"># <text:s text:c="3"/>$1 patrón de búsqueda</text:p>
      <text:p text:style-name="Preformatted_20_Text">function search() {</text:p>
      <text:p text:style-name="Preformatted_20_Text"/>
      <text:p text:style-name="Preformatted_20_Text"><text:tab/># comprobamos que el número de parámetros sea igual a 1</text:p>
      <text:p text:style-name="Preformatted_20_Text"><text:tab/>numero_parametros $LINENO 1 $@</text:p>
      <text:p text:style-name="Preformatted_20_Text"/>
      <text:p text:style-name="Preformatted_20_Text"><text:tab/>PATRON=$1</text:p>
      <text:p text:style-name="Preformatted_20_Text"/>
      <text:p text:style-name="Preformatted_20_Text"><text:tab/># buscamos el patrón introducido en el fichero de las citas</text:p>
      <text:p text:style-name="Preformatted_20_Text"><text:tab/>grep $PATRON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función de búsqueda por HORA_INICIAL</text:p>
      <text:p text:style-name="Preformatted_20_Text"># <text:s text:c="3"/>$1 hora inicial</text:p>
      <text:p text:style-name="Preformatted_20_Text">function init() {</text:p>
      <text:p text:style-name="Preformatted_20_Text"/>
      <text:p text:style-name="Preformatted_20_Text"><text:tab/># comprobamos que el número de parámetros sea igual a 1</text:p>
      <text:p text:style-name="Preformatted_20_Text"><text:tab/>numero_parametros $LINENO 1 $@</text:p>
      <text:p text:style-name="Preformatted_20_Text"/>
      <text:p text:style-name="Preformatted_20_Text"><text:tab/>HORA_INICIAL=$1</text:p>
      <text:p text:style-name="Preformatted_20_Text"/>
      <text:p text:style-name="Preformatted_20_Text"><text:tab/># comprobamos que el formato de la hora inicial sea el correcto</text:p>
      <text:p text:style-name="Preformatted_20_Text"><text:tab/>formato_hora $LINENO $HORA_INICIAL</text:p>
      <text:p text:style-name="Preformatted_20_Text"/>
      <text:p text:style-name="Preformatted_20_Text"><text:tab/># buscamos la hora inicial en el fichero de las citas</text:p>
      <text:p text:style-name="Preformatted_20_Text"><text:tab/>grep -E ^$HORA_INICIAL.*$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función de búsqueda por HORA_FINAL</text:p>
      <text:p text:style-name="Preformatted_20_Text"># <text:s text:c="3"/>$1 hora final</text:p>
      <text:p text:style-name="Preformatted_20_Text">function end() {</text:p>
      <text:p text:style-name="Preformatted_20_Text"/>
      <text:p text:style-name="Preformatted_20_Text"><text:tab/># comprobamos que el número de parámetros sea igual a 1</text:p>
      <text:p text:style-name="Preformatted_20_Text"><text:tab/>numero_parametros $LINENO 1 $@</text:p>
      <text:p text:style-name="Preformatted_20_Text"/>
      <text:p text:style-name="Preformatted_20_Text"><text:tab/>HORA_FINAL=$1</text:p>
      <text:p text:style-name="Preformatted_20_Text"/>
      <text:p text:style-name="Preformatted_20_Text"><text:tab/># comprobamos que el formato de la hora final sea el correcto</text:p>
      <text:p text:style-name="Preformatted_20_Text"><text:tab/>formato_hora $LINENO $HORA_FINAL</text:p>
      <text:p text:style-name="Preformatted_20_Text"/>
      <text:p text:style-name="Preformatted_20_Text"><text:tab/># buscamos la hora final en el fichero de las citas</text:p>
      <text:p text:style-name="Preformatted_20_Text"><text:tab/>grep -E ^...$HORA_FINAL.*$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31"># función de listado ordenados por NOMBRE_PACIENTE</text:p>
      <text:p text:style-name="Preformatted_20_Text">function name() {</text:p>
      <text:p text:style-name="Preformatted_20_Text"/>
      <text:p text:style-name="Preformatted_20_Text"><text:tab/># comprobamos que el número de parámetros sea igual a 0</text:p>
      <text:p text:style-name="Preformatted_20_Text"><text:tab/>numero_parametros $LINENO 0 $@</text:p>
      <text:p text:style-name="Preformatted_20_Text"/>
      <text:p text:style-name="Preformatted_20_Text"><text:tab/># ordenamos el fichero de las citas por la tercera columna</text:p>
      <text:p text:style-name="Preformatted_20_Text"><text:tab/>sort -k 3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función de listado ordenados por HORA_INICIAL</text:p>
      <text:p text:style-name="Preformatted_20_Text">function hour() {</text:p>
      <text:p text:style-name="Preformatted_20_Text"/>
      <text:p text:style-name="Preformatted_20_Text"><text:tab/># comprobamos que el número de parámetros sea igual a 0</text:p>
      <text:p text:style-name="Preformatted_20_Text"><text:tab/>numero_parametros $LINENO 0 $@</text:p>
      <text:p text:style-name="Preformatted_20_Text"/>
      <text:p text:style-name="Preformatted_20_Text"><text:tab/># ordenamos el fichero de las citas por la primera columna en formato numérico</text:p>
      <text:p text:style-name="Preformatted_20_Text"><text:tab/>sort -nk 1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vemos si tenemos acceso al fichero de las citas</text:p>
      <text:p text:style-name="Preformatted_20_Text">touch $CITAS_FILE</text:p>
      <text:p text:style-name="Preformatted_20_Text"/>
      <text:p text:style-name="Preformatted_20_Text"># comprobamos que no haya habido ningún error inexperado</text:p>
      <text:p text:style-name="Preformatted_20_Text">error_inexperado</text:p>
      <text:p text:style-name="Preformatted_20_Text"/>
      <text:p text:style-name="Preformatted_20_Text"># recogemos la opción selecionada</text:p>
      <text:p text:style-name="Preformatted_20_Text">OPCION=$1</text:p>
      <text:p text:style-name="Preformatted_20_Text"/>
      <text:p text:style-name="Preformatted_20_Text"># eliminamos el primer parámetro</text:p>
      <text:p text:style-name="Preformatted_20_Text">shift</text:p>
      <text:p text:style-name="Preformatted_20_Text"/>
      <text:p text:style-name="Preformatted_20_Text"># dependiendo de la opción seleccionada</text:p>
      <text:p text:style-name="Preformatted_20_Text">case $OPCION in</text:p>
      <text:p text:style-name="Preformatted_20_Text"><text:tab/>-h|--help)<text:tab/> <text:s text:c="3"/>ayuda;;</text:p>
      <text:p text:style-name="Preformatted_20_Text"><text:tab/>-a|--add)<text:tab/> <text:s text:c="3"/>add $@;;</text:p>
      <text:p text:style-name="Preformatted_20_Text"><text:tab/>-s|--search)<text:tab/>search $@;;</text:p>
      <text:p text:style-name="Preformatted_20_Text"><text:tab/>-i|--init)<text:tab/> <text:s text:c="3"/>init $@;;</text:p>
      <text:p text:style-name="Preformatted_20_Text"><text:tab/>-e|--end)<text:tab/> <text:s text:c="3"/>end $@;;</text:p>
      <text:p text:style-name="Preformatted_20_Text"><text:tab/>-n|--name)<text:tab/> <text:s text:c="3"/>name $@;;</text:p>
      <text:p text:style-name="Preformatted_20_Text"><text:tab/>-o|--hour)<text:tab/> <text:s text:c="3"/>hour $@;;</text:p>
      <text:p text:style-name="Preformatted_20_Text"><text:tab/>*)<text:tab/><text:tab/> <text:s text:c="7"/>error $LINENO "Opción '$OPCION' inválida." 5;;</text:p>
      <text:p text:style-name="Preformatted_20_Text">esac</text:p>
      <text:p text:style-name="P22"/>
      <text:p text:style-name="P18"/>
      <text:list xml:id="list190321740822174" text:continue-numbering="true" text:style-name="L1">
        <text:list-item>
          <text:p text:style-name="P62">Realizar un script llamado '<text:span text:style-name="T8">citas-menu.</text:span><text:span text:style-name="T20">sh</text:span>' que sea una interfaz del script 'citas' motrando un menú con las siguientes opciones: </text:p>
        </text:list-item>
      </text:list>
      <text:p text:style-name="P3"><text:s text:c="5"/><text:span text:style-name="T39"><text:s text:c="3"/></text:span><text:span text:style-name="T73">1.Añadir cita nueva. </text:span></text:p>
      <text:p text:style-name="P2"><text:s text:c="8"/>2.Buscar por nombre del paciente. </text:p>
      <text:p text:style-name="P2"><text:s text:c="8"/>3.Buscar citas por hora inicial. </text:p>
      <text:p text:style-name="P2"><text:s text:c="8"/>4.Buscar citas por hora final. </text:p>
      <text:p text:style-name="P2"><text:s text:c="8"/>5.Listar las citas ordenadas por nombre del paciente. </text:p>
      <text:p text:style-name="P2"><text:s text:c="8"/>6.Listar las citas ordenadas por hora inicial. </text:p>
      <text:p text:style-name="P3"><text:span text:style-name="Emphasis"><text:span text:style-name="T73"><text:s text:c="8"/>7.Salir del programa.</text:span></text:span></text:p>
      <text:p text:style-name="P3"><text:span text:style-name="Emphasis"><text:span text:style-name="T73"/></text:span></text:p>
      <text:p text:style-name="Preformatted_20_Text"><text:span text:style-name="Emphasis"><text:span text:style-name="T74">#! /bin/bash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script interfaz del script 'citas'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variables globales</text:span></text:span></text:p>
      <text:p text:style-name="Preformatted_20_Text"><text:span text:style-name="Emphasis"><text:span text:style-name="T74">CITAS_SCRIPT=./citas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ayuda</text:span></text:span></text:p>
      <text:p text:style-name="Preformatted_20_Text"><text:span text:style-name="Emphasis"><text:span text:style-name="T74">function ayuda() {</text:span></text:span></text:p>
      <text:p text:style-name="Preformatted_20_Text"><text:span text:style-name="Emphasis"><text:span text:style-name="T74">cat &lt;&lt; DESCRIPCION_AYUDA</text:span></text:span></text:p>
      <text:p text:style-name="Preformatted_20_Text"><text:span text:style-name="Emphasis"><text:span text:style-name="T74">SYNOPIS</text:span></text:span></text:p>
      <text:p text:style-name="Preformatted_20_Text"><text:span text:style-name="Emphasis"><text:span text:style-name="T74"><text:tab/>$0 [OPCIONES]</text:span></text:span></text:p>
      <text:p text:style-name="Preformatted_20_Text"><text:span text:style-name="Emphasis"><text:span text:style-name="T74">DESCRIPCIÓN</text:span></text:span></text:p>
      <text:p text:style-name="Preformatted_20_Text"><text:span text:style-name="Emphasis"><text:span text:style-name="T74"><text:tab/>Añade y busca citas HORA_INICIAL, HORA_FINAL y NOMBRE_PACIENTE.</text:span></text:span></text:p>
      <text:p text:style-name="Preformatted_20_Text"><text:span text:style-name="Emphasis"><text:span text:style-name="T74">OPCIONES</text:span></text:span></text:p>
      <text:p text:style-name="Preformatted_20_Text"><text:span text:style-name="Emphasis"><text:span text:style-name="T74"><text:tab/>-h --help<text:tab/>Muesta esta ayuda.</text:span></text:span></text:p>
      <text:p text:style-name="Preformatted_20_Text"><text:span text:style-name="Emphasis"><text:span text:style-name="T74">CODIGOS DE RETORNO</text:span></text:span></text:p>
      <text:p text:style-name="Preformatted_20_Text"><text:span text:style-name="Emphasis"><text:span text:style-name="T74"><text:tab/>0 Si no hay ningún error.</text:span></text:span></text:p>
      <text:p text:style-name="Preformatted_20_Text"><text:span text:style-name="Emphasis"><text:span text:style-name="T74">DESCRIPCION_AYUDA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menu</text:span></text:span></text:p>
      <text:p text:style-name="Preformatted_20_Text"><text:span text:style-name="Emphasis"><text:span text:style-name="T74">function menu() {</text:span></text:span></text:p>
      <text:p text:style-name="Preformatted_20_Text"><text:span text:style-name="Emphasis"><text:span text:style-name="T74">cat &lt;&lt; DESCRIPCION_MENU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+---------------------------------------------------------------------+</text:span></text:span></text:p>
      <text:p text:style-name="Preformatted_20_Text"><text:span text:style-name="Emphasis"><text:span text:style-name="T74">| MENU DE CITAS <text:s text:c="54"/>|</text:span></text:span></text:p>
      <text:p text:style-name="Preformatted_20_Text"><text:span text:style-name="Emphasis"><text:span text:style-name="T74">+---------------------------------------------------------------------+</text:span></text:span></text:p>
      <text:p text:style-name="Preformatted_20_Text"><text:span text:style-name="Emphasis"><text:span text:style-name="T74">| a. Añadir una cita con HORA_INICIAL, HORA_FINAL, y NOMBRE_PACIENTE. |</text:span></text:span></text:p>
      <text:p text:style-name="Preformatted_20_Text"><text:span text:style-name="Emphasis"><text:span text:style-name="T74">| s. Buscar los pacientes que contengan PATRÓN. <text:s text:c="22"/>|</text:span></text:span></text:p>
      <text:p text:style-name="Preformatted_20_Text"><text:span text:style-name="Emphasis"><text:span text:style-name="T74">| i. Buscar las citas que empiecen a HORA_INICIAL. <text:s text:c="19"/>|</text:span></text:span></text:p>
      <text:p text:style-name="Preformatted_20_Text"><text:span text:style-name="Emphasis"><text:span text:style-name="T74">| e. Buscar las citas que terminen a HORA_FINAL. <text:s text:c="21"/>|</text:span></text:span></text:p>
      <text:p text:style-name="Preformatted_20_Text"><text:span text:style-name="Emphasis"><text:span text:style-name="T74">| n. Listar todas las citas ordenadas por NOMBRE_PACIENTE. <text:s text:c="11"/>|</text:span></text:span></text:p>
      <text:p text:style-name="Preformatted_20_Text"><text:span text:style-name="Emphasis"><text:span text:style-name="T74">| o. Listar todas las citas ordenadas por HORA_INICIAL. <text:s text:c="14"/>|</text:span></text:span></text:p>
      <text:p text:style-name="Preformatted_20_Text"><text:span text:style-name="Emphasis"><text:span text:style-name="T74">| s. Salir del programa. <text:s text:c="45"/>|</text:span></text:span></text:p>
      <text:p text:style-name="Preformatted_20_Text"><text:span text:style-name="Emphasis"><text:span text:style-name="T74">+---------------------------------------------------------------------+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DESCRIPCION_MENU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error</text:span></text:span></text:p>
      <text:p text:style-name="Preformatted_20_Text"><text:span text:style-name="Emphasis"><text:span text:style-name="T74">#<text:tab/>$1 línea de error</text:span></text:span></text:p>
      <text:p text:style-name="Preformatted_20_Text"><text:span text:style-name="Emphasis"><text:span text:style-name="T74">#<text:tab/>$2 mensaje de error</text:span></text:span></text:p>
      <text:p text:style-name="Preformatted_20_Text"><text:span text:style-name="Emphasis"><text:span text:style-name="T74">function error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$0: línea $1: $2"</text:span></text:span></text:p>
      <text:p text:style-name="Preformatted_20_Text"><text:span text:style-name="Emphasis"><text:span text:style-name="T74">}</text:span></text:span></text:p>
      <text:p text:style-name="P31"><text:span text:style-name="Emphasis"><text:span text:style-name="T74"># función para añadir una cita</text:span></text:span></text:p>
      <text:p text:style-name="Preformatted_20_Text"><text:span text:style-name="Emphasis"><text:span text:style-name="T74">function add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AÑADIR UNA CITA NUEVA"</text:span></text:span></text:p>
      <text:p text:style-name="Preformatted_20_Text"><text:span text:style-name="Emphasis"><text:span text:style-name="T74"><text:tab/>read -p "Introduce la hora inicial (de 00 a 23): " HORA_INICIAL</text:span></text:span></text:p>
      <text:p text:style-name="Preformatted_20_Text"><text:span text:style-name="Emphasis"><text:span text:style-name="T74"><text:tab/>read -p "Introduce la hora final (de 00 a 23): " HORA_FINAL</text:span></text:span></text:p>
      <text:p text:style-name="Preformatted_20_Text"><text:span text:style-name="Emphasis"><text:span text:style-name="T74"><text:tab/>read -p "Introduce el nombre del paciente: " NOMBRE_PACIENTE</text:span></text:span></text:p>
      <text:p text:style-name="Preformatted_20_Text"><text:span text:style-name="Emphasis"><text:span text:style-name="T74"><text:tab/>$CITAS_SCRIPT --add $HORA_INICIAL $HORA_FINAL $NOMBRE_PACIENTE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búsqueda</text:span></text:span></text:p>
      <text:p text:style-name="Preformatted_20_Text"><text:span text:style-name="Emphasis"><text:span text:style-name="T74">function search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BUSCAR POR HORA INICIAL, HORA FINAL o NOMBRE DEL PACIENTE"</text:span></text:span></text:p>
      <text:p text:style-name="Preformatted_20_Text"><text:span text:style-name="Emphasis"><text:span text:style-name="T74"><text:tab/>read -p "Introduce un patrón de búsqueda: " PATRON</text:span></text:span></text:p>
      <text:p text:style-name="Preformatted_20_Text"><text:span text:style-name="Emphasis"><text:span text:style-name="T74"><text:tab/>$CITAS_SCRIPT --search $PATRON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búsqueda por hora inicial</text:span></text:span></text:p>
      <text:p text:style-name="Preformatted_20_Text"><text:span text:style-name="Emphasis"><text:span text:style-name="T74">function init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BUSCAR POR HORA INICIAL"</text:span></text:span></text:p>
      <text:p text:style-name="Preformatted_20_Text"><text:span text:style-name="Emphasis"><text:span text:style-name="T74"><text:tab/>read -p "Introduce la hora inicial (de 00 a 23): " HORA_INICIAL</text:span></text:span></text:p>
      <text:p text:style-name="Preformatted_20_Text"><text:span text:style-name="Emphasis"><text:span text:style-name="T74"><text:tab/>$CITAS_SCRIPT --init $HORA_INICIAL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búsqueda por hora final</text:span></text:span></text:p>
      <text:p text:style-name="Preformatted_20_Text"><text:span text:style-name="Emphasis"><text:span text:style-name="T74">function end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BUSCAR POR HORA FINAL"</text:span></text:span></text:p>
      <text:p text:style-name="Preformatted_20_Text"><text:span text:style-name="Emphasis"><text:span text:style-name="T74"><text:tab/>read -p "Introduce la hora final (de 00 a 23): " HORA_FINAL</text:span></text:span></text:p>
      <text:p text:style-name="Preformatted_20_Text"><text:span text:style-name="Emphasis"><text:span text:style-name="T74"><text:tab/>$CITAS_SCRIPT --end $HORA_FINAL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listado ordenados por nombres</text:span></text:span></text:p>
      <text:p text:style-name="Preformatted_20_Text"><text:span text:style-name="Emphasis"><text:span text:style-name="T74">function name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LISTADO ORDENADO POR NOMBRE DEL PACIENTE"</text:span></text:span></text:p>
      <text:p text:style-name="Preformatted_20_Text"><text:span text:style-name="Emphasis"><text:span text:style-name="T74"><text:tab/>$CITAS_SCRIPT --name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de listado ordenados por hora de inicial</text:span></text:span></text:p>
      <text:p text:style-name="Preformatted_20_Text"><text:span text:style-name="Emphasis"><text:span text:style-name="T74">function hour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cho "LISTADO ORDENADO POR HORA INICIAL"</text:span></text:span></text:p>
      <text:p text:style-name="Preformatted_20_Text"><text:span text:style-name="Emphasis"><text:span text:style-name="T74"><text:tab/>$CITAS_SCRIPT --hour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función para salir del programa</text:span></text:span></text:p>
      <text:p text:style-name="Preformatted_20_Text"><text:span text:style-name="Emphasis"><text:span text:style-name="T74">function salir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xit 0</text:span></text:span></text:p>
      <text:p text:style-name="Preformatted_20_Text"><text:span text:style-name="Emphasis"><text:span text:style-name="T74">}</text:span></text:span></text:p>
      <text:p text:style-name="P31"><text:span text:style-name="Emphasis"><text:span text:style-name="T74"># función elegir_menu</text:span></text:span></text:p>
      <text:p text:style-name="Preformatted_20_Text"><text:span text:style-name="Emphasis"><text:span text:style-name="T74">function elegir_menu() {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menu</text:span></text:span></text:p>
      <text:p text:style-name="Preformatted_20_Text"><text:span text:style-name="Emphasis"><text:span text:style-name="T74"><text:tab/>read -p "Elige una opción: " OPCION</text:span></text:span></text:p>
      <text:p text:style-name="Preformatted_20_Text"><text:span text:style-name="Emphasis"><text:span text:style-name="T74"><text:tab/>clear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case $OPCION in</text:span></text:span></text:p>
      <text:p text:style-name="Preformatted_20_Text"><text:span text:style-name="Emphasis"><text:span text:style-name="T74"><text:tab/><text:tab/>a) add ;;</text:span></text:span></text:p>
      <text:p text:style-name="Preformatted_20_Text"><text:span text:style-name="Emphasis"><text:span text:style-name="T74"><text:tab/><text:tab/>s) search ;;</text:span></text:span></text:p>
      <text:p text:style-name="Preformatted_20_Text"><text:span text:style-name="Emphasis"><text:span text:style-name="T74"><text:tab/><text:tab/>i) init ;;</text:span></text:span></text:p>
      <text:p text:style-name="Preformatted_20_Text"><text:span text:style-name="Emphasis"><text:span text:style-name="T74"><text:tab/><text:tab/>e) end ;;</text:span></text:span></text:p>
      <text:p text:style-name="Preformatted_20_Text"><text:span text:style-name="Emphasis"><text:span text:style-name="T74"><text:tab/><text:tab/>n) name ;;</text:span></text:span></text:p>
      <text:p text:style-name="Preformatted_20_Text"><text:span text:style-name="Emphasis"><text:span text:style-name="T74"><text:tab/><text:tab/>o) hour ;;</text:span></text:span></text:p>
      <text:p text:style-name="Preformatted_20_Text"><text:span text:style-name="Emphasis"><text:span text:style-name="T74"><text:tab/><text:tab/>s) salir ;;</text:span></text:span></text:p>
      <text:p text:style-name="Preformatted_20_Text"><text:span text:style-name="Emphasis"><text:span text:style-name="T74"><text:tab/><text:tab/>*) error $LINENO "Opción $1 inválida." ;;</text:span></text:span></text:p>
      <text:p text:style-name="Preformatted_20_Text"><text:span text:style-name="Emphasis"><text:span text:style-name="T74"><text:tab/>esac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<text:tab/>elegir_menu</text:span></text:span></text:p>
      <text:p text:style-name="Preformatted_20_Text"><text:span text:style-name="Emphasis"><text:span text:style-name="T74">}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# si primer parámetro == '-h' o == '--help'</text:span></text:span></text:p>
      <text:p text:style-name="Preformatted_20_Text"><text:span text:style-name="Emphasis"><text:span text:style-name="T74">if [ "$1" == "-h" -o "$1" == "--help" ]; then</text:span></text:span></text:p>
      <text:p text:style-name="Preformatted_20_Text"><text:span text:style-name="Emphasis"><text:span text:style-name="T74"><text:tab/>ayuda</text:span></text:span></text:p>
      <text:p text:style-name="Preformatted_20_Text"><text:span text:style-name="Emphasis"><text:span text:style-name="T74"><text:tab/>exit 0</text:span></text:span></text:p>
      <text:p text:style-name="Preformatted_20_Text"><text:span text:style-name="Emphasis"><text:span text:style-name="T74">fi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clear</text:span></text:span></text:p>
      <text:p text:style-name="Preformatted_20_Text"><text:span text:style-name="Emphasis"><text:span text:style-name="T74"/></text:span></text:p>
      <text:p text:style-name="Preformatted_20_Text"><text:span text:style-name="Emphasis"><text:span text:style-name="T74">elegir_menu</text:span></text:span></text:p>
      <text:p text:style-name="P3"/>
      <text:list xml:id="list190323137839045" text:continue-numbering="true" text:style-name="L1">
        <text:list-item>
          <text:p text:style-name="P47"><text:span text:style-name="Emphasis"><text:span text:style-name="T39">Realizar un script llamado '</text:span></text:span><text:span text:style-name="Emphasis"><text:span text:style-name="T42">citas-flags.sh</text:span></text:span><text:span text:style-name="Emphasis"><text:span text:style-name="T39">' para poder usar el script '</text:span></text:span><text:span text:style-name="Emphasis"><text:span text:style-name="T42">citas</text:span></text:span><text:span text:style-name="Emphasis"><text:span text:style-name="T39">' mediante CLI.</text:span></text:span></text:p>
        </text:list-item>
      </text:list>
      <text:p text:style-name="Preformatted_20_Text"><text:span text:style-name="Emphasis"><text:span text:style-name="T47">#! /bin/bash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script interfaz del script 'citas'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variables globales</text:span></text:span></text:p>
      <text:p text:style-name="Preformatted_20_Text"><text:span text:style-name="Emphasis"><text:span text:style-name="T47">CITAS_SCRIPT=./citas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ayuda</text:span></text:span></text:p>
      <text:p text:style-name="Preformatted_20_Text"><text:span text:style-name="Emphasis"><text:span text:style-name="T47">function ayuda() {</text:span></text:span></text:p>
      <text:p text:style-name="Preformatted_20_Text"><text:span text:style-name="Emphasis"><text:span text:style-name="T47">cat &lt;&lt; DESCRIPCION_AYUDA</text:span></text:span></text:p>
      <text:p text:style-name="Preformatted_20_Text"><text:span text:style-name="Emphasis"><text:span text:style-name="T47">SYNOPIS</text:span></text:span></text:p>
      <text:p text:style-name="Preformatted_20_Text"><text:span text:style-name="Emphasis"><text:span text:style-name="T47"><text:tab/>$0 [OPCIONES] [HORA_INICIAL] [HORA_FINAL] [NOMBRE_PACIENTE]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DESCRIPCIÓN</text:span></text:span></text:p>
      <text:p text:style-name="Preformatted_20_Text"><text:span text:style-name="Emphasis"><text:span text:style-name="T47"><text:tab/>Añade y busca citas de una consulta.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OPCIONES</text:span></text:span></text:p>
      <text:p text:style-name="Preformatted_20_Text"><text:span text:style-name="Emphasis"><text:span text:style-name="T47"><text:tab/>-h --help <text:s text:c="2"/>Para mostrar un texto de ayuda.</text:span></text:span></text:p>
      <text:p text:style-name="Preformatted_20_Text"><text:span text:style-name="Emphasis"><text:span text:style-name="T47"><text:tab/>-a --add <text:s text:c="3"/>Para añadir una cita con HORA_INICIAL, HORA_FINAL, y NOMBRE_PACIENTE.</text:span></text:span></text:p>
      <text:p text:style-name="Preformatted_20_Text"><text:span text:style-name="Emphasis"><text:span text:style-name="T47"><text:tab/>-s --search Para buscar los pacientes que contengan PATRÓN.</text:span></text:span></text:p>
      <text:p text:style-name="Preformatted_20_Text"><text:span text:style-name="Emphasis"><text:span text:style-name="T47"><text:tab/>-i --init <text:s text:c="2"/>Para buscar las citas que empiecen a HORA_INICIAL.</text:span></text:span></text:p>
      <text:p text:style-name="Preformatted_20_Text"><text:span text:style-name="Emphasis"><text:span text:style-name="T47"><text:tab/>-e --end <text:s text:c="3"/>Para buscar las citas que terminen a HORA_FINAL.</text:span></text:span></text:p>
      <text:p text:style-name="Preformatted_20_Text"><text:span text:style-name="Emphasis"><text:span text:style-name="T47"><text:tab/>-n --name <text:s text:c="2"/>Para listar todas las citas ordenadas por NOMBRE_PACIENTE.</text:span></text:span></text:p>
      <text:p text:style-name="Preformatted_20_Text"><text:span text:style-name="Emphasis"><text:span text:style-name="T47"><text:tab/>-o --hour <text:s text:c="2"/>Para listar todas las citas ordenadas por HORA_INICIAL.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/></text:span></text:p>
      <text:p text:style-name="Preformatted_20_Text"><text:soft-page-break/><text:span text:style-name="Emphasis"><text:span text:style-name="T47">CÓDIGOS DE RETORNO</text:span></text:span></text:p>
      <text:p text:style-name="Preformatted_20_Text"><text:span text:style-name="Emphasis"><text:span text:style-name="T47"><text:tab/>0 Si no hay ningún error.</text:span></text:span></text:p>
      <text:p text:style-name="Preformatted_20_Text"><text:span text:style-name="Emphasis"><text:span text:style-name="T47"><text:tab/>1 Si el número de parámetros es incorrecto.</text:span></text:span></text:p>
      <text:p text:style-name="Preformatted_20_Text"><text:span text:style-name="Emphasis"><text:span text:style-name="T47"><text:tab/>2 Si el formato de los parámetros es incorrecto.</text:span></text:span></text:p>
      <text:p text:style-name="Preformatted_20_Text"><text:span text:style-name="Emphasis"><text:span text:style-name="T47"><text:tab/>3 Si al añadir una cita se solapa con otra ya introducida.</text:span></text:span></text:p>
      <text:p text:style-name="Preformatted_20_Text"><text:span text:style-name="Emphasis"><text:span text:style-name="T47"><text:tab/>4 Si al añadir una cita ya existe NOMBRE_PACIENTE.</text:span></text:span></text:p>
      <text:p text:style-name="Preformatted_20_Text"><text:span text:style-name="Emphasis"><text:span text:style-name="T47"><text:tab/>5 Si se introduce una opción inválida.</text:span></text:span></text:p>
      <text:p text:style-name="Preformatted_20_Text"><text:span text:style-name="Emphasis"><text:span text:style-name="T47"><text:tab/>6 Si ocurre otro error no mencionado.</text:span></text:span></text:p>
      <text:p text:style-name="Preformatted_20_Text"><text:span text:style-name="Emphasis"><text:span text:style-name="T47">DESCRIPCION_AYUDA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error</text:span></text:span></text:p>
      <text:p text:style-name="Preformatted_20_Text"><text:span text:style-name="Emphasis"><text:span text:style-name="T47">#<text:tab/>$1 línea de error</text:span></text:span></text:p>
      <text:p text:style-name="Preformatted_20_Text"><text:span text:style-name="Emphasis"><text:span text:style-name="T47">#<text:tab/>$2 mensaje de error</text:span></text:span></text:p>
      <text:p text:style-name="Preformatted_20_Text"><text:span text:style-name="Emphasis"><text:span text:style-name="T47">function error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$0: línea $1: $2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para añadir una cita</text:span></text:span></text:p>
      <text:p text:style-name="Preformatted_20_Text"><text:span text:style-name="Emphasis"><text:span text:style-name="T47">function add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AÑADIR UNA CITA NUEVA"</text:span></text:span></text:p>
      <text:p text:style-name="Preformatted_20_Text"><text:span text:style-name="Emphasis"><text:span text:style-name="T47"><text:tab/>$CITAS_SCRIPT --add $@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búsqueda</text:span></text:span></text:p>
      <text:p text:style-name="Preformatted_20_Text"><text:span text:style-name="Emphasis"><text:span text:style-name="T47">function search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BUSCAR POR PATRÓN ($@)"</text:span></text:span></text:p>
      <text:p text:style-name="Preformatted_20_Text"><text:span text:style-name="Emphasis"><text:span text:style-name="T47"><text:tab/>$CITAS_SCRIPT --search $@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búsqueda por hora inicial</text:span></text:span></text:p>
      <text:p text:style-name="Preformatted_20_Text"><text:span text:style-name="Emphasis"><text:span text:style-name="T47">function init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BUSCAR POR HORA INICIAL"</text:span></text:span></text:p>
      <text:p text:style-name="Preformatted_20_Text"><text:span text:style-name="Emphasis"><text:span text:style-name="T47"><text:tab/>$CITAS_SCRIPT --init $@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búsqueda por hora final</text:span></text:span></text:p>
      <text:p text:style-name="Preformatted_20_Text"><text:span text:style-name="Emphasis"><text:span text:style-name="T47">function end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BUSCAR POR HORA FINAL"</text:span></text:span></text:p>
      <text:p text:style-name="Preformatted_20_Text"><text:span text:style-name="Emphasis"><text:span text:style-name="T47"><text:tab/>$CITAS_SCRIPT --end $@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de listado ordenados por nombres</text:span></text:span></text:p>
      <text:p text:style-name="Preformatted_20_Text"><text:span text:style-name="Emphasis"><text:span text:style-name="T47">function name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LISTADO ORDENADO POR NOMBRE DEL PACIENTE"</text:span></text:span></text:p>
      <text:p text:style-name="Preformatted_20_Text"><text:span text:style-name="Emphasis"><text:span text:style-name="T47"><text:tab/>$CITAS_SCRIPT --name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/></text:span></text:p>
      <text:p text:style-name="Preformatted_20_Text"><text:soft-page-break/><text:span text:style-name="Emphasis"><text:span text:style-name="T47"># función de listado ordenados por hora de inicial</text:span></text:span></text:p>
      <text:p text:style-name="Preformatted_20_Text"><text:span text:style-name="Emphasis"><text:span text:style-name="T47">function hour() {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<text:tab/>echo "LISTADO ORDENADO POR HORA INICIAL"</text:span></text:span></text:p>
      <text:p text:style-name="Preformatted_20_Text"><text:span text:style-name="Emphasis"><text:span text:style-name="T47"><text:tab/>$CITAS_SCRIPT --hour</text:span></text:span></text:p>
      <text:p text:style-name="Preformatted_20_Text"><text:span text:style-name="Emphasis"><text:span text:style-name="T47"><text:tab/>echo "----------------------------------------"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# función opción invalida</text:span></text:span></text:p>
      <text:p text:style-name="Preformatted_20_Text"><text:span text:style-name="Emphasis"><text:span text:style-name="T47">function opcion_invalida() {</text:span></text:span></text:p>
      <text:p text:style-name="Preformatted_20_Text"><text:span text:style-name="Emphasis"><text:span text:style-name="T47"><text:s text:c="4"/>echo "Opción '$1' inválida."</text:span></text:span></text:p>
      <text:p text:style-name="Preformatted_20_Text"><text:span text:style-name="Emphasis"><text:span text:style-name="T47"><text:s text:c="4"/>exit 5</text:span></text:span></text:p>
      <text:p text:style-name="Preformatted_20_Text"><text:span text:style-name="Emphasis"><text:span text:style-name="T47">}</text:span></text:span></text:p>
      <text:p text:style-name="Preformatted_20_Text"><text:span text:style-name="Emphasis"><text:span text:style-name="T47"/></text:span></text:p>
      <text:p text:style-name="Preformatted_20_Text"><text:span text:style-name="Emphasis"><text:span text:style-name="T47">while getopts "ha:s:lt" option ; do </text:span></text:span></text:p>
      <text:p text:style-name="Preformatted_20_Text"><text:span text:style-name="Emphasis"><text:span text:style-name="T47"><text:s text:c="4"/>case "$option" in </text:span></text:span></text:p>
      <text:p text:style-name="Preformatted_20_Text"><text:span text:style-name="Emphasis"><text:span text:style-name="T47"><text:s text:c="8"/>h) ayuda ;;</text:span></text:span></text:p>
      <text:p text:style-name="Preformatted_20_Text"><text:span text:style-name="Emphasis"><text:span text:style-name="T47"><text:s text:c="8"/>a) add $OPTARG ;;</text:span></text:span></text:p>
      <text:p text:style-name="Preformatted_20_Text"><text:span text:style-name="Emphasis"><text:span text:style-name="T47"><text:s text:c="8"/>s) search $OPTARG ;;</text:span></text:span></text:p>
      <text:p text:style-name="Preformatted_20_Text"><text:span text:style-name="Emphasis"><text:span text:style-name="T47"><text:s text:c="8"/>i) init $OPTARG ;;</text:span></text:span></text:p>
      <text:p text:style-name="Preformatted_20_Text"><text:span text:style-name="Emphasis"><text:span text:style-name="T47"><text:s text:c="8"/>e) end $OPTARG ;;</text:span></text:span></text:p>
      <text:p text:style-name="Preformatted_20_Text"><text:span text:style-name="Emphasis"><text:span text:style-name="T47"><text:s text:c="8"/>n) name ;;</text:span></text:span></text:p>
      <text:p text:style-name="Preformatted_20_Text"><text:span text:style-name="Emphasis"><text:span text:style-name="T47"><text:s text:c="8"/>o) hour ;;</text:span></text:span></text:p>
      <text:p text:style-name="Preformatted_20_Text"><text:span text:style-name="Emphasis"><text:span text:style-name="T47"><text:s text:c="8"/>*) opcion_invalida $option ;;</text:span></text:span></text:p>
      <text:p text:style-name="Preformatted_20_Text"><text:span text:style-name="Emphasis"><text:span text:style-name="T47"><text:s text:c="4"/>esac</text:span></text:span></text:p>
      <text:p text:style-name="Preformatted_20_Text"><text:span text:style-name="Emphasis"><text:span text:style-name="T47">d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left="1.3cm" fo:margin-right="0cm" fo:margin-top="0cm" fo:margin-bottom="0cm" loext:contextual-spacing="false" fo:text-indent="0cm" style:auto-text-indent="false" fo:background-color="#eeeeee" fo:padding="0.049cm" fo:border="0.06pt solid #000000" style:shadow="none"/>
      <style:text-properties style:font-name="Courier 10 Pitch" fo:font-family="'Courier 10 Pitch'" style:font-style-name="Normal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asanzdiego.blogspot.com.es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</meta:initial-creator>
    <meta:creation-date>2008-10-12T22:31:08</meta:creation-date>
    <dc:date>2017-12-03T19:03:21.254953851</dc:date>
    <meta:editing-cycles>91</meta:editing-cycles>
    <meta:editing-duration>P2DT2H34M24S</meta:editing-duration>
    <meta:document-statistic meta:table-count="0" meta:image-count="0" meta:object-count="0" meta:page-count="45" meta:paragraph-count="1665" meta:word-count="8251" meta:character-count="51941" meta:non-whitespace-character-count="42758"/>
    <meta:user-defined meta:name="Información 1"/>
    <meta:user-defined meta:name="Información 2"/>
    <meta:user-defined meta:name="Información 3"/>
    <meta:user-defined meta:name="Información 4"/>
  </office:meta>
</office:document-meta>
</file>